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000000005F40000005066F31325DF2713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sian="LiberationSerif1"/>
    </style:style>
    <style:style style:name="P3" style:family="paragraph" style:parent-style-name="Standard">
      <style:text-properties officeooo:rsid="00630379" officeooo:paragraph-rsid="00630379"/>
    </style:style>
    <style:style style:name="P4" style:family="paragraph" style:parent-style-name="Standard">
      <style:text-properties officeooo:rsid="006487f4" officeooo:paragraph-rsid="006487f4"/>
    </style:style>
    <style:style style:name="P5" style:family="paragraph" style:parent-style-name="Standard">
      <style:paragraph-properties fo:margin-left="0.4925in" fo:margin-right="0in" fo:text-indent="0in" style:auto-text-indent="false"/>
    </style:style>
    <style:style style:name="P6" style:family="paragraph" style:parent-style-name="Standard">
      <style:paragraph-properties fo:margin-top="0in" fo:margin-bottom="0in" loext:contextual-spacing="false"/>
    </style:style>
    <style:style style:name="P7" style:family="paragraph" style:parent-style-name="Normal_20__28_Web_29_">
      <style:paragraph-properties fo:text-align="justify" style:justify-single-word="false"/>
    </style:style>
    <style:style style:name="P8" style:family="paragraph" style:parent-style-name="Normal_20__28_Web_29_">
      <style:text-properties style:font-name="Calibri"/>
    </style:style>
    <style:style style:name="P9" style:family="paragraph" style:parent-style-name="Normal_20__28_Web_29_">
      <style:paragraph-properties fo:text-align="justify" style:justify-single-word="false"/>
      <style:text-properties style:font-name="Calibri"/>
    </style:style>
    <style:style style:name="P10" style:family="paragraph" style:parent-style-name="Normal_20__28_Web_29_">
      <style:paragraph-properties fo:text-align="center" style:justify-single-word="false"/>
      <style:text-properties style:font-name="Calibri"/>
    </style:style>
    <style:style style:name="P11" style:family="paragraph" style:parent-style-name="Normal_20__28_Web_29_">
      <style:paragraph-properties>
        <style:tab-stops>
          <style:tab-stop style:position="5.7118in"/>
        </style:tab-stops>
      </style:paragraph-properties>
    </style:style>
    <style:style style:name="P12" style:family="paragraph" style:parent-style-name="Normal_20__28_Web_29_">
      <style:text-properties style:font-name="Times"/>
    </style:style>
    <style:style style:name="P13" style:family="paragraph" style:parent-style-name="Normal_20__28_Web_29_">
      <style:text-properties style:font-name="Liberation Serif1"/>
    </style:style>
    <style:style style:name="P14" style:family="paragraph" style:parent-style-name="Normal_20__28_Web_29_">
      <style:text-properties style:font-name="Liberation Serif1" officeooo:rsid="0015039d" officeooo:paragraph-rsid="0015039d"/>
    </style:style>
    <style:style style:name="P15" style:family="paragraph" style:parent-style-name="Normal_20__28_Web_29_">
      <style:text-properties style:font-name="Liberation Serif1" officeooo:rsid="0016582c" officeooo:paragraph-rsid="0016582c"/>
    </style:style>
    <style:style style:name="P16" style:family="paragraph" style:parent-style-name="Normal_20__28_Web_29_">
      <style:text-properties style:font-name="Liberation Serif1" officeooo:rsid="0016b143" officeooo:paragraph-rsid="0016b143"/>
    </style:style>
    <style:style style:name="P17" style:family="paragraph" style:parent-style-name="Normal_20__28_Web_29_">
      <style:text-properties style:font-name="Liberation Serif1" officeooo:rsid="001c0ad4" officeooo:paragraph-rsid="001dde8f"/>
    </style:style>
    <style:style style:name="P18" style:family="paragraph" style:parent-style-name="Normal_20__28_Web_29_">
      <style:text-properties style:font-name="Liberation Serif1" officeooo:rsid="001c0ad4" officeooo:paragraph-rsid="0026eb81"/>
    </style:style>
    <style:style style:name="P19" style:family="paragraph" style:parent-style-name="Normal_20__28_Web_29_">
      <style:text-properties style:font-name="Liberation Serif1" officeooo:rsid="001c0ad4" officeooo:paragraph-rsid="0027aee9"/>
    </style:style>
    <style:style style:name="P20" style:family="paragraph" style:parent-style-name="Normal_20__28_Web_29_">
      <style:text-properties style:font-name="Liberation Serif1" officeooo:rsid="001c0ad4" officeooo:paragraph-rsid="0029811d"/>
    </style:style>
    <style:style style:name="P21" style:family="paragraph" style:parent-style-name="Normal_20__28_Web_29_">
      <style:text-properties style:font-name="Liberation Serif1" officeooo:rsid="001c0ad4" officeooo:paragraph-rsid="002a18c2"/>
    </style:style>
    <style:style style:name="P22" style:family="paragraph" style:parent-style-name="Normal_20__28_Web_29_">
      <style:text-properties style:font-name="Liberation Serif1" officeooo:rsid="001c0ad4" officeooo:paragraph-rsid="002dc0e8"/>
    </style:style>
    <style:style style:name="P23" style:family="paragraph" style:parent-style-name="Normal_20__28_Web_29_">
      <style:text-properties style:font-name="Liberation Serif1" officeooo:rsid="001c0ad4" officeooo:paragraph-rsid="002ef8e8"/>
    </style:style>
    <style:style style:name="P24" style:family="paragraph" style:parent-style-name="Normal_20__28_Web_29_">
      <style:text-properties style:font-name="Liberation Serif1" officeooo:rsid="001c0ad4" officeooo:paragraph-rsid="003a4f3c"/>
    </style:style>
    <style:style style:name="P25" style:family="paragraph" style:parent-style-name="Normal_20__28_Web_29_">
      <style:text-properties style:font-name="Liberation Serif1" officeooo:rsid="001f8e76" officeooo:paragraph-rsid="00219cfa"/>
    </style:style>
    <style:style style:name="P26" style:family="paragraph" style:parent-style-name="Normal_20__28_Web_29_">
      <style:text-properties style:font-name="Liberation Serif1" officeooo:rsid="00227446" officeooo:paragraph-rsid="002618c4"/>
    </style:style>
    <style:style style:name="P27" style:family="paragraph" style:parent-style-name="Normal_20__28_Web_29_">
      <style:text-properties style:font-name="Liberation Serif1" officeooo:rsid="002fdafe" officeooo:paragraph-rsid="003710e1"/>
    </style:style>
    <style:style style:name="P28" style:family="paragraph" style:parent-style-name="Normal_20__28_Web_29_">
      <style:text-properties style:font-name="Liberation Serif1" officeooo:rsid="003032bb" officeooo:paragraph-rsid="0038d4c4"/>
    </style:style>
    <style:style style:name="P29" style:family="paragraph" style:parent-style-name="Normal_20__28_Web_29_">
      <style:text-properties style:font-name="Liberation Serif1" officeooo:rsid="003032bb" officeooo:paragraph-rsid="003a4f3c"/>
    </style:style>
    <style:style style:name="P30" style:family="paragraph" style:parent-style-name="Normal_20__28_Web_29_">
      <style:text-properties style:font-name="Liberation Serif1" officeooo:rsid="003af583" officeooo:paragraph-rsid="003af583"/>
    </style:style>
    <style:style style:name="P31" style:family="paragraph" style:parent-style-name="Normal_20__28_Web_29_">
      <style:text-properties style:font-name="Liberation Serif1" officeooo:rsid="00554996" officeooo:paragraph-rsid="00554996"/>
    </style:style>
    <style:style style:name="P32" style:family="paragraph" style:parent-style-name="Normal_20__28_Web_29_">
      <style:text-properties style:font-name="Liberation Serif1" officeooo:rsid="006487f4" officeooo:paragraph-rsid="006487f4"/>
    </style:style>
    <style:style style:name="P33" style:family="paragraph" style:parent-style-name="Normal_20__28_Web_29_">
      <style:text-properties style:font-name="Liberation Serif1" officeooo:rsid="00a921ed" officeooo:paragraph-rsid="00b9f9a1"/>
    </style:style>
    <style:style style:name="P34" style:family="paragraph" style:parent-style-name="Normal_20__28_Web_29_">
      <style:text-properties style:font-name="Liberation Serif1" officeooo:rsid="00a921ed" officeooo:paragraph-rsid="00e74df8"/>
    </style:style>
    <style:style style:name="P35" style:family="paragraph" style:parent-style-name="Normal_20__28_Web_29_">
      <style:text-properties style:font-name="Liberation Serif1" officeooo:rsid="00bfb33b" officeooo:paragraph-rsid="00bfb33b"/>
    </style:style>
    <style:style style:name="P36" style:family="paragraph" style:parent-style-name="Normal_20__28_Web_29_">
      <style:text-properties style:font-name="Liberation Serif1" officeooo:rsid="00dddaa5" officeooo:paragraph-rsid="00dddaa5"/>
    </style:style>
    <style:style style:name="P37" style:family="paragraph" style:parent-style-name="Normal_20__28_Web_29_">
      <style:paragraph-properties fo:text-align="center" style:justify-single-word="false"/>
      <style:text-properties fo:font-style="italic" style:font-style-asian="italic"/>
    </style:style>
    <style:style style:name="P38" style:family="paragraph" style:parent-style-name="Normal_20__28_Web_29_">
      <style:text-properties style:text-line-through-style="none" style:text-line-through-type="none" style:font-name="Liberation Serif1" officeooo:rsid="006487f4" officeooo:paragraph-rsid="006487f4"/>
    </style:style>
    <style:style style:name="P39" style:family="paragraph" style:parent-style-name="Normal_20__28_Web_29_">
      <style:text-properties style:text-line-through-style="none" style:text-line-through-type="none" style:font-name="Liberation Serif1" officeooo:rsid="0065f262" officeooo:paragraph-rsid="0065f262"/>
    </style:style>
    <style:style style:name="P40" style:family="paragraph" style:parent-style-name="Normal_20__28_Web_29_">
      <style:text-properties style:text-line-through-style="none" style:text-line-through-type="none" style:font-name="Liberation Serif1" officeooo:rsid="006886be" officeooo:paragraph-rsid="0068b42e"/>
    </style:style>
    <style:style style:name="P41" style:family="paragraph" style:parent-style-name="Normal_20__28_Web_29_">
      <style:text-properties style:text-line-through-style="none" style:text-line-through-type="none" style:font-name="Liberation Serif1" officeooo:rsid="0068b42e" officeooo:paragraph-rsid="0068b42e"/>
    </style:style>
    <style:style style:name="P42" style:family="paragraph" style:parent-style-name="Normal_20__28_Web_29_">
      <style:text-properties style:text-line-through-style="none" style:text-line-through-type="none" style:font-name="Liberation Serif1" officeooo:rsid="006a56e0" officeooo:paragraph-rsid="006a56e0"/>
    </style:style>
    <style:style style:name="P43"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b7313" officeooo:paragraph-rsid="006c8caa"/>
    </style:style>
    <style:style style:name="P44"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c8caa" officeooo:paragraph-rsid="006c8caa"/>
    </style:style>
    <style:style style:name="P45"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6e9cd7" officeooo:paragraph-rsid="007693e6"/>
    </style:style>
    <style:style style:name="P46"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76947d" officeooo:paragraph-rsid="008773ef"/>
    </style:style>
    <style:style style:name="P47"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8c4a29" officeooo:paragraph-rsid="008c4a29"/>
    </style:style>
    <style:style style:name="P48" style:family="paragraph" style:parent-style-name="Normal_20__28_Web_29_">
      <style:text-properties style:text-line-through-style="none" style:text-line-through-type="none" style:font-name="Liberation Serif1" style:text-underline-style="solid" style:text-underline-type="double" style:text-underline-width="auto" style:text-underline-color="font-color" officeooo:rsid="009c91c9" officeooo:paragraph-rsid="009c91c9"/>
    </style:style>
    <style:style style:name="P49" style:family="paragraph" style:parent-style-name="Normal_20__28_Web_29_">
      <style:text-properties style:text-line-through-style="none" style:text-line-through-type="none" style:font-name="Liberation Serif1" style:text-underline-style="none" officeooo:rsid="006b7313" officeooo:paragraph-rsid="006b7313"/>
    </style:style>
    <style:style style:name="P50" style:family="paragraph" style:parent-style-name="Normal_20__28_Web_29_">
      <style:text-properties style:text-line-through-style="none" style:text-line-through-type="none" style:font-name="Liberation Serif1" style:text-underline-style="none" officeooo:rsid="006c8caa" officeooo:paragraph-rsid="006c8caa"/>
    </style:style>
    <style:style style:name="P51" style:family="paragraph" style:parent-style-name="Normal_20__28_Web_29_">
      <style:text-properties style:text-line-through-style="none" style:text-line-through-type="none" style:font-name="Liberation Serif1" style:text-underline-style="none" officeooo:rsid="006e46c8" officeooo:paragraph-rsid="006e46c8"/>
    </style:style>
    <style:style style:name="P52" style:family="paragraph" style:parent-style-name="Normal_20__28_Web_29_">
      <style:text-properties style:text-line-through-style="none" style:text-line-through-type="none" style:font-name="Liberation Serif1" style:text-underline-style="none" officeooo:rsid="00997681" officeooo:paragraph-rsid="008c4a29"/>
    </style:style>
    <style:style style:name="P53" style:family="paragraph" style:parent-style-name="Normal_20__28_Web_29_">
      <style:text-properties style:text-line-through-style="none" style:text-line-through-type="none" style:font-name="Liberation Serif1" style:text-underline-style="none" officeooo:rsid="009c91c9" officeooo:paragraph-rsid="009c91c9"/>
    </style:style>
    <style:style style:name="P54" style:family="paragraph" style:parent-style-name="Normal_20__28_Web_29_">
      <style:text-properties style:text-line-through-style="none" style:text-line-through-type="none" style:font-name="Liberation Serif1" style:text-underline-style="none" officeooo:rsid="009d5eeb" officeooo:paragraph-rsid="009d5eeb"/>
    </style:style>
    <style:style style:name="P55" style:family="paragraph" style:parent-style-name="Normal_20__28_Web_29_">
      <style:text-properties style:text-line-through-style="none" style:text-line-through-type="none" style:font-name="Liberation Serif1" officeooo:rsid="009eb0a9" officeooo:paragraph-rsid="009eb0a9"/>
    </style:style>
    <style:style style:name="P56" style:family="paragraph" style:parent-style-name="Normal_20__28_Web_29_">
      <style:text-properties style:text-line-through-style="none" style:text-line-through-type="none" style:font-name="Liberation Serif1" officeooo:rsid="00a15670" officeooo:paragraph-rsid="00a15670"/>
    </style:style>
    <style:style style:name="P57" style:family="paragraph" style:parent-style-name="Normal_20__28_Web_29_">
      <style:text-properties style:text-line-through-style="none" style:text-line-through-type="none" style:font-name="Liberation Serif1" fo:font-style="normal" officeooo:rsid="00e9cd37" officeooo:paragraph-rsid="00f87485" style:font-style-asian="normal" style:font-style-complex="normal"/>
    </style:style>
    <style:style style:name="P58" style:family="paragraph" style:parent-style-name="Normal_20__28_Web_29_">
      <style:text-properties style:text-line-through-style="none" style:text-line-through-type="none" style:font-name="Liberation Serif1" fo:font-style="normal" officeooo:rsid="01019a55" officeooo:paragraph-rsid="01019a55" style:font-style-asian="normal" style:font-style-complex="normal"/>
    </style:style>
    <style:style style:name="P59" style:family="paragraph" style:parent-style-name="Normal_20__28_Web_29_">
      <style:text-properties style:text-line-through-style="none" style:text-line-through-type="none" style:font-name="Liberation Serif1" fo:font-style="normal" officeooo:rsid="0107544d" officeooo:paragraph-rsid="0109e34c" style:font-style-asian="normal" style:font-style-complex="normal"/>
    </style:style>
    <style:style style:name="P60" style:family="paragraph" style:parent-style-name="Normal_20__28_Web_29_">
      <style:text-properties style:text-line-through-style="none" style:text-line-through-type="none" style:font-name="Liberation Serif1" fo:font-style="normal" officeooo:rsid="001c0ad4" officeooo:paragraph-rsid="010cdb1a" style:font-style-asian="normal" style:font-style-complex="normal"/>
    </style:style>
    <style:style style:name="P61" style:family="paragraph" style:parent-style-name="Normal_20__28_Web_29_">
      <style:text-properties style:text-line-through-style="none" style:text-line-through-type="none" style:font-name="Liberation Serif1" fo:font-style="normal" officeooo:rsid="001c0ad4" officeooo:paragraph-rsid="011b10ca" style:font-style-asian="normal" style:font-style-complex="normal"/>
    </style:style>
    <style:style style:name="P62" style:family="paragraph" style:parent-style-name="Normal_20__28_Web_29_">
      <style:text-properties style:text-line-through-style="none" style:text-line-through-type="none" style:font-name="Liberation Serif1" fo:font-style="normal" officeooo:rsid="001c0ad4" officeooo:paragraph-rsid="011e5fd7" style:font-style-asian="normal" style:font-style-complex="normal"/>
    </style:style>
    <style:style style:name="P63" style:family="paragraph" style:parent-style-name="Normal_20__28_Web_29_">
      <style:text-properties style:text-line-through-style="none" style:text-line-through-type="none" style:font-name="Liberation Serif1" fo:font-style="normal" officeooo:rsid="001c0ad4" officeooo:paragraph-rsid="0131a0b3" style:font-style-asian="normal" style:font-style-complex="normal"/>
    </style:style>
    <style:style style:name="P64" style:family="paragraph" style:parent-style-name="Normal_20__28_Web_29_">
      <style:text-properties style:text-line-through-style="none" style:text-line-through-type="none" style:font-name="Liberation Serif1" fo:font-style="normal" officeooo:rsid="001c0ad4" officeooo:paragraph-rsid="013d8a4c" style:font-style-asian="normal" style:font-style-complex="normal"/>
    </style:style>
    <style:style style:name="P65" style:family="paragraph" style:parent-style-name="Normal_20__28_Web_29_">
      <style:text-properties style:text-line-through-style="none" style:text-line-through-type="none" style:font-name="Liberation Serif1" fo:font-style="normal" officeooo:rsid="012323c1" officeooo:paragraph-rsid="012323c1" style:font-style-asian="normal" style:font-style-complex="normal"/>
    </style:style>
    <style:style style:name="P66" style:family="paragraph" style:parent-style-name="Normal_20__28_Web_29_">
      <style:text-properties style:text-line-through-style="none" style:text-line-through-type="none" style:font-name="Liberation Serif1" fo:font-style="normal" officeooo:rsid="013524b2" officeooo:paragraph-rsid="013524b2" style:font-style-asian="normal" style:font-style-complex="normal"/>
    </style:style>
    <style:style style:name="P67" style:family="paragraph" style:parent-style-name="Normal_20__28_Web_29_">
      <style:text-properties style:text-line-through-style="none" style:text-line-through-type="none" style:font-name="Liberation Serif1" fo:font-style="normal" officeooo:rsid="0140204e" officeooo:paragraph-rsid="0151290e" style:font-style-asian="normal" style:font-style-complex="normal"/>
    </style:style>
    <style:style style:name="P68" style:family="paragraph" style:parent-style-name="Normal_20__28_Web_29_">
      <style:text-properties style:text-line-through-style="none" style:text-line-through-type="none" style:font-name="Liberation Serif1" fo:font-style="normal" officeooo:rsid="0151919c" officeooo:paragraph-rsid="0160fbcf" style:font-style-asian="normal" style:font-style-complex="normal"/>
    </style:style>
    <style:style style:name="P69" style:family="paragraph" style:parent-style-name="Normal_20__28_Web_29_">
      <style:text-properties style:text-line-through-style="none" style:text-line-through-type="none" style:font-name="Liberation Serif1" fo:font-style="normal" officeooo:rsid="016de3b8" officeooo:paragraph-rsid="016de3b8" style:font-style-asian="normal" style:font-style-complex="normal"/>
    </style:style>
    <style:style style:name="P70" style:family="paragraph" style:parent-style-name="indent-big">
      <style:text-properties fo:font-size="10pt" style:font-size-asian="10pt" style:font-size-complex="10pt"/>
    </style:style>
    <style:style style:name="P71" style:family="paragraph" style:parent-style-name="Caption">
      <style:paragraph-properties fo:text-align="center" style:justify-single-word="false"/>
    </style:style>
    <style:style style:name="P72" style:family="paragraph" style:parent-style-name="Heading_20_1" style:master-page-name="Standard">
      <style:paragraph-properties style:page-number="auto"/>
    </style:style>
    <style:style style:name="P73" style:family="paragraph" style:parent-style-name="Normal_20__28_Web_29_">
      <style:text-properties style:text-line-through-style="none" style:text-line-through-type="none" style:font-name="Liberation Serif1" fo:font-style="normal" officeooo:rsid="001c0ad4" officeooo:paragraph-rsid="01792585" style:font-style-asian="normal" style:font-style-complex="normal"/>
    </style:style>
    <style:style style:name="P74" style:family="paragraph" style:parent-style-name="Normal_20__28_Web_29_">
      <style:text-properties style:text-line-through-style="none" style:text-line-through-type="none" style:font-name="Liberation Serif1" fo:font-style="normal" officeooo:rsid="001c0ad4" officeooo:paragraph-rsid="017b3387" style:font-style-asian="normal" style:font-style-complex="normal"/>
    </style:style>
    <style:style style:name="P75" style:family="paragraph" style:parent-style-name="Normal_20__28_Web_29_">
      <style:text-properties style:text-line-through-style="none" style:text-line-through-type="none" style:font-name="Liberation Serif1" fo:font-style="normal" officeooo:rsid="001c0ad4" officeooo:paragraph-rsid="01c80ec4" style:font-style-asian="normal" style:font-style-complex="normal"/>
    </style:style>
    <style:style style:name="P76" style:family="paragraph" style:parent-style-name="Normal_20__28_Web_29_">
      <style:text-properties style:text-line-through-style="none" style:text-line-through-type="none" style:font-name="Liberation Serif1" fo:font-style="normal" officeooo:rsid="001c0ad4" officeooo:paragraph-rsid="01cf86b8" style:font-style-asian="normal" style:font-style-complex="normal"/>
    </style:style>
    <style:style style:name="P77" style:family="paragraph" style:parent-style-name="Normal_20__28_Web_29_">
      <style:text-properties style:text-line-through-style="none" style:text-line-through-type="none" style:font-name="Liberation Serif1" fo:font-style="normal" officeooo:rsid="001c0ad4" officeooo:paragraph-rsid="01d0827b" style:font-style-asian="normal" style:font-style-complex="normal"/>
    </style:style>
    <style:style style:name="P78" style:family="paragraph" style:parent-style-name="Normal_20__28_Web_29_">
      <style:text-properties style:text-line-through-style="none" style:text-line-through-type="none" style:font-name="Liberation Serif1" fo:font-style="normal" officeooo:rsid="017ea2a8" officeooo:paragraph-rsid="017ea2a8" style:font-style-asian="normal" style:font-style-complex="normal"/>
    </style:style>
    <style:style style:name="P79" style:family="paragraph" style:parent-style-name="Normal_20__28_Web_29_">
      <style:text-properties style:text-line-through-style="none" style:text-line-through-type="none" style:font-name="Liberation Serif1" fo:font-style="normal" officeooo:rsid="018e6c6a" officeooo:paragraph-rsid="01afd769" style:font-style-asian="normal" style:font-style-complex="normal"/>
    </style:style>
    <style:style style:name="P80" style:family="paragraph" style:parent-style-name="Normal_20__28_Web_29_">
      <style:text-properties style:text-line-through-style="none" style:text-line-through-type="none" style:font-name="Liberation Serif1" fo:font-style="normal" officeooo:rsid="01bab33a" officeooo:paragraph-rsid="01bbdf12" style:font-style-asian="normal" style:font-style-complex="normal"/>
    </style:style>
    <style:style style:name="P81" style:family="paragraph" style:parent-style-name="Normal_20__28_Web_29_">
      <style:text-properties style:text-line-through-style="none" style:text-line-through-type="none" style:font-name="Liberation Serif1" fo:font-style="normal" officeooo:rsid="01c387bc" officeooo:paragraph-rsid="01c387bc" style:font-style-asian="normal" style:font-style-complex="normal"/>
    </style:style>
    <style:style style:name="P82" style:family="paragraph" style:parent-style-name="Normal_20__28_Web_29_">
      <style:text-properties style:text-line-through-style="none" style:text-line-through-type="none" style:font-name="Liberation Serif1" fo:font-style="normal" officeooo:rsid="01d390d1" officeooo:paragraph-rsid="01d390d1" style:font-style-asian="normal" style:font-style-complex="normal"/>
    </style:style>
    <style:style style:name="P83" style:family="paragraph" style:parent-style-name="Normal_20__28_Web_29_">
      <style:text-properties style:font-name="Liberation Serif1" officeooo:rsid="001c0ad4" officeooo:paragraph-rsid="001c0ad4"/>
    </style:style>
    <style:style style:name="P84" style:family="paragraph" style:parent-style-name="Normal_20__28_Web_29_">
      <style:text-properties style:font-name="Liberation Serif1" officeooo:rsid="001c0ad4" officeooo:paragraph-rsid="00b282e3"/>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style:font-name-asian="LiberationSerif1"/>
    </style:style>
    <style:style style:name="T4" style:family="text">
      <style:text-properties style:font-name="Calibri" style:font-name-asian="LiberationSerif1" style:font-name-complex="LiberationSerif1"/>
    </style:style>
    <style:style style:name="T5" style:family="text">
      <style:text-properties style:font-name="Calibri" fo:font-style="italic" style:font-style-asian="italic"/>
    </style:style>
    <style:style style:name="T6" style:family="text">
      <style:text-properties style:font-name="Calibri" fo:font-style="italic" style:font-name-asian="LiberationSerif-Italic" style:font-style-asian="italic" style:font-name-complex="LiberationSerif-Italic" style:font-style-complex="italic"/>
    </style:style>
    <style:style style:name="T7" style:family="text">
      <style:text-properties style:font-name="Calibri" fo:font-style="italic" style:font-name-asian="LiberationSerif1" style:font-style-asian="italic" style:font-name-complex="LiberationSerif1"/>
    </style:style>
    <style:style style:name="T8" style:family="text">
      <style:text-properties style:font-name="Calibri" style:font-name-asian="LiberationSerif-Italic" style:font-name-complex="LiberationSerif-Italic" style:font-style-complex="italic"/>
    </style:style>
    <style:style style:name="T9" style:family="text">
      <style:text-properties style:font-name="Calibri" fo:font-size="14.5pt" style:font-name-asian="LiberationSerif1" style:font-size-asian="14.5pt" style:font-name-complex="LiberationSerif1" style:font-size-complex="14.5pt"/>
    </style:style>
    <style:style style:name="T10" style:family="text">
      <style:text-properties style:font-name-complex="Times New Roman1"/>
    </style:style>
    <style:style style:name="T11" style:family="text">
      <style:text-properties style:font-name-asian="LiberationSerif1"/>
    </style:style>
    <style:style style:name="T12" style:family="text">
      <style:text-properties style:font-name-asian="LiberationSerif1" style:font-name-complex="LiberationSerif1"/>
    </style:style>
    <style:style style:name="T13" style:family="text">
      <style:text-properties fo:font-style="italic" style:font-style-asian="italic"/>
    </style:style>
    <style:style style:name="T14" style:family="text">
      <style:text-properties fo:font-style="italic" officeooo:rsid="002dc0e8" style:font-style-asian="italic" style:font-style-complex="italic"/>
    </style:style>
    <style:style style:name="T15" style:family="text">
      <style:text-properties fo:font-style="italic" officeooo:rsid="003032bb" style:font-style-asian="italic" style:font-style-complex="italic"/>
    </style:style>
    <style:style style:name="T16" style:family="text">
      <style:text-properties fo:font-style="italic" officeooo:rsid="005bee7f" style:font-style-asian="italic" style:font-style-complex="italic"/>
    </style:style>
    <style:style style:name="T17" style:family="text">
      <style:text-properties fo:font-style="italic" officeooo:rsid="0050ca62" style:font-style-asian="italic" style:font-style-complex="italic"/>
    </style:style>
    <style:style style:name="T18" style:family="text">
      <style:text-properties fo:font-style="italic" officeooo:rsid="0053b585" style:font-style-asian="italic" style:font-style-complex="italic"/>
    </style:style>
    <style:style style:name="T19" style:family="text">
      <style:text-properties fo:font-style="italic" officeooo:rsid="009f6540" style:font-style-asian="italic" style:font-style-complex="italic"/>
    </style:style>
    <style:style style:name="T20" style:family="text">
      <style:text-properties fo:font-style="italic" officeooo:rsid="01523c8e" style:font-style-asian="italic" style:font-style-complex="italic"/>
    </style:style>
    <style:style style:name="T21" style:family="text">
      <style:text-properties fo:font-style="italic" officeooo:rsid="01cd9614" style:font-style-asian="italic" style:font-style-complex="italic"/>
    </style:style>
    <style:style style:name="T22" style:family="text">
      <style:text-properties fo:font-style="italic" officeooo:rsid="01d41d7a" style:font-style-asian="italic" style:font-style-complex="italic"/>
    </style:style>
    <style:style style:name="T23" style:family="text">
      <style:text-properties fo:font-style="italic" style:font-name-asian="LiberationSerif1" style:font-style-asian="italic"/>
    </style:style>
    <style:style style:name="T24" style:family="text">
      <style:text-properties fo:font-style="italic" style:font-name-asian="LiberationSerif1" style:font-style-asian="italic" style:font-name-complex="LiberationSerif1"/>
    </style:style>
    <style:style style:name="T25" style:family="text">
      <style:text-properties fo:font-style="italic" style:font-name-asian="LiberationSerif-Italic" style:font-style-asian="italic"/>
    </style:style>
    <style:style style:name="T26" style:family="text">
      <style:text-properties fo:font-style="italic" style:font-name-asian="LiberationSerif-Italic" style:font-style-asian="italic" style:font-name-complex="LiberationSerif-Italic" style:font-style-complex="italic"/>
    </style:style>
    <style:style style:name="T27" style:family="text">
      <style:text-properties fo:font-style="italic" style:text-underline-style="none" officeooo:rsid="00980a4f" style:font-style-asian="italic" style:font-style-complex="italic"/>
    </style:style>
    <style:style style:name="T28" style:family="text">
      <style:text-properties style:font-name="LiberationSerif" style:font-name-asian="LiberationSerif1" style:font-name-complex="LiberationSerif1"/>
    </style:style>
    <style:style style:name="T29" style:family="text">
      <style:text-properties style:font-name="LiberationSerif" fo:font-size="14.5pt" style:font-name-asian="LiberationSerif1" style:font-size-asian="14.5pt" style:font-name-complex="LiberationSerif1" style:font-size-complex="14.5pt"/>
    </style:style>
    <style:style style:name="T30" style:family="text">
      <style:text-properties style:text-line-through-style="solid" style:text-line-through-type="single"/>
    </style:style>
    <style:style style:name="T31" style:family="text">
      <style:text-properties style:text-line-through-style="solid" style:text-line-through-type="single" style:font-name="LiberationSerif" fo:font-size="14.5pt" style:font-name-asian="LiberationSerif1" style:font-size-asian="14.5pt" style:font-name-complex="LiberationSerif1" style:font-size-complex="14.5pt"/>
    </style:style>
    <style:style style:name="T32" style:family="text">
      <style:text-properties style:text-line-through-style="solid" style:text-line-through-type="single" style:font-name="LiberationSerif" style:font-name-asian="LiberationSerif1" style:font-name-complex="LiberationSerif1"/>
    </style:style>
    <style:style style:name="T33" style:family="text">
      <style:text-properties style:text-line-through-style="solid" style:text-line-through-type="single" style:font-name="Calibri"/>
    </style:style>
    <style:style style:name="T34" style:family="text">
      <style:text-properties style:text-line-through-style="solid" style:text-line-through-type="single" style:font-name="Calibri" fo:font-size="14.5pt" style:font-name-asian="LiberationSerif1" style:font-size-asian="14.5pt" style:font-name-complex="LiberationSerif1" style:font-size-complex="14.5pt"/>
    </style:style>
    <style:style style:name="T35" style:family="text">
      <style:text-properties style:text-line-through-style="solid" style:text-line-through-type="single" style:font-name="Calibri" style:font-name-asian="LiberationSerif1" style:font-name-complex="LiberationSerif1"/>
    </style:style>
    <style:style style:name="T36" style:family="text">
      <style:text-properties style:text-line-through-style="solid" style:text-line-through-type="single" style:font-name-asian="LiberationSerif-Italic"/>
    </style:style>
    <style:style style:name="T37" style:family="text">
      <style:text-properties style:text-line-through-style="solid" style:text-line-through-type="single" style:font-name-asian="LiberationSerif1"/>
    </style:style>
    <style:style style:name="T38" style:family="text">
      <style:text-properties style:text-line-through-style="solid" style:text-line-through-type="single" officeooo:rsid="00062eff"/>
    </style:style>
    <style:style style:name="T39" style:family="text">
      <style:text-properties style:text-line-through-style="solid" style:text-line-through-type="single" officeooo:rsid="01523c8e"/>
    </style:style>
    <style:style style:name="T40" style:family="text">
      <style:text-properties style:text-line-through-style="solid" style:text-line-through-type="single" fo:font-style="italic" officeooo:rsid="01d41d7a" style:font-style-asian="italic" style:font-style-complex="italic"/>
    </style:style>
    <style:style style:name="T41" style:family="text">
      <style:text-properties style:text-line-through-style="solid" style:text-line-through-type="single" fo:font-style="italic" officeooo:rsid="01ded0e7" style:font-style-asian="italic" style:font-style-complex="italic"/>
    </style:style>
    <style:style style:name="T42" style:family="text">
      <style:text-properties style:font-name-asian="LiberationSerif-Italic"/>
    </style:style>
    <style:style style:name="T43" style:family="text">
      <style:text-properties style:font-name="Times"/>
    </style:style>
    <style:style style:name="T44" style:family="text">
      <style:text-properties style:font-name="Liberation Serif1"/>
    </style:style>
    <style:style style:name="T45" style:family="text">
      <style:text-properties officeooo:rsid="0016b143"/>
    </style:style>
    <style:style style:name="T46" style:family="text">
      <style:text-properties officeooo:rsid="001876da"/>
    </style:style>
    <style:style style:name="T47" style:family="text">
      <style:text-properties officeooo:rsid="001c9e34"/>
    </style:style>
    <style:style style:name="T48" style:family="text">
      <style:text-properties officeooo:rsid="001dde8f"/>
    </style:style>
    <style:style style:name="T49" style:family="text">
      <style:text-properties officeooo:rsid="001f8e76"/>
    </style:style>
    <style:style style:name="T50" style:family="text">
      <style:text-properties officeooo:rsid="00214bb5"/>
    </style:style>
    <style:style style:name="T51" style:family="text">
      <style:text-properties officeooo:rsid="00246a41"/>
    </style:style>
    <style:style style:name="T52" style:family="text">
      <style:text-properties officeooo:rsid="0026eb81"/>
    </style:style>
    <style:style style:name="T53" style:family="text">
      <style:text-properties officeooo:rsid="0027aee9"/>
    </style:style>
    <style:style style:name="T54" style:family="text">
      <style:text-properties officeooo:rsid="0029811d"/>
    </style:style>
    <style:style style:name="T55" style:family="text">
      <style:text-properties officeooo:rsid="002a18c2"/>
    </style:style>
    <style:style style:name="T56" style:family="text">
      <style:text-properties style:font-name="Droid Sans Fallback1" officeooo:rsid="002c9ab5" style:font-name-asian="Times New Roman1" style:font-name-complex="Times New Roman1"/>
    </style:style>
    <style:style style:name="T57" style:family="text">
      <style:text-properties style:font-name="Droid Sans Fallback" officeooo:rsid="002c9ab5" style:font-name-asian="Times New Roman1" style:font-name-complex="Times New Roman1"/>
    </style:style>
    <style:style style:name="T58" style:family="text">
      <style:text-properties officeooo:rsid="002dc0e8"/>
    </style:style>
    <style:style style:name="T59" style:family="text">
      <style:text-properties officeooo:rsid="002ef8e8"/>
    </style:style>
    <style:style style:name="T60" style:family="text">
      <style:text-properties officeooo:rsid="003032bb"/>
    </style:style>
    <style:style style:name="T61" style:family="text">
      <style:text-properties officeooo:rsid="003c8fa8"/>
    </style:style>
    <style:style style:name="T62" style:family="text">
      <style:text-properties officeooo:rsid="0050ca62"/>
    </style:style>
    <style:style style:name="T63" style:family="text">
      <style:text-properties officeooo:rsid="0053b585"/>
    </style:style>
    <style:style style:name="T64" style:family="text">
      <style:text-properties officeooo:rsid="00561397"/>
    </style:style>
    <style:style style:name="T65" style:family="text">
      <style:text-properties officeooo:rsid="005bee7f"/>
    </style:style>
    <style:style style:name="T66" style:family="text">
      <style:text-properties officeooo:rsid="00630379"/>
    </style:style>
    <style:style style:name="T67" style:family="text">
      <style:text-properties officeooo:rsid="006487f4"/>
    </style:style>
    <style:style style:name="T68" style:family="text">
      <style:text-properties officeooo:rsid="0065f262"/>
    </style:style>
    <style:style style:name="T69" style:family="text">
      <style:text-properties style:text-underline-style="none"/>
    </style:style>
    <style:style style:name="T70" style:family="text">
      <style:text-properties style:text-underline-style="none" officeooo:rsid="001c0ad4"/>
    </style:style>
    <style:style style:name="T71" style:family="text">
      <style:text-properties style:text-underline-style="none" officeooo:rsid="006fa75f"/>
    </style:style>
    <style:style style:name="T72" style:family="text">
      <style:text-properties style:text-underline-style="none" officeooo:rsid="006fe064"/>
    </style:style>
    <style:style style:name="T73" style:family="text">
      <style:text-properties style:text-underline-style="none" officeooo:rsid="006fff7c"/>
    </style:style>
    <style:style style:name="T74" style:family="text">
      <style:text-properties style:text-underline-style="none" officeooo:rsid="007067db"/>
    </style:style>
    <style:style style:name="T75" style:family="text">
      <style:text-properties style:text-underline-style="none" officeooo:rsid="00712b20"/>
    </style:style>
    <style:style style:name="T76" style:family="text">
      <style:text-properties style:text-underline-style="none" officeooo:rsid="00718269"/>
    </style:style>
    <style:style style:name="T77" style:family="text">
      <style:text-properties style:text-underline-style="none" officeooo:rsid="007289c5"/>
    </style:style>
    <style:style style:name="T78" style:family="text">
      <style:text-properties style:text-underline-style="none" officeooo:rsid="00730d53"/>
    </style:style>
    <style:style style:name="T79" style:family="text">
      <style:text-properties style:text-underline-style="none" officeooo:rsid="007436b5"/>
    </style:style>
    <style:style style:name="T80" style:family="text">
      <style:text-properties style:text-underline-style="none" officeooo:rsid="0074f65e"/>
    </style:style>
    <style:style style:name="T81" style:family="text">
      <style:text-properties style:text-underline-style="none" officeooo:rsid="00760476"/>
    </style:style>
    <style:style style:name="T82" style:family="text">
      <style:text-properties style:text-underline-style="none" officeooo:rsid="007693e6"/>
    </style:style>
    <style:style style:name="T83" style:family="text">
      <style:text-properties style:text-underline-style="none" officeooo:rsid="0078688c"/>
    </style:style>
    <style:style style:name="T84" style:family="text">
      <style:text-properties style:text-underline-style="none" officeooo:rsid="007a65ef"/>
    </style:style>
    <style:style style:name="T85" style:family="text">
      <style:text-properties style:text-underline-style="none" officeooo:rsid="007c24d8"/>
    </style:style>
    <style:style style:name="T86" style:family="text">
      <style:text-properties style:text-underline-style="none" officeooo:rsid="007de227"/>
    </style:style>
    <style:style style:name="T87" style:family="text">
      <style:text-properties style:text-underline-style="none" officeooo:rsid="007ecc61"/>
    </style:style>
    <style:style style:name="T88" style:family="text">
      <style:text-properties style:text-underline-style="none" officeooo:rsid="008014e2"/>
    </style:style>
    <style:style style:name="T89" style:family="text">
      <style:text-properties style:text-underline-style="none" officeooo:rsid="0081765e"/>
    </style:style>
    <style:style style:name="T90" style:family="text">
      <style:text-properties style:text-underline-style="none" officeooo:rsid="00817c7a"/>
    </style:style>
    <style:style style:name="T91" style:family="text">
      <style:text-properties style:text-underline-style="none" officeooo:rsid="0082b448"/>
    </style:style>
    <style:style style:name="T92" style:family="text">
      <style:text-properties style:text-underline-style="none" officeooo:rsid="0084142f"/>
    </style:style>
    <style:style style:name="T93" style:family="text">
      <style:text-properties style:text-underline-style="none" officeooo:rsid="0084265a"/>
    </style:style>
    <style:style style:name="T94" style:family="text">
      <style:text-properties style:text-underline-style="none" officeooo:rsid="0085134b"/>
    </style:style>
    <style:style style:name="T95" style:family="text">
      <style:text-properties style:text-underline-style="none" officeooo:rsid="00855007"/>
    </style:style>
    <style:style style:name="T96" style:family="text">
      <style:text-properties style:text-underline-style="none" officeooo:rsid="0086bc51"/>
    </style:style>
    <style:style style:name="T97" style:family="text">
      <style:text-properties style:text-underline-style="none" officeooo:rsid="008773ef"/>
    </style:style>
    <style:style style:name="T98" style:family="text">
      <style:text-properties style:text-underline-style="none" officeooo:rsid="0088f8bd"/>
    </style:style>
    <style:style style:name="T99" style:family="text">
      <style:text-properties style:text-underline-style="none" officeooo:rsid="008aa426"/>
    </style:style>
    <style:style style:name="T100" style:family="text">
      <style:text-properties style:text-underline-style="none" officeooo:rsid="008db852"/>
    </style:style>
    <style:style style:name="T101" style:family="text">
      <style:text-properties style:text-underline-style="none" officeooo:rsid="008f7d26"/>
    </style:style>
    <style:style style:name="T102" style:family="text">
      <style:text-properties style:text-underline-style="none" officeooo:rsid="00914d2a"/>
    </style:style>
    <style:style style:name="T103" style:family="text">
      <style:text-properties style:text-underline-style="none" officeooo:rsid="0091a540"/>
    </style:style>
    <style:style style:name="T104" style:family="text">
      <style:text-properties style:text-underline-style="none" officeooo:rsid="0092606a"/>
    </style:style>
    <style:style style:name="T105" style:family="text">
      <style:text-properties style:text-underline-style="none" officeooo:rsid="0092df83"/>
    </style:style>
    <style:style style:name="T106" style:family="text">
      <style:text-properties style:text-underline-style="none" officeooo:rsid="00944405"/>
    </style:style>
    <style:style style:name="T107" style:family="text">
      <style:text-properties style:text-underline-style="none" officeooo:rsid="00954235"/>
    </style:style>
    <style:style style:name="T108" style:family="text">
      <style:text-properties style:text-underline-style="none" officeooo:rsid="00960896"/>
    </style:style>
    <style:style style:name="T109" style:family="text">
      <style:text-properties style:text-underline-style="none" officeooo:rsid="00964d8d"/>
    </style:style>
    <style:style style:name="T110" style:family="text">
      <style:text-properties style:text-underline-style="none" officeooo:rsid="0096a127"/>
    </style:style>
    <style:style style:name="T111" style:family="text">
      <style:text-properties style:text-underline-style="none" officeooo:rsid="00980a4f"/>
    </style:style>
    <style:style style:name="T112" style:family="text">
      <style:text-properties style:text-underline-style="none" officeooo:rsid="00989b78"/>
    </style:style>
    <style:style style:name="T113" style:family="text">
      <style:text-properties style:text-underline-style="none" officeooo:rsid="00996735"/>
    </style:style>
    <style:style style:name="T114" style:family="text">
      <style:text-properties style:text-underline-style="none" officeooo:rsid="00997681"/>
    </style:style>
    <style:style style:name="T115" style:family="text">
      <style:text-properties style:text-underline-style="none" officeooo:rsid="009a9fcb"/>
    </style:style>
    <style:style style:name="T116" style:family="text">
      <style:text-properties officeooo:rsid="009f6540"/>
    </style:style>
    <style:style style:name="T117" style:family="text">
      <style:text-properties fo:font-style="normal" style:font-style-asian="normal" style:font-style-complex="normal"/>
    </style:style>
    <style:style style:name="T118" style:family="text">
      <style:text-properties fo:font-style="normal" officeooo:rsid="009f6540" style:font-style-asian="normal" style:font-style-complex="normal"/>
    </style:style>
    <style:style style:name="T119" style:family="text">
      <style:text-properties fo:font-style="normal" officeooo:rsid="00a11b69" style:font-style-asian="normal" style:font-style-complex="normal"/>
    </style:style>
    <style:style style:name="T120" style:family="text">
      <style:text-properties fo:font-style="normal" officeooo:rsid="00a18c0d" style:font-style-asian="normal" style:font-style-complex="normal"/>
    </style:style>
    <style:style style:name="T121" style:family="text">
      <style:text-properties fo:font-style="normal" officeooo:rsid="00a2f74b" style:font-style-asian="normal" style:font-style-complex="normal"/>
    </style:style>
    <style:style style:name="T122" style:family="text">
      <style:text-properties fo:font-style="normal" officeooo:rsid="00a34471" style:font-style-asian="normal" style:font-style-complex="normal"/>
    </style:style>
    <style:style style:name="T123" style:family="text">
      <style:text-properties fo:font-style="normal" officeooo:rsid="00a42907" style:font-style-asian="normal" style:font-style-complex="normal"/>
    </style:style>
    <style:style style:name="T124" style:family="text">
      <style:text-properties fo:font-style="normal" officeooo:rsid="00a5967f" style:font-style-asian="normal" style:font-style-complex="normal"/>
    </style:style>
    <style:style style:name="T125" style:family="text">
      <style:text-properties fo:font-style="normal" officeooo:rsid="00a6befd" style:font-style-asian="normal" style:font-style-complex="normal"/>
    </style:style>
    <style:style style:name="T126" style:family="text">
      <style:text-properties fo:font-style="normal" officeooo:rsid="00a7e210" style:font-style-asian="normal" style:font-style-complex="normal"/>
    </style:style>
    <style:style style:name="T127" style:family="text">
      <style:text-properties fo:font-style="normal" officeooo:rsid="00a87f59" style:font-style-asian="normal" style:font-style-complex="normal"/>
    </style:style>
    <style:style style:name="T128" style:family="text">
      <style:text-properties style:text-line-through-style="none" style:text-line-through-type="none"/>
    </style:style>
    <style:style style:name="T129" style:family="text">
      <style:text-properties style:text-line-through-style="none" style:text-line-through-type="none" fo:font-style="normal" style:font-style-asian="normal" style:font-style-complex="normal"/>
    </style:style>
    <style:style style:name="T130" style:family="text">
      <style:text-properties style:text-line-through-style="none" style:text-line-through-type="none" fo:font-style="normal" officeooo:rsid="00a87f59" style:font-style-asian="normal" style:font-style-complex="normal"/>
    </style:style>
    <style:style style:name="T131" style:family="text">
      <style:text-properties style:text-line-through-style="none" style:text-line-through-type="none" fo:font-style="normal" officeooo:rsid="00a997a6" style:font-style-asian="normal" style:font-style-complex="normal"/>
    </style:style>
    <style:style style:name="T132" style:family="text">
      <style:text-properties style:text-line-through-style="none" style:text-line-through-type="none" fo:font-style="normal" officeooo:rsid="00ab7afb" style:font-style-asian="normal" style:font-style-complex="normal"/>
    </style:style>
    <style:style style:name="T133" style:family="text">
      <style:text-properties style:text-line-through-style="none" style:text-line-through-type="none" fo:font-style="normal" officeooo:rsid="00ad26c2" style:font-style-asian="normal" style:font-style-complex="normal"/>
    </style:style>
    <style:style style:name="T134" style:family="text">
      <style:text-properties style:text-line-through-style="none" style:text-line-through-type="none" fo:font-style="normal" officeooo:rsid="00ade593" style:font-style-asian="normal" style:font-style-complex="normal"/>
    </style:style>
    <style:style style:name="T135" style:family="text">
      <style:text-properties style:text-line-through-style="none" style:text-line-through-type="none" fo:font-style="normal" officeooo:rsid="00ae7695" style:font-style-asian="normal" style:font-style-complex="normal"/>
    </style:style>
    <style:style style:name="T136" style:family="text">
      <style:text-properties style:text-line-through-style="none" style:text-line-through-type="none" fo:font-style="normal" officeooo:rsid="00ae9b31" style:font-style-asian="normal" style:font-style-complex="normal"/>
    </style:style>
    <style:style style:name="T137" style:family="text">
      <style:text-properties style:text-line-through-style="none" style:text-line-through-type="none" fo:font-style="normal" officeooo:rsid="00af8a52" style:font-style-asian="normal" style:font-style-complex="normal"/>
    </style:style>
    <style:style style:name="T138" style:family="text">
      <style:text-properties style:text-line-through-style="none" style:text-line-through-type="none" fo:font-style="normal" officeooo:rsid="00b145ec" style:font-style-asian="normal" style:font-style-complex="normal"/>
    </style:style>
    <style:style style:name="T139" style:family="text">
      <style:text-properties style:text-line-through-style="none" style:text-line-through-type="none" fo:font-style="normal" officeooo:rsid="00b20749" style:font-style-asian="normal" style:font-style-complex="normal"/>
    </style:style>
    <style:style style:name="T140" style:family="text">
      <style:text-properties style:text-line-through-style="none" style:text-line-through-type="none" fo:font-style="normal" officeooo:rsid="00b26ae4" style:font-style-asian="normal" style:font-style-complex="normal"/>
    </style:style>
    <style:style style:name="T141" style:family="text">
      <style:text-properties style:text-line-through-style="none" style:text-line-through-type="none" fo:font-style="normal" officeooo:rsid="00b282e3" style:font-style-asian="normal" style:font-style-complex="normal"/>
    </style:style>
    <style:style style:name="T142" style:family="text">
      <style:text-properties style:text-line-through-style="none" style:text-line-through-type="none" fo:font-style="normal" officeooo:rsid="00b378dd" style:font-style-asian="normal" style:font-style-complex="normal"/>
    </style:style>
    <style:style style:name="T143" style:family="text">
      <style:text-properties style:text-line-through-style="none" style:text-line-through-type="none" fo:font-style="normal" officeooo:rsid="00b4d618" style:font-style-asian="normal" style:font-style-complex="normal"/>
    </style:style>
    <style:style style:name="T144" style:family="text">
      <style:text-properties style:text-line-through-style="none" style:text-line-through-type="none" fo:font-style="normal" officeooo:rsid="00b5baf0" style:font-style-asian="normal" style:font-style-complex="normal"/>
    </style:style>
    <style:style style:name="T145" style:family="text">
      <style:text-properties style:text-line-through-style="none" style:text-line-through-type="none" fo:font-style="normal" officeooo:rsid="00b5efec" style:font-style-asian="normal" style:font-style-complex="normal"/>
    </style:style>
    <style:style style:name="T146" style:family="text">
      <style:text-properties style:text-line-through-style="none" style:text-line-through-type="none" fo:font-style="normal" officeooo:rsid="001c0ad4" style:font-style-asian="normal" style:font-style-complex="normal"/>
    </style:style>
    <style:style style:name="T147" style:family="text">
      <style:text-properties style:text-line-through-style="none" style:text-line-through-type="none" fo:font-style="normal" officeooo:rsid="00b69354" style:font-style-asian="normal" style:font-style-complex="normal"/>
    </style:style>
    <style:style style:name="T148" style:family="text">
      <style:text-properties style:text-line-through-style="none" style:text-line-through-type="none" fo:font-style="normal" officeooo:rsid="00b6fef5" style:font-style-asian="normal" style:font-style-complex="normal"/>
    </style:style>
    <style:style style:name="T149" style:family="text">
      <style:text-properties style:text-line-through-style="none" style:text-line-through-type="none" fo:font-style="normal" officeooo:rsid="00b7c666" style:font-style-asian="normal" style:font-style-complex="normal"/>
    </style:style>
    <style:style style:name="T150" style:family="text">
      <style:text-properties style:text-line-through-style="none" style:text-line-through-type="none" fo:font-style="normal" officeooo:rsid="00b85803" style:font-style-asian="normal" style:font-style-complex="normal"/>
    </style:style>
    <style:style style:name="T151" style:family="text">
      <style:text-properties style:text-line-through-style="none" style:text-line-through-type="none" fo:font-style="normal" officeooo:rsid="00b9f9a1" style:font-style-asian="normal" style:font-style-complex="normal"/>
    </style:style>
    <style:style style:name="T152" style:family="text">
      <style:text-properties style:text-line-through-style="none" style:text-line-through-type="none" fo:font-style="normal" officeooo:rsid="00baf513" style:font-style-asian="normal" style:font-style-complex="normal"/>
    </style:style>
    <style:style style:name="T153" style:family="text">
      <style:text-properties style:text-line-through-style="none" style:text-line-through-type="none" fo:font-style="normal" officeooo:rsid="00bc61a8" style:font-style-asian="normal" style:font-style-complex="normal"/>
    </style:style>
    <style:style style:name="T154" style:family="text">
      <style:text-properties style:text-line-through-style="none" style:text-line-through-type="none" fo:font-style="normal" officeooo:rsid="00be5b9a" style:font-style-asian="normal" style:font-style-complex="normal"/>
    </style:style>
    <style:style style:name="T155" style:family="text">
      <style:text-properties style:text-line-through-style="none" style:text-line-through-type="none" fo:font-style="normal" officeooo:rsid="00c04700" style:font-style-asian="normal" style:font-style-complex="normal"/>
    </style:style>
    <style:style style:name="T156" style:family="text">
      <style:text-properties style:text-line-through-style="none" style:text-line-through-type="none" fo:font-style="normal" officeooo:rsid="00c0b009" style:font-style-asian="normal" style:font-style-complex="normal"/>
    </style:style>
    <style:style style:name="T157" style:family="text">
      <style:text-properties style:text-line-through-style="none" style:text-line-through-type="none" fo:font-style="normal" officeooo:rsid="00c243ac" style:font-style-asian="normal" style:font-style-complex="normal"/>
    </style:style>
    <style:style style:name="T158" style:family="text">
      <style:text-properties style:text-line-through-style="none" style:text-line-through-type="none" fo:font-style="normal" officeooo:rsid="00c40370" style:font-style-asian="normal" style:font-style-complex="normal"/>
    </style:style>
    <style:style style:name="T159" style:family="text">
      <style:text-properties style:text-line-through-style="none" style:text-line-through-type="none" fo:font-style="normal" officeooo:rsid="00c543d4" style:font-style-asian="normal" style:font-style-complex="normal"/>
    </style:style>
    <style:style style:name="T160" style:family="text">
      <style:text-properties style:text-line-through-style="none" style:text-line-through-type="none" fo:font-style="normal" officeooo:rsid="00c73a60" style:font-style-asian="normal" style:font-style-complex="normal"/>
    </style:style>
    <style:style style:name="T161" style:family="text">
      <style:text-properties style:text-line-through-style="none" style:text-line-through-type="none" fo:font-style="normal" officeooo:rsid="00c8b2a5" style:font-style-asian="normal" style:font-style-complex="normal"/>
    </style:style>
    <style:style style:name="T162" style:family="text">
      <style:text-properties style:text-line-through-style="none" style:text-line-through-type="none" fo:font-style="normal" officeooo:rsid="00c8fa43" style:font-style-asian="normal" style:font-style-complex="normal"/>
    </style:style>
    <style:style style:name="T163" style:family="text">
      <style:text-properties style:text-line-through-style="none" style:text-line-through-type="none" fo:font-style="normal" officeooo:rsid="00ca81db" style:font-style-asian="normal" style:font-style-complex="normal"/>
    </style:style>
    <style:style style:name="T164" style:family="text">
      <style:text-properties style:text-line-through-style="none" style:text-line-through-type="none" fo:font-style="normal" officeooo:rsid="00cb55b3" style:font-style-asian="normal" style:font-style-complex="normal"/>
    </style:style>
    <style:style style:name="T165" style:family="text">
      <style:text-properties style:text-line-through-style="none" style:text-line-through-type="none" fo:font-style="normal" officeooo:rsid="00cccc92" style:font-style-asian="normal" style:font-style-complex="normal"/>
    </style:style>
    <style:style style:name="T166" style:family="text">
      <style:text-properties style:text-line-through-style="none" style:text-line-through-type="none" fo:font-style="normal" officeooo:rsid="00cd1fd6" style:font-style-asian="normal" style:font-style-complex="normal"/>
    </style:style>
    <style:style style:name="T167" style:family="text">
      <style:text-properties style:text-line-through-style="none" style:text-line-through-type="none" fo:font-style="normal" officeooo:rsid="00ce402d" style:font-style-asian="normal" style:font-style-complex="normal"/>
    </style:style>
    <style:style style:name="T168" style:family="text">
      <style:text-properties style:text-line-through-style="none" style:text-line-through-type="none" fo:font-style="normal" officeooo:rsid="00cf68f4" style:font-style-asian="normal" style:font-style-complex="normal"/>
    </style:style>
    <style:style style:name="T169" style:family="text">
      <style:text-properties style:text-line-through-style="none" style:text-line-through-type="none" fo:font-style="normal" officeooo:rsid="00cf8137" style:font-style-asian="normal" style:font-style-complex="normal"/>
    </style:style>
    <style:style style:name="T170" style:family="text">
      <style:text-properties style:text-line-through-style="none" style:text-line-through-type="none" fo:font-style="normal" officeooo:rsid="00d047ea" style:font-style-asian="normal" style:font-style-complex="normal"/>
    </style:style>
    <style:style style:name="T171" style:family="text">
      <style:text-properties style:text-line-through-style="none" style:text-line-through-type="none" fo:font-style="normal" officeooo:rsid="00d0e605" style:font-style-asian="normal" style:font-style-complex="normal"/>
    </style:style>
    <style:style style:name="T172" style:family="text">
      <style:text-properties style:text-line-through-style="none" style:text-line-through-type="none" fo:font-style="normal" officeooo:rsid="00d27965" style:font-style-asian="normal" style:font-style-complex="normal"/>
    </style:style>
    <style:style style:name="T173" style:family="text">
      <style:text-properties style:text-line-through-style="none" style:text-line-through-type="none" fo:font-style="normal" officeooo:rsid="00d39150" style:font-style-asian="normal" style:font-style-complex="normal"/>
    </style:style>
    <style:style style:name="T174" style:family="text">
      <style:text-properties style:text-line-through-style="none" style:text-line-through-type="none" fo:font-style="normal" officeooo:rsid="00d4bc7d" style:font-style-asian="normal" style:font-style-complex="normal"/>
    </style:style>
    <style:style style:name="T175" style:family="text">
      <style:text-properties style:text-line-through-style="none" style:text-line-through-type="none" fo:font-style="normal" officeooo:rsid="00d531fb" style:font-style-asian="normal" style:font-style-complex="normal"/>
    </style:style>
    <style:style style:name="T176" style:family="text">
      <style:text-properties style:text-line-through-style="none" style:text-line-through-type="none" fo:font-style="normal" officeooo:rsid="00d5cfe7" style:font-style-asian="normal" style:font-style-complex="normal"/>
    </style:style>
    <style:style style:name="T177" style:family="text">
      <style:text-properties style:text-line-through-style="none" style:text-line-through-type="none" fo:font-style="normal" officeooo:rsid="00d7aa62" style:font-style-asian="normal" style:font-style-complex="normal"/>
    </style:style>
    <style:style style:name="T178" style:family="text">
      <style:text-properties style:text-line-through-style="none" style:text-line-through-type="none" fo:font-style="normal" officeooo:rsid="00db1e31" style:font-style-asian="normal" style:font-style-complex="normal"/>
    </style:style>
    <style:style style:name="T179" style:family="text">
      <style:text-properties style:text-line-through-style="none" style:text-line-through-type="none" fo:font-style="normal" officeooo:rsid="00db7e76" style:font-style-asian="normal" style:font-style-complex="normal"/>
    </style:style>
    <style:style style:name="T180" style:family="text">
      <style:text-properties style:text-line-through-style="none" style:text-line-through-type="none" fo:font-style="normal" officeooo:rsid="00dbd5bb" style:font-style-asian="normal" style:font-style-complex="normal"/>
    </style:style>
    <style:style style:name="T181" style:family="text">
      <style:text-properties style:text-line-through-style="none" style:text-line-through-type="none" fo:font-style="normal" officeooo:rsid="00dd59b7" style:font-style-asian="normal" style:font-style-complex="normal"/>
    </style:style>
    <style:style style:name="T182" style:family="text">
      <style:text-properties style:text-line-through-style="none" style:text-line-through-type="none" fo:font-style="normal" officeooo:rsid="00def54c" style:font-style-asian="normal" style:font-style-complex="normal"/>
    </style:style>
    <style:style style:name="T183" style:family="text">
      <style:text-properties style:text-line-through-style="none" style:text-line-through-type="none" fo:font-style="normal" officeooo:rsid="00e0f01a" style:font-style-asian="normal" style:font-style-complex="normal"/>
    </style:style>
    <style:style style:name="T184" style:family="text">
      <style:text-properties style:text-line-through-style="none" style:text-line-through-type="none" fo:font-style="normal" officeooo:rsid="00e2c791" style:font-style-asian="normal" style:font-style-complex="normal"/>
    </style:style>
    <style:style style:name="T185" style:family="text">
      <style:text-properties style:text-line-through-style="none" style:text-line-through-type="none" fo:font-style="normal" officeooo:rsid="00e458b2" style:font-style-asian="normal" style:font-style-complex="normal"/>
    </style:style>
    <style:style style:name="T186" style:family="text">
      <style:text-properties style:text-line-through-style="none" style:text-line-through-type="none" fo:font-style="normal" officeooo:rsid="00e6373a" style:font-style-asian="normal" style:font-style-complex="normal"/>
    </style:style>
    <style:style style:name="T187" style:family="text">
      <style:text-properties style:text-line-through-style="none" style:text-line-through-type="none" fo:font-style="normal" officeooo:rsid="00e74df8" style:font-style-asian="normal" style:font-style-complex="normal"/>
    </style:style>
    <style:style style:name="T188" style:family="text">
      <style:text-properties style:text-line-through-style="none" style:text-line-through-type="none" fo:font-style="normal" officeooo:rsid="00e7d360" style:font-style-asian="normal" style:font-style-complex="normal"/>
    </style:style>
    <style:style style:name="T189" style:family="text">
      <style:text-properties style:text-line-through-style="none" style:text-line-through-type="none" fo:font-style="normal" officeooo:rsid="00e82bbe" style:font-style-asian="normal" style:font-style-complex="normal"/>
    </style:style>
    <style:style style:name="T190" style:family="text">
      <style:text-properties style:text-line-through-style="none" style:text-line-through-type="none" fo:font-style="italic" officeooo:rsid="00d7aa62" style:font-style-asian="italic" style:font-style-complex="italic"/>
    </style:style>
    <style:style style:name="T191" style:family="text">
      <style:text-properties style:text-line-through-style="none" style:text-line-through-type="none" fo:font-style="italic" officeooo:rsid="00db7e76" style:font-style-asian="italic" style:font-style-complex="italic"/>
    </style:style>
    <style:style style:name="T192" style:family="text">
      <style:text-properties style:text-line-through-style="none" style:text-line-through-type="none" fo:font-style="italic" officeooo:rsid="00dd59b7" style:font-style-asian="italic" style:font-style-complex="italic"/>
    </style:style>
    <style:style style:name="T193" style:family="text">
      <style:text-properties officeooo:rsid="00ea904a"/>
    </style:style>
    <style:style style:name="T194" style:family="text">
      <style:text-properties officeooo:rsid="01037fbc"/>
    </style:style>
    <style:style style:name="T195" style:family="text">
      <style:text-properties officeooo:rsid="01079f64"/>
    </style:style>
    <style:style style:name="T196" style:family="text">
      <style:text-properties officeooo:rsid="010cdb1a"/>
    </style:style>
    <style:style style:name="T197" style:family="text">
      <style:text-properties officeooo:rsid="011b10ca"/>
    </style:style>
    <style:style style:name="T198" style:family="text">
      <style:text-properties officeooo:rsid="011e5fd7"/>
    </style:style>
    <style:style style:name="T199" style:family="text">
      <style:text-properties officeooo:rsid="01245d4b"/>
    </style:style>
    <style:style style:name="T200" style:family="text">
      <style:text-properties officeooo:rsid="01327bf4"/>
    </style:style>
    <style:style style:name="T201" style:family="text">
      <style:text-properties officeooo:rsid="0136be68"/>
    </style:style>
    <style:style style:name="T202" style:family="text">
      <style:text-properties officeooo:rsid="013d8a4c"/>
    </style:style>
    <style:style style:name="T203" style:family="text">
      <style:text-properties officeooo:rsid="01403204"/>
    </style:style>
    <style:style style:name="T204" style:family="text">
      <style:text-properties officeooo:rsid="01523c8e"/>
    </style:style>
    <style:style style:name="T205" style:family="text">
      <style:text-properties officeooo:rsid="016f6529"/>
    </style:style>
    <style:style style:name="T206" style:family="text">
      <style:text-properties officeooo:rsid="0175c65d"/>
    </style:style>
    <style:style style:name="T207" style:family="text">
      <style:text-properties officeooo:rsid="0176e1fd"/>
    </style:style>
    <style:style style:name="T208" style:family="text">
      <style:text-properties officeooo:rsid="01792585"/>
    </style:style>
    <style:style style:name="T209" style:family="text">
      <style:text-properties officeooo:rsid="017a8676"/>
    </style:style>
    <style:style style:name="T210" style:family="text">
      <style:text-properties officeooo:rsid="017b3387"/>
    </style:style>
    <style:style style:name="T211" style:family="text">
      <style:text-properties officeooo:rsid="001c0ad4"/>
    </style:style>
    <style:style style:name="T212" style:family="text">
      <style:text-properties officeooo:rsid="01bb8b27"/>
    </style:style>
    <style:style style:name="T213" style:family="text">
      <style:text-properties officeooo:rsid="01c4ffe8"/>
    </style:style>
    <style:style style:name="T214" style:family="text">
      <style:text-properties officeooo:rsid="01c69e87"/>
    </style:style>
    <style:style style:name="T215" style:family="text">
      <style:text-properties officeooo:rsid="01c80ec4"/>
    </style:style>
    <style:style style:name="T216" style:family="text">
      <style:text-properties officeooo:rsid="01cd9614"/>
    </style:style>
    <style:style style:name="T217" style:family="text">
      <style:text-properties officeooo:rsid="01ce4161"/>
    </style:style>
    <style:style style:name="T218" style:family="text">
      <style:text-properties officeooo:rsid="01cf86b8"/>
    </style:style>
    <style:style style:name="T219" style:family="text">
      <style:text-properties officeooo:rsid="01d0827b"/>
    </style:style>
    <style:style style:name="T220" style:family="text">
      <style:text-properties officeooo:rsid="01d41d7a"/>
    </style:style>
    <style:style style:name="fr1" style:family="graphic" style:parent-style-name="Graphics">
      <style:graphic-properties fo:margin-left="0.1252in" fo:margin-right="0.1252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2" text:outline-level="1"><text:span text:style-name="Source_20_Text"><text:span text:style-name="T2">2</text:span></text:span></text:h>
      <text:h text:style-name="Heading_20_1" text:outline-level="1"><text:span text:style-name="Source_20_Text"><text:span text:style-name="T2">Un Perm’ au казино Герман Геринг</text:span></text:span></text:h>
      <text:p text:style-name="Standard_20__28_user_29_"><text:span text:style-name="Source_20_Text"><text:span text:style-name="T2">У тебя будет самый высокий, самый темноволосый ведущий актёр в Голливуде.</text:span></text:span></text:p>
      <text:p text:style-name="indent-big"><text:span text:style-name="Source_20_Text"><text:span text:style-name="T2">Мериан С. Купер сказал Фэй Рэй</text:span></text:span></text:p>
      <text:p text:style-name="P70"/>
      <text:p text:style-name="Standard"><draw:frame draw:style-name="fr1" draw:name="Image1" text:anchor-type="char" svg:width="6.9252in" svg:height="0.3661in" draw:z-index="0"><draw:image xlink:href="Pictures/10000000000005F40000005066F31325DF27135A.png" xlink:type="simple" xlink:show="embed" xlink:actuate="onLoad" loext:mime-type="image/png"/></draw:frame>Улицы этого утра уже цокают, поближе, подальше, под ступнями гражданских на деревянных подошвах. Выше по ветру стая чаек. Скользят легко, бок о бок, крылья развешены неподвижно, когда-никогда слегка пожмёт плечом, чтоб набрать высоту для этого разброса, сброса белой замедленной растасовки карт для фараона невидимыми пальцами…. Вчерашний первый взгляд, подъезжая днём по эспланаде, оказался суровым: море в оттенках серого под серыми тучами, Казино Герман Геринг плоско белым, пальмы в чёрной кайме зубьев пилы едва шевелились…. Но в это утро деревья на солнце зелёные снова. Налево, вдалеке, древний акведук заворачивает осыпаясь, иссохше жёлтый, вдоль Козырька, дома и виллы там испеклись до тёплых ржавчин, мягкая коррозия<text:span text:style-name="Source_20_Text"><text:span text:style-name="T1"> через все цвета Земли, от бледно сырой до глубоко прожаренной.</text:span></text:span></text:p>
      <text:p text:style-name="Standard">Солнце, покуда что, не слишком <text:s/>высоко, прихватывает одну или иную птицу за оперенье её крыльев<text:span text:style-name="Source_20_Text"><text:span text:style-name="T1">, превращая их кончики в сверкающие ноготки срезанного льда. Слотроп выстукивает зубами к толпе птиц в вышине, трясясь внизу на своём мини-балкончике, электро-камин глубоко в комнате, едва дотягивается сзади до его ног. Ему отвели комнату</text:span></text:span> высоко в белом обращённом к морю фасаде, для одного. Тантивит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подпуская в него призраки своего дыхания, ощущая первое тепло солнца, тягу к первой сигарете—<text:span text:style-name="T10">и, совсем ненормально, дожидаясь пока грохота первой ракеты, что положит начало дню.</text:span><text:span text:style-name="T12"> Зная всё время, что он в сторонке от великой войны ушедшей к северу и что взрывом тут может быть лишь звук пробки шампанского, мотора шикарного <text:s/>Испано-Свиза, <text:s/>любовного шлепка, будем надеяться…. Вдали от Лондона? Никакого Блица? Сможет ли он свыкнуться с этим? Ну, конечно, как раз когда наступит время вернуться обратно.</text:span></text:p>
      <text:p text:style-name="Standard">– Так он проснулся.– Блот, в униформе, вкрадывается в комнату, покусывая чубук дымящей трубки, Тантиви следом в пижонистом костюме в тончайшую полоску. – Торчит у щелки, прочёсывает пляж насчёт незанятой мамзели или двух, могу поспорить…</text:p>
      <text:p text:style-name="Standard">– Не мог заснуть,– Слотроп, зевая, возвращается в комнату, Залитые солнцем птицы парят позади него.</text:p>
      <text:p text:style-name="Standard">– Мы тоже,– откликается Тантиви,– Годы уйдут, пока привыкнешь.</text:p>
      <text:p text:style-name="Standard">– Боже,– Блот не скупится на показной энтузиазм в это утро, театрально указывая на огромную постель, затем рухнул туда и начал качаться во всю,– За тебя точно замолвили словечко, Слотроп. Роскошь! А нам с тобой дали какую-то заброшенную кладовку, прикинь.</text:p>
      <text:p text:style-name="Standard">– Эй, что ты ему гонишь?– Слотроп рыщет вокруг в поисках сигарет.– Я, типа, Ван Джонсон что ли?</text:p>
      <text:p text:style-name="Standard">– Только в том, что касается,– Тантиви с балкона бросает свою зелёную пачку Кревенс,– девушек, понимаешь—</text:p>
      <text:p text:style-name="Standard">– Англичане довольно сдержаны,– поясняет Блот, качаясь резче для выразительности.</text:p>
      <text:p text:style-name="Standard"><text:soft-page-break/>– О, ошалелые маньяки,– бормочет Слотроп направляясь в свой личный туалет,– ворвала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text:p>
      <text:p text:style-name="Standard">– Так вы, ребята, ждёте, что <text:span text:style-name="T13">я</text:span> устрою вам знакомства,– орёт он, покрывая шум спуска <text:s/>воды в туалете,– а мне всегда казалось, стоит кому-то из вас пересечь Пролив и он уже заправский Валентино.</text:p>
      <text:p text:style-name="Standard">– Мне говорят, что до войны была какая-то такая <text:s/>традиция,– Тантиви с печалью прислоняется в дверях,– но Блот и я часть Нового Поколения, нам приходится зависеть от знатока Янки…</text:p>
      <text:p text:style-name="Standard">И тут Блот выскакивает из постели и стремится просветить Слотропа песней:</text:p>
      <text:p text:style-name="center">АНГЛИЧАНИН ЗАСТЕНЧИВ ОЧЕНЬ (ФОКС-ТРОТ)</text:p>
      <text:p text:style-name="Standard">(Блот):<text:tab/>Англичанин застенчив очень,</text:p>
      <text:p text:style-name="Standard"><text:tab/>Это вам не Ка-за-но-ва,</text:p>
      <text:p text:style-name="Standard"><text:tab/>Где надо дам раскрутить,</text:p>
      <text:p text:style-name="Standard"><text:tab/>Американцы впереди—</text:p>
      <text:p text:style-name="Standard"/>
      <text:p text:style-name="Standard">(Тантиви): — У англичанина нет той</text:p>
      <text:p text:style-name="Standard"><text:tab/>Удали заатлантической,</text:p>
      <text:p text:style-name="Standard"><text:tab/>Что женщины находят столь романтической,</text:p>
      <text:p text:style-name="Standard"><text:tab/>Не знаю даже почему…</text:p>
      <text:p text:style-name="Standard"/>
      <text:p text:style-name="Standard">(Блот):<text:tab/>Янки многоженец с толпой своих подружек</text:p>
      <text:p text:style-name="Standard"><text:tab/>Не сможет смягчить лёд британских лиц,</text:p>
      <text:p text:style-name="Standard"/>
      <text:p text:style-name="Standard">(Тантиви): Но втайне вызывает в них он восхищенье,</text:p>
      <text:p text:style-name="Standard"><text:tab/>Как, типа, эро-тич-ный Клаузевиц…. </text:p>
      <text:p text:style-name="Standard"/>
      <text:p text:style-name="Standard">(Вместе): А если б кто-то смог в себе объединить</text:p>
      <text:p text:style-name="Standard"><text:tab/>Американскую постельную техничность </text:p>
      <text:p text:style-name="P5">И внешности английской симпатичность,</text:p>
      <text:p text:style-name="P5">Красотки были б все его в любое время дня и ночи</text:p>
      <text:p text:style-name="Standard"><text:tab/>Хоть мы с тобою знаем, что Англичанин застенчив очень.</text:p>
      <text:p text:style-name="Standard"/>
      <text:p text:style-name="Standard">– Ну, тогда вы обратились по адресу,– кивает Слотроп, соглашаясь.– Но не ждите, чтоб я и вставлял за вас.</text:p>
      <text:p text:style-name="Standard">– Только для начального съёма,– говорит Блот.</text:p>
      <text:p text:style-name="Standard"><text:soft-page-break/>– <text:span text:style-name="T23">Moi</text:span>,– вопит тем временем Тантиви вниз с балкона,– <text:span text:style-name="T23">Moi</text:span><text:span text:style-name="T11"> Тантиви, понимаете, Тантиви.</text:span></text:p>
      <text:p text:style-name="Standard">– Тантиви,– откликается неясный девичий хор снизу.</text:p>
      <text:p text:style-name="Standard">– <text:span text:style-name="T23">J’ai deux amis, aussi</text:span><text:span text:style-name="T11">, по странному совпадению. </text:span><text:span text:style-name="T23">Par un bizarre</text:span><text:span text:style-name="T11"> совпадение, или как оно по-французски, </text:span><text:span text:style-name="T23">oui</text:span><text:span text:style-name="T11">?</text:span></text:p>
      <text:p text:style-name="P2">Слотроп, занятый было бритьём, выступил со всклоченной пеной на зажатом в кулак помазке <text:s/>и столкнулся с Блотом, бросившим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text:p>
      <text:p text:style-name="Standard">– Скажем, примерно в <text:span text:style-name="T24">où</text:span><text:span text:style-name="T12">,</text:span>– спрашивает Блот,– <text:span text:style-name="T24">où,</text:span> хорошо, <text:span text:style-name="T24">déjeuner?</text:span></text:p>
      <text:p text:style-name="Standard">– <text:s/>Рад, что я оказался полезным,– бормочет Слотроп, <text:s/>намыливая Тантиви между лопаток.</text:p>
      <text:p text:style-name="P6">– Так пошли с нами,– зовут девушки поверх шума волн, две из них удерживают большущую плетеную корзину, а в ней стройные лощёные зелёные бутылки вина и батоны с хрусткой корочкой всё ещё точащие из под белой тряпицы лёгкий парок всплывающий как пёрышки от каштановой глазури и из более бледных полос трещинок,– идёмте<text:span text:style-name="T24">—sur la plage . . .</text:span></text:p>
      <text:p text:style-name="Standard">– Я просто,– Блот уже наполовину за дверью,– поддержу им компанию пока вы…</text:p>
      <text:p text:style-name="Standard">– <text:span text:style-name="T24">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вистов. Полнится светом.</text:p>
      <text:p text:style-name="Normal_20__28_Web_29_">Слотроп стряхивает с ладоней <text:span text:style-name="T28">witch hazel</text:span><text:span text:style-name="T12">. Запах в комнате на миг переносит в Беркширские субботы</text:span>—флакончики сливового и янтарного тоников, усаженная мухами бумажка прокручивается колеблемая вентилятором над головой, щипки боли от тупых ножниц…. <text:s/>Выдираясь из своего свитера, закурил торчащую изо рта сигарету, дым валит из горловины словно от вулкана: –«Эй,<text:span text:style-name="T1"> </text:span>можно<text:span text:style-name="T1"> тебя расколоть на одну из твоих</text:span>—»</text:p>
      <text:p text:style-name="Normal_20__28_Web_29_"><text:span text:style-name="T1">– Ты уже забрал всю пачку,– вскрикивает Тантиви</text:span>—«Боже милостивый, а <text:span text:style-name="T13">это</text:span> что такое?»</text:p>
      <text:p text:style-name="P8">– Ты о чём?– На лице Слотропа ничего кроме невинности, пока он впихивает и начинает застёгивать помянутый объект.</text:p>
      <text:p text:style-name="P7"><text:span text:style-name="T1">– Ты, конечно, пошутил. Юные дамы ждут там, Слотроп, одень что-нибудь цивилизованное, будь умницей</text:span>—</text:p>
      <text:p text:style-name="P9">– Всё путём,– Слотроп, минуя зеркало, причёсывает волосы в обычный спортивный помпадур Бинга Кросби.</text:p>
      <text:p text:style-name="P7"><text:span text:style-name="T1">– Ты же не хочешь, чтоб нас увидели с</text:span>—</text:p>
      <text:p text:style-name="P7"><text:span text:style-name="T1">– Мой брат Хоган прислал её мне,– оповещает его Слотроп,– аж с Тихого океана. Видишь на спине? под парнями в том каноэ, налево от цветущих </text:span><text:span text:style-name="T28">hibiscus</text:span><text:span text:style-name="T4">, там грица СУВЕНИР ИЗ ГОНОЛУЛУ? Это реальная вещь, Макер-Мафик, не какая-нибудь дешёвая подделка.</text:span></text:p>
      <text:p text:style-name="Normal_20__28_Web_29_"><text:span text:style-name="T1">– Боже правый,– стонет Тантиви, удручённо таща его из комнаты, затеняя глаза от рубахи, которая слегка мерцает в полумраке коридора.– Ну, хотя бы заправь её и покрой чем-нибудь. Вот, я даже одолжу тебе эту форменныый китель…. Велика жертва: это китель из заведения на Севил-Роу, чьи примерочные в натуре украшены портретами достопочтенных овечек</text:span>—какие-то возвышенно позируют на скалах, другие в задумчивом, мягком ближнем плане—с которых изначальная осеребрённая туманом состригалась <text:s/>шерсть.</text:p>
      <text:p text:style-name="P8"><text:soft-page-break/>– Должно быть соткана из колючей проволоки,– делится мнением Слотроп,– какая девушка захочет прижаться к чему-то подобному.</text:p>
      <text:p text:style-name="P8">– Ну, а какая женщина в здравом уме захочет быть в радиусе десяти миль от <text:s/>этой-этой жуткой рубахи, а?</text:p>
      <text:p text:style-name="Normal_20__28_Web_29_"><text:span text:style-name="T1">–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text:span>– Вот так!– Сияет,– теперь то, что называется <text:span text:style-name="T13">полный блеск</text:span>.</text:p>
      <text:p text:style-name="P8">Они возникли в свете солнца. Чайки поднимают крик, наряд Слотропа переливается личной радужной жизнью. Тантиви накрепко зажмуривает глаза. Когда он их открывает, девушки уже прилипли к Слотропу, поглаживают его рубаху, пощипывают уголки её воротника, воркуют на французском.</text:p>
      <text:p text:style-name="P8">– Ну, конечно.– Тантиви подымает корзину,– ещё бы.</text:p>
      <text:p text:style-name="Normal_20__28_Web_29_"><text:span text:style-name="T1">Эти девушки танцовщицы. Управляющий 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никому тут до этого дела нет, симпатичная мозаика из маленьких отборных морских ракушек, тысячи их вмурованы в штукатурку, пурпурных, розовых, коричневых, сменив большущую часть крыши (старая черепица всё ещё сложена грудой рядом с Казино), создана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text:s/>просто выделяет их от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всего лишь отступают, уменьшаясь, пока компания спускается мимо простыней и наволочек отеля, разостланных сохнуть на склоне пляжа, мелкие морщинки очерченные голубым, который растает с подъёмом солнца к зениту, шесть пар ног пошевеливают никогда не сгребавшийся мусор, старая игральная фишка, наполовину выбеленная солнцем, прозрачные кости чаек, изношенная майка, сделано для Вермахта, разодрана и испятнана солидолом….</text:p>
      <text:p text:style-name="Normal_20__28_Web_29_"><text:span text:style-name="T1">Они движутся вдоль пляжа, изумительная рубаха Слотропа, платочек Тантиви, платья девушек, зелёные бутылки в танце, все говорят разом, лингва франка меж-парней-и-девушек, девушки много чего сообщают друг другу искоса поглядывая на свой эскорт. Тут неплохо бы подпустить малость, хе-хе, ранней паранойи, типа, выбери меня, чтоб легче терпеть то, что точно стрясётся этим днём. Ан, нет. Слишком уж хорошее утро для 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text:span><text:span text:style-name="T5">Козырька</text:span><text:span text:style-name="T1">. В открытом море мигает двойня крохотных парусов, растворяясь в дали и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пережившего лето, ощущение песка на сгоревшей под солнцем коже, остро колкая трава дюн под босыми ступнями…. Ближе к берегу продвигается </text:span><text:span text:style-name="T5">pedalo</text:span><text:span text:style-name="T1"> полный солдат с </text:span><text:soft-page-break/><text:span text:style-name="T1">девушками</text:span>—они свешиваются, плещут, валяются в бело-зелёных полосатых шезлонгах на корме. Вдоль края воды ребятишки гонятся с криками и хохотом малышни защекотанной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text:p>
      <text:p text:style-name="Normal_20__28_Web_29_">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text:p>
      <text:p text:style-name="Normal_20__28_Web_29_">Блот вмешивается:<text:span text:style-name="T1">– «Эй, Слотроп, и эта тоже твоя подружка?»</text:span></text:p>
      <text:p text:style-name="Normal_20__28_Web_29_"><text:span text:style-name="T1">Хм? о чём тут… она, что?</text:span> Вот Блот сидит, самодовольный, тычет пальцем на скалы и бухточку рядом….</text:p>
      <text:p text:style-name="P8">– Она строит тебе глазки, старик.</text:p>
      <text:p text:style-name="Normal_20__28_Web_29_"><text:span text:style-name="T1">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ами подвёрнут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text:span>—</text:p>
      <text:p text:style-name="Normal_20__28_Web_29_">Блядь святая, это там <text:span text:style-name="T13">вылазит</text:span>—осьминог? Да, это наиогромнейший ёбаный осьминог из всех, что Слотроп видел не в кино, Джексон, и он вот только что поднялся из воды и всплюхнулся до половины одной из чёрных глыбин. Теперь, нацелив злобный глаз на девушку, он вскидывает длинное усаженное присосками щупальце, обвивает вокруг её шеи, пока все смотрят, другим хватает за талию и начинает тащить её, упирающуюся, под воду.</text:p>
      <text:p text:style-name="Normal_20__28_Web_29_">Слотроп несётся, с бутылкой в руке, мимо Тантиви, который исполняет нерешительную чечётку, прихлопывая руками по карманам выходного костюма в поисках оружия, но его там нет, чем ближе он подбегает, тем больше видно осьминога и вау! это здоровяк, хрень святая—тормозит рядом, одной ногой в воде, и начинает колошматить осьминога винной бутылкой <text:s/>по голове. Крабы-отшельники оскальзываются в смертельной схватке вокруг его ноги. Девушка, уже наполовину в воде, пытается закричать, но щупальце, подвижное и леденящее, едва позволяет ей вдохнуть.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знать, что напоследок ей привидятся вульгарные лица красоток в хула, мужики с <text:s/>укулеле, сёрфингисты и всё в расцветке книжки <text:s/>комиксов… <text:span text:style-name="T13">о Боже пожалуйста Боже</text:span>, бутылка трахает вновь и вновь по мокрой плоти осьминога, но хули толку, осьминог уставился на Слотропа, победно, пока тот, рядом с неизбежной смертью, не может оторвать свой взгляд от её руки, матери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1">tetanus</text:span><text:span text:style-name="T34"> </text:span><text:span text:style-name="T4">отделяет от Земли</text:span>—</text:p>
      <text:p text:style-name="P8">– Слотроп!– Это Блот метра за три, предлагает ему здоровенного краба.</text:p>
      <text:p text:style-name="Normal_20__28_Web_29_"><text:span text:style-name="T1">– Какого хуя?– Может, если разбить бутылку о камень и садануть паскуду промеж глаз</text:span>—</text:p>
      <text:p text:style-name="P8"><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text:p>
      <text:p text:style-name="P8">– Окей!– Сотряса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безотрывно на крабе.</text:p>
      <text:p text:style-name="Normal_20__28_Web_29_"><text:span text:style-name="T1">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text:s/>Но есть некий сумасшедший всплеск энергии, как бывает с неодушевлёнными предметами, когда те грохаются со столов, а мы улавливаем шум и свою собственную неуклюжесть и не </text:span><text:span text:style-name="T5">хотим</text:span><text:span text:style-name="T1">, чтоб грохнулись, типа, такой бзденц! ха-ха, слышишь это? вот и </text:span><text:span text:style-name="T5">опять</text:span><text:span text:style-name="T1"> БЗДЕНЦ! в каждом движении осьминога, от которого Слотроп рад наконец-то отделаться, метнув краба, словно дискобол, изо всех <text:s/>сил, в море, а чудище тут же</text:span>—плюх!—вдогонку побулькало следом и вскоре пропало.</text:p>
      <text:p text:style-name="Normal_20__28_Web_29_">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text:p>
      <text:p text:style-name="Normal_20__28_Web_29_">Тантиви встречает улыбкой и кратким взмахом руки в символической отдаче чести. «Отличное шоу!»<text:span text:style-name="T1"> – орёт Тедди Блот,– «но я б не хотел попробовать сам».</text:span></text:p>
      <text:p text:style-name="Normal_20__28_Web_29_"><text:span text:style-name="T1">– Почему нет? У тебя же был тот краб. Постооой</text:span>—где ты <text:span text:style-name="T13">достал</text:span> его?</text:p>
      <text:p text:style-name="P8">– Нашёл,– отвечает Блот, твердея лицом. Слотроп всматривается в эту пташку, но никак не может уловить его глаз. Что за хуйня тут творится?</text:p>
      <text:p text:style-name="P8">–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text:p>
      <text:p text:style-name="P8">–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европейских ртов: – «Я совсем уж было задохнулась».</text:p>
      <text:p text:style-name="Normal_20__28_Web_29_"><text:span text:style-name="T1">– Э..э</text:span>—вы не немка.</text:p>
      <text:p text:style-name="P8">Отрицательно встряхивая головой:– «Голландка».</text:p>
      <text:p text:style-name="Normal_20__28_Web_29_"><text:span text:style-name="T1">– И вы тут оказались</text:span>—</text:p>
      <text:p text:style-name="P8"><text:soft-page-break/>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P8">– Нет, по-моему. Вы молодая женщина, великолепно смотритесь.– На заднем плане, Блот восторженно толкает локтем Тантиви. За-атлантическая удаль. Слотроп берёт её запястье, теперь запросто читает этот опознавательный браслет. Там грица КАТЯ БОРГЕЗИУС. Он чувствует удары её пульса. Она его знает откуда-то? странно. Смесь узнавания и нежданной хитрости в её лице…</text:p>
      <text:p text:style-name="Normal_20__28_Web_29_"><text:span text:style-name="T1">И вот тут, в пляжной компании с незнакомцами, начинают приобретать отзвук металла, в каждом слове твёрдо-острый прищёлк, а свет, хотя по-прежнему такой же яркий, уже не приносит ясности… это Пуританский рефлекс выискивать иные распорядки скрытые видимым,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text:span>—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Normal_20__28_Web_29_">Все они ещё малость побыли на пляже, доканчивая завтрак. Но бесхитростный день, птицы и солнце, <text:s/>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ся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форма по уставу,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за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text:p>
      <text:p text:style-name="P8">– Ничего себе пикничок, нессе-па?</text:p>
      <text:p text:style-name="Normal_20__28_Web_29_"><text:span text:style-name="T1">Ямочки появляются возле её рта: – «Ты всё время знал <text:s/>про осьминога? Я так подумала, потому что так было похоже на танец</text:span>—все вы.</text:p>
      <text:p text:style-name="P8">– Нет, честно, не знал. Так по-твоему это был, типа, прикол, что ли?</text:p>
      <text:p text:style-name="Normal_20__28_Web_29_"><text:span text:style-name="T1">– Малыш Тайрон,– она шепчет вдруг, расплываясь в большой поддельной улыбке для отвода глаз остальных. Малыш? Он вдвое выше неё:– «Пожалуйста</text:span>—будь осторожен….» Вот и всё. С другой стороны, у него Катя,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я пожимает бицепс Слотропа и говорит ему именно то, что он хочет услышать в этот момент:<text:span text:style-name="T1">–</text:span> <text:s/>«Наверное, всё же, <text:span text:style-name="T13">нам предназначалось встретиться</text:span>….»</text:p>
      <text:p text:style-name="Normal_20__28_Web_29_"><draw:frame draw:style-name="fr2" draw:name="Рисунок 4" text:anchor-type="as-char" svg:width="6.9252in" svg:height="0.3634in" draw:z-index="1"><draw:image xlink:href="Pictures/10000000000005F40000005066F31325DF27135A.png" xlink:type="simple" xlink:show="embed" xlink:actuate="onLoad" loext:mime-type="image/png"/></draw:frame></text:p>
      <text:p text:style-name="P8">С моря, в этот час Казино просто оспинка на горизонте: его частокол пальм уже тени в тающем свете. Углубляется жёлто-коричневость этих маленьких зубчатых <text:soft-page-break/>гор, подкрашенное морем мягкое нутро чёрных олив, белых вилл, унасестившихся шатэ, целых <text:s/>и разваленных, осенняя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text:s/>доносятся <text:s/>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скользит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Normal_20__28_Web_29_"><text:span text:style-name="T1">Он давно перестал переспрашивать приказы</text:span>—даже переспрашивать своё изгнание. Показания о его связи с заговором Бухарина, о деталях которого он никогда не слыхал, возможно, <text:s/>в чём-то были правы—Троцкистский Блок мог знать о нём, по его репутации, использовать его секретным образом … <text:span text:style-name="T13">навсегда секретным</text:span>: есть формы невинности, он знает, которым это не дойдёт, а ещё меньше примут, как он. Потому что, в конце концов, это могло быть просто кусочком в неоглядном, патологическом сне Сталина. По крайней мере, у него была физиология, что-то внепартийное… те, кто не имел ничего кроме партии, кто строил все свои жизни на ней, до очередной чистки, должно быть, переживали что-то типа смерти… никогда не зная ничего определённого, не имея чёткости лаборатории… это не дало ему свихнуться, видит Бог, уже двадцать лет. Во всяком случае, им никогда не удастся—</text:p>
      <text:p text:style-name="Normal_20__28_Web_29_">Нет, у них не получится, такого ещё не было… если только не умолчали, в журналах, конечно, ни за что не напечатают—</text:p>
      <text:p text:style-name="Normal_20__28_Web_29_">Станет ли Пойнтсмен—</text:p>
      <text:p text:style-name="Normal_20__28_Web_29_">Он может. Да.</text:p>
      <text:p text:style-name="Normal_20__28_Web_29_">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подвернутся….</text:p>
      <text:p text:style-name="Normal_20__28_Web_29_">И вот, распросторилось небо принять единственную первую звезду. Но Поркиевич ничего не загадывает. Такая его политика. Знаки начала его не интересуют, ни даже знаки отходные… Когда мотор судна даёт полный вперёд, взбитая им вода вздымается, розовая в закате, скрыв белое Казино на берегу.</text:p>
      <text:p text:style-name="Normal_20__28_Web_29_">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text:s/>обеду с Тантиви и танцовщицами, Слотроп остолбенел с глазами округлившимися от вида Кати Боргезиус, волосы в одной из тех изумрудных тиар, прочие части покрыты длинным платьем в стиле Медичи из бархата цвета морской волны. Её сопровождением генерал-полковник и генерал-бригадир.</text:p>
      <text:p text:style-name="P8">– Привилегии вышестоящим,– напевает Тантиви, шаркая саркастическими подошвами по ковру,– о, вышестоящим, да-да-да.</text:p>
      <text:p text:style-name="P8">– Хочешь меня взбесить,– улыбается Слотроп,– да не фурычет.</text:p>
      <text:p text:style-name="Normal_20__28_Web_29_"><text:span text:style-name="T1">– Сам вижу.– Его ответная улыбка застывает.– О, нет, Слотроп, пожалуйста, нет, мы же идём к обеду</text:span>—</text:p>
      <text:p text:style-name="Normal_20__28_Web_29_"><text:span text:style-name="T1">– Я знаю, что мы идём к обеду</text:span>—</text:p>
      <text:p text:style-name="P8">– Это уже ни в какие ворота, сними это.</text:p>
      <text:p text:style-name="P8"><text:soft-page-break/>– Тебе нравится? Рисунок ручной работы. Классные титьки, а?</text:p>
      <text:p text:style-name="P8">– Это галстук из лондонской тюрьмы Вормвуд-Скрабз.</text:p>
      <text:p text:style-name="P8">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с нею на пару только что освободившихся мест: и кто же оказался там его соседом слева, если не Катя. Он отдувает щёки, косит глаза, старательно приглаживает волосы руками и к этому моменту подан суп, к которому он приступает как к обезвреживанию мины. Катя его игнорирует, занятая живой беседой, поверх своего генерала, с каким-то пернатым полковником о его довоенной профессии, управляющий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P8">Когда принесли и разделались с рыбой, приключилось кое-что забавное. Коленка Кати, похоже, трётся об Слоптропову, бархатно-тёплая, под столом. </text:p>
      <text:p text:style-name="P8">О-оопаньки, приходит Слотроп к выводу, ты ж посмотри: я наловчусь в таких уловках, не зря же я попал в Европу, а? Он поднимает свой бокал объявить: – «Баллада ТантивиМакер-Мафика». Раздаются крики «ура», застенчивый Тантиви пытается сдержать улыбку. Эта песня известна всем: Один из <text:s/>Шотландцев бежит вдоль комнаты к роялю. Сезар Флеботомо подкручивает свои скользкие усы как острия ятаганов, шарит позади пальмы в бочке ещё чуть-чуть добавить огней, моргая выныривает обратно и шипящим шёпотом вызывает своего метр д’отеля. Вино пробулькало, глотки прочистились и добрая половина компании затягивает</text:p>
      <text:p text:style-name="P10">БАЛЛАДУ ТАНТИВИ МАКЕР-МАФИКА</text:p>
      <text:p text:style-name="P8">Джин из Италии проклятье материнское,</text:p>
      <text:p text:style-name="P8">А пиво Франции мерзкий антисептик,</text:p>
      <text:p text:style-name="P8">Испанский <text:s/>виски пить способен лишь святой,</text:p>
      <text:p text:style-name="P8">Или хотя бы эпилептик.</text:p>
      <text:p text:style-name="P8">Белая молния огонь зажгла </text:p>
      <text:p text:style-name="P8">Под бродильным чаном с отравой</text:p>
      <text:p text:style-name="P8">От которой раскалывается голова,</text:p>
      <text:p text:style-name="P8">Но удержу нет его глотке бравой.</text:p>
      <text:p text:style-name="Normal_20__28_Web_29_"><text:span text:style-name="T1">(Припев): О</text:span>—<text:span text:style-name="T1">Тантиви напивался повсюду,</text:span></text:p>
      <text:p text:style-name="P8">С кем попадя и в любых местах,</text:p>
      <text:p text:style-name="P8">Для выпивки нет у него слов «не буду»,</text:p>
      <text:p text:style-name="P8">Он хлыщет всё с улыбкой на устах!</text:p>
      <text:p text:style-name="P8"/>
      <text:p text:style-name="Normal_20__28_Web_29_"><text:soft-page-break/><text:span text:style-name="T1">В хоре звучат, типа, сотня</text:span>—но скорее всего только два—Валлийца, тенор с юга и бас с севера их краёв, ты ж понимаешь, так что всякая беседа, хоть тихая, хоть нет, по полной заглушена. Именно то, что надо Слотропу. Он склоняется в направлении Кати.</text:p>
      <text:p text:style-name="P8">– Приходи в мою комнату,– шепчет она,– 306, после полуночи.</text:p>
      <text:p text:style-name="P8">– Понял.– И Слотроп распрямляется вовремя, чтобы присоединиться к хору на первом же такте:</text:p>
      <text:p text:style-name="P8">Он закоснел в океанах грога,</text:p>
      <text:p text:style-name="P8">Где шатается поддатый кашалот,</text:p>
      <text:p text:style-name="P8">Он пол морей избороздил, как сельскую дорогу,</text:p>
      <text:p text:style-name="P8">В любые бури он прёт вперёд.</text:p>
      <text:p text:style-name="P8">И в лондонский туман, и под солнцем Сахары,</text:p>
      <text:p text:style-name="P8">И <text:s/>на горных ледниках, под ветра вой,</text:p>
      <text:p text:style-name="P8">По самые завязки он затарен,</text:p>
      <text:p text:style-name="P8">И всё-таки всегда готов ещё по одной.</text:p>
      <text:p text:style-name="P8"/>
      <text:p text:style-name="Normal_20__28_Web_29_"><text:span text:style-name="T1">Да</text:span>—<text:span text:style-name="T1">Тантиви напивался повсюду… и т.д.</text:span></text:p>
      <text:p text:style-name="P8"/>
      <text:p text:style-name="P8">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text:p>
      <text:p text:style-name="P8">–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о, верно?</text:p>
      <text:p text:style-name="P8">Тантиви, изображая беззаботность, прекращает напевать «У Моря Позволяешь Себе Много из того, что Ты не Можешь Делать в Городе», чтобы спросить:– «Да, ну? Ты вправду так думаешь?»</text:p>
      <text:p text:style-name="P8">– Брось, хотя бы тот осьминог.</text:p>
      <text:p text:style-name="Normal_20__28_Web_29_"><text:span text:style-name="T1">– Каракатицы не редкость у берегов Средиземноморья. Хотя обычно не столь крупные</text:span>—<text:span text:style-name="T1">так тебя </text:span><text:span text:style-name="T5">размер</text:span><text:span text:style-name="T1"> тревожит? Разве Американцы не </text:span><text:span text:style-name="T5">любят</text:span>—</text:p>
      <text:p text:style-name="Normal_20__28_Web_29_"><text:span text:style-name="T1">– Тантиви, это не случайность. Ты слышал Блота? «Не убей его!» Краб у него был </text:span><text:span text:style-name="T5">наготове</text:span><text:span text:style-name="T1">, а и может в той его планшетке, чтобы отманить зверя. А теперь куда он запропастился вообще?</text:span></text:p>
      <text:p text:style-name="P8">– Думаю, он на пляже. Там много выпивки.</text:p>
      <text:p text:style-name="P8">– Он много пьёт?</text:p>
      <text:p text:style-name="P8">– Нет.</text:p>
      <text:p text:style-name="Normal_20__28_Web_29_"><text:soft-page-break/><text:span text:style-name="T1">– Послушай, ты его друг</text:span>—</text:p>
      <text:p text:style-name="Normal_20__28_Web_29_"><text:span text:style-name="T1">Тантиви стонет:– «Боже, Слотроп, я не-</text:span><text:span text:style-name="T5">зна</text:span><text:span text:style-name="T1">-ю, тебе я тоже друг, но тут всегда, ты ж понимаешь, приходится соперничать с элементарной Слотропианской паранойей….</text:span></text:p>
      <text:p text:style-name="P8">– Ни хрена не паранойя, а и ты знаешь что-то тут не чисто.</text:p>
      <text:p text:style-name="P8">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text:p>
      <text:p text:style-name="P8">– Ха!</text:p>
      <text:p text:style-name="Normal_20__28_Web_29_"><text:span text:style-name="T1">– Я увидел одно в его сумке сегодня. Просто взглянул. Не пытался вникать. Он же при Верховном Главнокомандовании, в конце концов</text:span>—думаю, в этом всё дело.</text:p>
      <text:p text:style-name="Normal_20__28_Web_29_"><text:span text:style-name="T1">– Нет, не в этом. А как тебе </text:span><text:span text:style-name="T5">такое</text:span><text:span text:style-name="T1">….– И Слотроп рассказывает о свидании с Катей в полночь. На мгновение они почти вернулись в бюро ТОТСССГ, и падают ракеты, и чай в бумажных стаканчиках, и всё опять правильно….</text:span></text:p>
      <text:p text:style-name="P8">– Ты пойдёшь?</text:p>
      <text:p text:style-name="P8">– А что, не надо? Думаешь, она опасна?</text:p>
      <text:p text:style-name="P8">– Я думаю, она восхитительна, если б мне не надо было думать о Франсуазе, не говоря уж про Ивонну, я бы наперегонки с тобою мчался к её двери.</text:p>
      <text:p text:style-name="P8">– Но?</text:p>
      <text:p text:style-name="P8">Но часы над баром щёлкают один раз, а вскоре ещё один, утаскивая время поминутно в их прошлое.</text:p>
      <text:p text:style-name="P8">– Или твой сдвиг заразный,– начинает Тантиви,– или же они и за мной следят.</text:p>
      <text:p text:style-name="P8">Они смотрят друг на друга. Слотроп вспоминает, что без Тантиви он был бы тут совсем один:– «Рассказывай».</text:p>
      <text:p text:style-name="Normal_20__28_Web_29_"><text:span text:style-name="T1">– Если бы я знал что. Он изменился</text:span>—только я ничем не могу доказать тебе это.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text:p>
      <text:p text:style-name="P8">– Что произошло?</text:p>
      <text:p text:style-name="Normal_20__28_Web_29_"><text:span text:style-name="T1">–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он больше мне не доверяет. Я</text:span>—у меня такое чувство, что он использует меня не знаю для чего. Терпит меня, покуда я полезен. Как водилось между университетскими приятелями. Не знаю, приходилось ли тебе почувствовать это в Гарварде… время от времени, ещё учась в Оксфорде, у меня возникало ощущение какой-то особой <text:span text:style-name="T13">структуры</text:span>, о которой все умалчивали—которая продлялась дальше Тёрл-Стрит, дальше Корнмаркета, она производила счета подлежащие оплате… никто не знал кому, когда, или в какой форме… но я думал, это неважно, частные мелочи при том, ради чего я там действительно был, понимаешь….</text:p>
      <text:p text:style-name="P8"><text:soft-page-break/>– Ещё как понимаю. В той же самой Америке, тебе об этом говорят прежде всего прочего. У Гарварда там своё назначение. Его «образовательная» часть всего лишь вывеска.</text:p>
      <text:p text:style-name="P8">– Мы тут совсем ещё невинные, как видишь.</text:p>
      <text:p text:style-name="P8">– Возможно, некоторые из вас. Сочувствую насчёт Блота.</text:p>
      <text:p text:style-name="P8">– Я всё ещё надеюсь, тут что-то другое.</text:p>
      <text:p text:style-name="P8">– Это заметно. Но что теперь?</text:p>
      <text:p text:style-name="Normal_20__28_Web_29_"><text:span text:style-name="T1">– Ну, как по-моему</text:span>—сходи на свидание, будь осторожен. Держи меня в курсе. Возможно, завтра и мне будет что рассказать о приключении, или двух, чтоб уже ты послушал. <text:s/>А если тебе нужна помощь,<text:span text:style-name="T1">– взблеснули зубы, лицо чуть зарделось,– так я тебе помогу.</text:span></text:p>
      <text:p text:style-name="P8">– Спасибо, Тантиви.– Иисусе, британский союзник. Заглянули Ивонна с Франсуазой, манят их на выход. -Дальше в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ашивает, Ивонна пожимает плечами:– «Гуляет с вашим другом? Кто знает?»– Длинные волосы Ислейн и загорелые руки, её лицо в улыбке шестилетней…. Если дознаются, что ей что-то известно, она не пострадает?</text:p>
      <text:p text:style-name="P8">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в плашмя на задницу, растопчет свора парней из школы Чойт, каждый с инстинктами и массой носорога-убийцы.</text:p>
      <text:p text:style-name="P8">–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Строение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text:p>
      <text:p text:style-name="Normal_20__28_Web_29_"><text:span text:style-name="T1">У её двери он останавливается пригладить свои волосы. Сейчас на ней белая <text:s/></text:span><text:span text:style-name="T33">pelisse </text:span><text:span text:style-name="T1">вся в блёстках, подложенные плечи, неровный белый плюмаж страусов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не знал, что ты так сдвинута на этом гольфе!» Безупречно романтичный Слотроп.</text:span></text:p>
      <text:p text:style-name="P8">– Он хотел быть приятным. Я отвечала приятностью,– один глаз, типа, дрогнул, лоб наморщился. Слотроп опасается, не расстёгнулась ли его ширинка.</text:p>
      <text:p text:style-name="Normal_20__28_Web_29_"><text:span text:style-name="T1">– А игнорировать меня. Зачем?– Вот это грамотный захват, Слотроп</text:span>—но она лишь растворяется перед вопросом, возникает в другой части комнаты….</text:p>
      <text:p text:style-name="P8"><text:soft-page-break/>–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text:p>
      <text:p text:style-name="P8">– Не знаю. Но ты заигрываешь налево и направо.</text:p>
      <text:p text:style-name="P8">– Возможно, в этом моё назначение.</text:p>
      <text:p text:style-name="P8">– Как «Наверно, нам предназначалось встретиться».</text:p>
      <text:p text:style-name="P8">– О, ты видишь во мне больше того, что я есть,– проскальзывая к дивану, подкладывая одну ногу под себя.</text:p>
      <text:p text:style-name="P8">– Я знаю. Ты всего лишь голландская молочница или типа того. Одёжный отсек забит накрахмаленными фартуками и теми, как их, деревянными башмаками, верно?</text:p>
      <text:p text:style-name="P8">– Пойди, проверь.</text:p>
      <text:p text:style-name="Normal_20__28_Web_29_"><text:span text:style-name="T1">– Окей. Проверю!– Он распахивает её отделение для одежды и, в лунном свете отражённом зеркалом, обнаруживает переполненный лабиринт сатина, тафты, замши, </text:span><text:span text:style-name="T33">pongee</text:span><text:span text:style-name="T1"> , воротники и отделку тёмного меха, пуговицы, кушаки, </text:span><text:span text:style-name="T33">passementaries</text:span><text:span text:style-name="T1">, мягкие, сбивающие с толку, женские системы тоннелей, что могут длиться милями</text:span>—он бы заблудился в пол-минуты… кружево мерцает, проймы мигают, креповый шарф трётся о его лицо… Ага! минуточку, рабочий запах тут <text:span text:style-name="T30">carbon tet</text:span>, Джексон, и этот здешний гардероб, в основном, бутафория. <text:span text:style-name="T1">– Шикарный ништяк.</text:span></text:p>
      <text:p text:style-name="P8">– Если это комплимент, то спасибо.</text:p>
      <text:p text:style-name="P8">Пусть Они поблагодарят меня, крошка. – «Это Американизм».</text:p>
      <text:p text:style-name="P8">– Ты первый Американец, который мне встретился.</text:p>
      <text:p text:style-name="Normal_20__28_Web_29_"><text:span text:style-name="T1">– Хм. Должно быть, ты покидала страну через тот </text:span><text:span text:style-name="T33">Arnhem</text:span><text:span text:style-name="T1">, верно?</text:span></text:p>
      <text:p text:style-name="P8">–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text:p>
      <text:p text:style-name="P8"/>
      <text:p text:style-name="P8">СЛИШКОМ РАНО, ЧТОБ ПОНЯТЬ (ФОКС-ТРОТ)</text:p>
      <text:p text:style-name="P8"/>
      <text:p text:style-name="P8">Ещё слишком рано,</text:p>
      <text:p text:style-name="P8">Мы всё ещё не целовались в жаркой страсти,</text:p>
      <text:p text:style-name="P8">Не гнались за луной, сквозь ночной покой,</text:p>
      <text:p text:style-name="P8">Когда утихли танцы</text:p>
      <text:p text:style-name="P8">Над тайною лужайкой…</text:p>
      <text:p text:style-name="P8"><text:soft-page-break/></text:p>
      <text:p text:style-name="P8">Слишком рано, чтоб понять</text:p>
      <text:p text:style-name="P8">Была ли наша болтовня,</text:p>
      <text:p text:style-name="P8">Вздох или два тому назад,</text:p>
      <text:p text:style-name="P8">Больше, чем обычный флирт,</text:p>
      <text:p text:style-name="P8">Который унесётся прочь</text:p>
      <text:p text:style-name="P8">Пройдёт, как эта ночь…</text:p>
      <text:p text:style-name="P8"/>
      <text:p text:style-name="P8">Как можно знать,</text:p>
      <text:p text:style-name="P8">Как угадать?</text:p>
      <text:p text:style-name="P8">Любовь готовит сети втайне,</text:p>
      <text:p text:style-name="P8">Не нам решать…</text:p>
      <text:p text:style-name="P8"/>
      <text:p text:style-name="P8">Возможно, </text:p>
      <text:p text:style-name="P8">Это радостной любви начало,</text:p>
      <text:p text:style-name="P8">Или же день вдруг превратится в ночь вращением Земли</text:p>
      <text:p text:style-name="P8">Милая, откуда же нам знать, </text:p>
      <text:p text:style-name="P8">Ещё так СЛИШКОМ РАНО, ЧТОБ ПОНЯТЬ.</text:p>
      <text:p text:style-name="P8"/>
      <text:p text:style-name="P8">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замедленном движении припадает к её рту, перья соскальзывают, рукава <text:s/>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сплющиваются об него, покуда руки убегают вверх и назад, нашарить зиппер и вжикнуть его вниз вдоль линии спины. …</text:p>
      <text:p text:style-name="Normal_20__28_Web_29_"><text:span text:style-name="T1">Кожа Катье белее белизны одежды, из которой она восстаёт</text:span><text:span text:style-name="T5">. Рождённая заново</text:span><text:span text:style-name="T1">… из окна он почти может разглядеть то место, где каракатица вползала на скалы.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зрастаются покрывая целиком пространства глаз <text:s/>до исчезновения белков и в них лишь красное животное отражение когда доходит свет показать </text:span><text:span text:style-name="T5">неизвестно когда доходит свет</text:span>—</text:p>
      <text:p text:style-name="Normal_20__28_Web_29_"><text:soft-page-break/>Она опрокинулась в глубокую постель, потянув его следом, вниз в атласную, серафимовую, цветастую вышивку, тут же перевернувшись принять его торчащий хуй в свою растянутую развилину, в единственную вибрацию, на которую настраивается ночь… в ебле она ходит ходуном, тело <text:span text:style-name="T30">strobing</text:span> на мили под ним в кремовом и ноче-синем, всякий звук заглушён, глаза полумесяцами под золотом ресниц, нефритоввые серьги, длинные, <text:span text:style-name="T30">octahedral</text:span>, <text:s/>бесшумно мечутся, ударяясь о её щёки, чёрный снег с дождём, его лицо над нею безучастно, полна чёткой техники—это она для себя? или включено в Слотропианскую Нежданную Встречу, как её инструктировали—она его доведёт, не даст, чтоб её покрывала пластиковая оболочка… её дыхание погрубело, перевалив за порог в звучание…думая, что она близка к оргазму, он запускает руку в её волосы, пытается утихомирить её голову ему нужно видеть её лицо: и это вдруг становится борьбой, злой и настоящей—она не сдаст своё лицо—и из ниоткуда она начинает кончать, и то же самое Слотроп.</text:p>
      <text:p text:style-name="Normal_20__28_Web_29_">Неизвестно с чего, сейчас она, которая никогда не смеётся, вдруг становится верхушкой обширного, вздымающегося шара смеха. Позже, уже почти засыпая, она прошепчет «смеюсь» и засмеётся снова.</text:p>
      <text:p text:style-name="Normal_20__28_Web_29_">Он захочет сказать:<text:span text:style-name="T1">– «О, Они и это тебе позволяют»,– хотя, возможно, Они тут ни при чём. Но Катье, с которой он разговаривает, уже заснула и вскоре его глаза тоже закрылись.</text:span></text:p>
      <text:p text:style-name="P8">Как ракета, чьи клапаны в предопределённые моменты открываются и закрываются дистанционным контрол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text:p>
      <text:p text:style-name="P8">– Прекрати.</text:p>
      <text:p text:style-name="P8">– Хм.</text:p>
      <text:p text:style-name="P8">– У меня чуткий сон. Попробуй захрапеть, получишь <text:s/>этим,– помахивает подушкой.</text:p>
      <text:p text:style-name="P8">И это не шутка, нет. Такой режим сна, получить подушкой, проснуться, сказать «хм», заснуть снова, продолжился до самого утра. «Ну, брось»,– наконец,– «перестань».</text:p>
      <text:p text:style-name="P8">–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лся что у неё на уме, пока она не отбросила подушку, чтоб ухватить бутылку Зельтерской шипучки.</text:p>
      <text:p text:style-name="Normal_20__28_Web_29_"><text:span text:style-name="T1">Че-го? </text:span><text:span text:style-name="T5">Бутылку Зельтерской?</text:span><text:span text:style-name="T1"> Что тут, блядь, творится? Какие ещё лабораторные прибамбасы Они тут понатыкали и за какими ещё американскими рефлексами у них охота? Где же </text:span><text:span text:style-name="T5">торты с банановым кремом</text:span><text:span text:style-name="T1">, а? </text:span></text:p>
      <text:p text:style-name="Normal_20__28_Web_29_"><text:span text:style-name="T1">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эсна. Подушка разрывается об одно из мраморных бёдер, лунный свет в комнате забит перьями и пухом, а вскоре и разреженным спреем от струй Зельтерской. Слотроп всё пробует выхватить бутылку. <text:s/>Скользкая девушка вывернулась, прячется за стул. Слотроп берёт графин коньяка с полки серванта, от-тыкает его и мечет чёткий янтарный выплеск с псевдоножками поперёк комнаты дважды, войти в лунный свет и выйти, чтоб шлёпнуться вокруг её шеи, </text:span><text:soft-page-break/><text:span text:style-name="T1">между чёрно-конечных грудей, на её бока. «Сволочь»,– снова ударяет в него струёй Зельтерской. Спадающие перья налипают им на кожу, пока бегают по спальне, её </text:span><text:span text:style-name="T33">dappled</text:span><text:span text:style-name="T1"> тело постоянно увиливает, часто даже в этом свете, совсем сблизи, неразличимо. Слотроп не прекращает падать через мебель. «Ух, вот уже доберусь до </text:span><text:span text:style-name="T5">тебя</text:span><text:span text:style-name="T1">!»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text:span></text:p>
      <text:p text:style-name="P8">– Это ещё что,–<text:tab/>спрашивает Слотроп.</text:p>
      <text:p text:style-name="Normal_20__28_Web_29_"><text:span text:style-name="T1">– Фокус,– кричит она и набрасывает скатерть на него, чётко собранные складки распелёнываются слёту как кристальные </text:span><text:span text:style-name="T33">faults</text:span><text:span text:style-name="T1">, красным по воздуху.– «Следите за исчезновением американского лейтенанта».</text:span></text:p>
      <text:p text:style-name="P8">– Брось дурить,– Слотроп колотит руками и ногами, пытаясь выбраться наружу.– Как мне следить, когда я тут.– Он никак не может нащупать края и малость в панике.</text:p>
      <text:p text:style-name="P8">– В том-то и фокус,– вдруг внутри, рядом с ним, губы на его сосках, руки ерошат волосы у него <text:s/>на затылке, медленно тянет его на толстый ковёр,– мой цыплёночек.</text:p>
      <text:p text:style-name="Normal_20__28_Web_29_"><text:span text:style-name="T1">– Где ты видела это кино, а? А помнишь, как он оказался потом с той </text:span><text:span text:style-name="T5">козой</text:span><text:span text:style-name="T1">?</text:span></text:p>
      <text:p text:style-name="P8">– О, не спрашивай…. На этот раз просто дружеский скоординирован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text:p>
      <text:p text:style-name="P8">Слотропа будит солнечный свет утра от здешнего Средиземноморья, профильтрованный пальмой за окном, красной скатертью, птицами, водой спущенной этажом выше. Минуту он лежит приходя в себя, никакого похмелья, всё ещё не-Слотроповски принадлежа струящемуся циклу отхода и возвращения. Катье лежит, живая и тёплая, буквой S, охваченной его S, начинает шевелиться.</text:p>
      <text:p text:style-name="P8">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это будит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большую ступню в двуцветном ботинке, кофе с индиго, исчезающем за дверью. Вбежав в спальню, он обнаруживает, что всё, в чём он был, исчезло тоже, включая обувь и трусы.</text:p>
      <text:p text:style-name="Normal_20__28_Web_29_"><text:span text:style-name="T1">–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 </text:span><text:span text:style-name="T5">голый</text:span><text:span text:style-name="T1">, замечает тележку со стиркой, выдёргивает из неё пурпурную атласную простыню, заворачивается в неё, типа, на нём тога. От </text:span><text:soft-page-break/><text:span text:style-name="T1">лестничной клетки доносится хмыканье и топ-топ мягких подошв. «Ага!»– вскрикивает Слотроп стартуя вдоль холла, Скользкая простыня никак не хочет держаться. Она плещет, сползает, спадает под ноги. Вверх по ступеням, по две за шаг, лишь затем, чтоб найти наверху ещё один коридор, такой же пустой. Куда все запропастились?</text:span></text:p>
      <text:p text:style-name="P8">Вдали коридора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к этому времени он уже несётся туда. На лестнице он слышит шаги удаляющиеся вниз. Большой Пурпурный Змей с проклятьями скачет следом три пролёта и в дверь на маленькую террасу, вовремя,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text:p>
      <text:p text:style-name="P8">Сперва надо перебраться на дерево, а там можешь карабкаться легко, как по приставной лестнице. И вот уже там, окружённый пышным лиственным светом, Слотроп не может видеть дальше, чем на пару ветвей. Однако, дерево подрагивает и он решает, что вор должен быть где-то тут. Упорно карабкается он дальше, простыня цепляется, рвётся, кожа исколота иглами, исцарапана корой.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значило, пока не взбирается на самую верхушку дерева и вцепившись качается вместе с ней, наслаждаясь прекрасным видом на гавань и сушу, акварельно синим море, барашками на гребнях волн, штормом, что собирается на дальнем горизонте, макушками людских голов, которые движутся далеко внизу. Ё-моё. Ниже, ствол дерева начинает издавать треск, он чувствует вибрацию тут, на своём хрупком насесте.</text:p>
      <text:p text:style-name="Normal_20__28_Web_29_"><text:span text:style-name="T1">– О-о, эй… Этот </text:span><text:span text:style-name="T5">прохиндей</text:span><text:span text:style-name="T1">. По дереву он лез </text:span><text:span text:style-name="T5">вниз</text:span><text:span text:style-name="T1">, а не наверх! Теперь он где-то там внизу, наблюдает! Они знали, что Слотроп выберет вверх, а не вниз</text:span>—они рассчитывали на <text:span text:style-name="T13">этот</text:span> проклятый Американский рефлекс, плохой парень уходя от погони всегда устремляется вверх—почему вверх? и они подпилили ствол почти напрочь, а и теперь—</text:p>
      <text:p text:style-name="Normal_20__28_Web_29_">Они? <text:span text:style-name="T13">Они?</text:span></text:p>
      <text:p text:style-name="Normal_20__28_Web_29_"><text:span text:style-name="T1">– Ну,– приходит Слотроп к выводу,– мне лучше пожалуй, э-э… И тут верхушка обламывается и, с великим шелестом и шумом, смерч тёмных веток с иголками разбивает его на пару тысяч острых падающих кусков, вниз валится Слотроп, подбрасываемый с ветки на ветку, пытаясь держать пурпурную простынь над головой, как парашют. <text:s/>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шляпах с цветочками. Они играют в крикет. Похоже, Слотроп приземлится где-то в их гуще. Он закрывает глаза и пытается представить тропический остров, надёжную комнату, где ничего этого не может случиться. Он открывает их в момент удара о грунт. В глубокой тиши, прежде, чем он даже почувствовал боль, раздаётся громкий </text:span><text:span text:style-name="T5">цок</text:span><text:span text:style-name="T1"> удара деревом по дереву. Ярко-жёлтый полосатый шар прокатывается за дюйм от носа </text:span><text:soft-page-break/><text:span text:style-name="T1">Слотропа и исчезает из виду, секундой позже следует взрыв поздравлений, дамы в восторге, шаги приближаются к нему.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text:span></text:p>
      <text:p text:style-name="P8">– Это Слотроп,– грит Блот,– а на нём пурпурная простыня.</text:p>
      <text:p text:style-name="P8">– Это что, милейший,– вопрошает генерал,– костюм театрический, а?– К нему присоединяются пара дам, сияющих в направлении, а возможно и сквозь, Слотропа. </text:p>
      <text:p text:style-name="P8">– С кем вы говорите, генерал?</text:p>
      <text:p text:style-name="P8">– С этим вот мешалой в тоге,– отвечает генерал,–что разлёгся между мной и моими следующими воротцами.</text:p>
      <text:p text:style-name="Normal_20__28_Web_29_"><text:span text:style-name="T1">– Какая необычайность, Ровена,– обернувшись к своей компаньонке,– </text:span><text:span text:style-name="T5">ты</text:span><text:span text:style-name="T1"> видишь тут какого-нибудь «мешалу в тоге»?</text:span></text:p>
      <text:p text:style-name="Normal_20__28_Web_29_"><text:span text:style-name="T1">– Ах, ничего подобного, Джевел,– отвечает беззаботная Ровена.– </text:span><text:span text:style-name="T5">Я</text:span><text:span text:style-name="T1"> полагаю, генерал </text:span><text:span text:style-name="T5">выпил</text:span><text:span text:style-name="T1">.– Дамы начинают хихикать.</text:span></text:p>
      <text:p text:style-name="Normal_20__28_Web_29_"><text:span text:style-name="T1">– Если генерал принимает </text:span><text:span text:style-name="T5">все</text:span><text:span text:style-name="T1"> свои решения в таком состоянии,– Джевел пытается отдышаться,– то, конечно, конечно же, может случиться и </text:span><text:span text:style-name="T5">sauerkraut</text:span><text:span text:style-name="T1"> в вязании.– Они на пару начинают взвизгивать, очень громко, до неприятного продолжительно.</text:span></text:p>
      <text:p text:style-name="Normal_20__28_Web_29_"><text:span text:style-name="T1">– <text:s/>А твоё имя может стать Брун</text:span><text:span text:style-name="T5">хиль</text:span><text:span text:style-name="T1">да,– оба лица уже придушено розовые,–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text:span></text:p>
      <text:p text:style-name="Normal_20__28_Web_29_"><text:span text:style-name="T1">– Ну-у-у-у, кто-то спёр мою одежду, и я как раз шёл пожаловаться администрации</text:span>—</text:p>
      <text:p text:style-name="P8">– Но по пути решил натянуть пурпурн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text:p>
      <text:p text:style-name="P8">–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text:p>
      <text:p text:style-name="P8">– Йёёохх.– Завёрнутому в подранную простынь, крикетисты помогли подняться на ноги, Слотроп, прихрамывая, идёт за Блотом с травяного поля в Казино. Сначала они зашли в комнату Слотропа. Он находит её недавно убранной, совершенно пустой, готовой для новых постояльцев. –«Эй…»– Выдёргивая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Его спинные мускулы пульсируют болью. –«Что это, Асс?»– ещё раз выходя проверить номер на двери, всё для проформы. Он знает. Больше всего жалко рубаху Хогана. </text:p>
      <text:p text:style-name="P8"><text:soft-page-break/>– Прежде всего, одень что-нибудь подобающее,– тон Блота полон отвращения школьного директора.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немного уважения»,– ха-хакает второй,– «это Лоренс Аравийский!»</text:p>
      <text:p text:style-name="P8">– Блядь,– грит Слотроп. Не может даже руку поднять, ещё меньше замахнуться. Они прошли в комнату Блота, где вдвоём одели на него форму.</text:p>
      <text:p text:style-name="P8">– Слушай,– вдруг осенило Слотропа,– где этот Макер-Мафик сегодня утром?</text:p>
      <text:p text:style-name="Normal_20__28_Web_29_"><text:span text:style-name="T1">– Понятия не имею, право же. Гуляет с девушкой. Или девушками. А </text:span><text:span text:style-name="T5">ты</text:span><text:span text:style-name="T1"> где был?</text:span></text:p>
      <text:p text:style-name="P8">Но Слотроп осматривается вокруг, сжимающий очко страх запоздало охватывает его, шея и лицо в каплях прилива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text:p>
      <text:p text:style-name="P8">Ничего.– «Этот Тантиви съехал, что ли?»</text:p>
      <text:p text:style-name="P8">– Он мог и съехаться, с Франсуазой или Как-бишь-её. Мог даже раньше вернуться в Лондон, я не держу о нём учёта, я не бюро пропавших без вести…</text:p>
      <text:p text:style-name="P8">– Он твой друг…– Блот, вызывающе пожав плечами, в первый раз за всё их знакомство, смотрит прямо в глаза Слотропу.– А ты нет? Кто вы тогда?</text:p>
      <text:p text:style-name="P8">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text:s/>в полдюйма, бледных квадратиков бумаги для заметок, края чётко <text:s/>совпадают… кусочек Уайтхолла на Ривьере. </text:p>
      <text:p text:style-name="P8">Слотроп отводит взгляд.– «Попробую найти его»,– бормочет он, отступая за дверь, форма отвисает на заднице, а в талии жмёт. Живи с тем как чувствуется, приятель, тебе её носить пока что….</text:p>
      <text:p text:style-name="Normal_20__28_Web_29_"><text:span text:style-name="T1">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Чёртов </text:span><text:span text:style-name="T33">O.C.T.U</text:span><text:span text:style-name="T1">, они там сборище нацистов». Бармена не видно. Никак не вспомнить что</text:span>—</text:p>
      <text:p text:style-name="P8">– Ещё что надо?</text:p>
      <text:p text:style-name="P8">– В общем-то, я, э, Американец, просто одолжил униформу, и, ну, я искал лейтенанта Макер-Мафика….</text:p>
      <text:p text:style-name="P8">– Ты кто?– взревел полковник, выдёргивая зубами лепестки из хризантемы.– Это что за нацистские бредни, а?</text:p>
      <text:p text:style-name="P8">– Да, спасибо,– Слотроп убирается из комнаты, ещё раз отдавая честь.</text:p>
      <text:p text:style-name="P8">– Это невероятно!– катится за ним эхо вдоль коридоров к Гимлер-Шпильзааль.– Полный нацизм!</text:p>
      <text:p text:style-name="P8"><text:soft-page-break/>В безлюдьи полуденного затишья, простирается красное дерево, зелёная бязь, зависшие фестоны бордового бархата. Длинно-ручковые деревянные грабельки для сгребания денег разложены веерно по столам. Серебряные колокольчики с эбонитовыми держаками перевёрнуты звоном книзу на красноватую полировку. Вокруг столов, ровнёхонько расставлены Имперские кресла, пустопорожние. Но некоторые выше прочих. Здесь нет уже нескрываемых и явных признаков азартной игры на удачу. Здесь иное занятие, более реальное, менее жалостливое, систематически скрытое от Слотропа и ему подобных. Кто сидит на креслах повыше? Есть ли у Них имена? Что лежит на бязевой поверхности пред Ними?</text:p>
      <text:p text:style-name="Normal_20__28_Web_29_"><text:span text:style-name="T1">Свет медного цвета сочится внутрь сверху. Фрески опоясывают огромный зал: пневматические боги с богинями, стушевавшиеся юноши и пастушки, затуманенная листва, всплеснувшиеся шарфы…. Отовсюду свисает заокругленная позолота висюлек</text:span>—с лепнины, люстр, колонн, оконных рам… паркетины в царапинах лоснятся под стёклами в крыше… С потолка, кончаясь метра за полтора над столами, висят длинные цепи с крюками на концах. Что цепляют на эти крюки?</text:p>
      <text:p text:style-name="Normal_20__28_Web_29_">Около минуты Слотроп, в его английской униформе, один на один с <text:span text:style-name="T30">параферналиями</text:span> распорядка чьё присутствие в обычном крошеве пробуждения он лишь только что начал подозревать.</text:p>
      <text:p text:style-name="Normal_20__28_Web_29_">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просто избавиться. Кратко, до неприятного, ему дошло,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text:p>
      <text:p text:style-name="Normal_20__28_Web_29_"/>
      <text:p text:style-name="Normal_20__28_Web_29_">О, МИР ТАМ он</text:p>
      <text:p text:style-name="Normal_20__28_Web_29_">Так трудно объясним!</text:p>
      <text:p text:style-name="Normal_20__28_Web_29_">Словно-бы-как, сон-что-пришёл, затеряться в твоём мозгу!</text:p>
      <text:p text:style-name="Normal_20__28_Web_29_">Танцуя как дурак в Запретном Крыле,</text:p>
      <text:p text:style-name="Normal_20__28_Web_29_">В ожиданьи, что свет забрезжит—но</text:p>
      <text:p text:style-name="P8">Кто сказал тебе нельзя туда?</text:p>
      <text:p text:style-name="P8">Кто запретил хот-тя бы попытаться?</text:p>
      <text:p text:style-name="P8">Ес-ли станет-чуть-чуть-больно,</text:p>
      <text:p text:style-name="P8">Ты ж всегда-придёшь-обратно, потому как</text:p>
      <text:p text:style-name="P8">Ты ж никогда-не-покидал-навсегда!</text:p>
      <text:p text:style-name="P8"/>
      <text:p text:style-name="Normal_20__28_Web_29_"><text:span text:style-name="T1">Почему тут? Отчего радужные края того, что станет ему вот-вот ясно всего сильнее, прорываются в этой множественно зашифрованной комнате? ну, почему просто зайти сюда равносильно проникновению в само Запретное</text:span>—есть такие же длинные комнаты, комнаты застарелого паралича и возгонки зла, конденсата и осадков, к которым боишься принюхаться, от забытых коррупций, комнаты полные стоячих статуй в сером оперении с простёртыми крыльями, неразборчивые лица под пылью—комнаты полны пыли, что клубиться скрыть формы обитателей за углами, или дальше вглубь, что оседает на их чёрные парадные лацканы, что смягчает до сахарности белые лица, белые <text:soft-page-break/>манишки сорочек, ювелирные камни и платья, белые руки в движении слишком быстром, чтоб смог рассмотреть… какую игру Они сдают? Что это за ходы, такие смазанные, такие древние и безукоризненные?</text:p>
      <text:p text:style-name="Normal_20__28_Web_29_"><text:span text:style-name="T1">– На хуй,– шепчет Слотроп. Это единственное заклятье, что он знает, и довольно-таки подходящее на любой случай, при этом. <text:s/>Его шёпот запутался в тысячах очертаний крохотных рококо. Может он сегодня ночью прокрадётся сюда</text:span>—нет, не ночью—<text:span text:style-name="T1">но в какое-то время, с ведром и кистью, и пририсует НА ХУЙ в облачке выходящем изо рта какой-нибудь из розовеньких пастушек тут….</text:span></text:p>
      <text:p text:style-name="Normal_20__28_Web_29_"><text:span text:style-name="T1">Он уходит, пятится через дверь, как будто половина, его </text:span><text:span text:style-name="T33">ventral</text:span><text:span text:style-name="T1"> половина прилипла к царственному излучению: удаляясь, но лицом к Присутствию вселяющего страх и желанного.</text:span></text:p>
      <text:p text:style-name="P8">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вая честь всем и каждому в униформе, чтоб закрепить это как рефлекс, не напрашивайся на лишние неприятности, старай<text:tab/>ся стать невидимым… с каждым разом возвращая руку к боку чуть придурочней, Облака быстро собираются, из моря. Тантиви тут не видать, совсем.</text:p>
      <text:p text:style-name="Normal_20__28_Web_29_"><text:span text:style-name="T1">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text:span><text:span text:style-name="T5">Арбелле</text:span><text:span text:style-name="T1">, флагманском судне пуританской флотилии того года, на котором первый американский Слотроп был корабельным коком или типа того</text:span>—и вот эта <text:span text:style-name="T13">Арбелла</text:span> и целый флот плывут под парусами задом наперёд, ветер отсасывает их обратно к востоку, создания приопёршиеся на полях по краям неведомого <text:span text:style-name="T13">втянули</text:span> свои щёки, аж глаза с натуги вылупились, до чёрных глубоких впадин, на милость зубов, а не молочных зубок херувимов, покуда старые лоханки уносятся из Бостонской Гавани вспять через Атлантику, чьи течения и валы струятся и вздымаются задом наперёд… искупление за каждого корабельного кока, кто когда-либо поскальзывался и падал от нежданного рывка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text:s/>Слотроп снова Англичанин! Но похоже, это не совсем <text:span text:style-name="T13">то</text:span> искупление, на которое Они рассчитывали….</text:p>
      <text:p text:style-name="Normal_20__28_Web_29_">Он на широкой мощёной эспланаде с рядами пальм по сторонам, который становятся густо чёрными, когда тучи начинают набегать на солнце. И на пляже Тантиви нет, как нет и двух девушек. Слотроп сидит на невысокой стенке, болтает ногами, смотрит как надвигается от моря, серый, грязно пурпурный, фронт дождя полосами, порывами. Воздух вокруг него холодеет. Его трясёт. Что Они делают?</text:p>
      <text:p text:style-name="Standard">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задымленного, пропахшего самогоном бара, затем через маленький театр, где в этот вечер будет представлена сокращённая версия <text:span text:style-name="T26">L’Inutil </text:span><text:span text:style-name="T25">Precauzione </text:span><text:span text:style-name="T42">(воображаемая опера, которой Росина пытается одурачить своего опекуна в </text:span><text:span text:style-name="T25">Севильском цирюльнике</text:span><text:span text:style-name="T42">), в его зелёную комнату, где девушки, </text:span><text:span text:style-name="T36">а silkenness </text:span><text:span text:style-name="T42">девушек, но не те три, которых так хотел бы видеть Слотроп, взбивают волосы, поправляют подвязки, наклеивают ресницы, улыбаются Слотропу. Ни одна </text:span><text:soft-page-break/><text:span text:style-name="T42">не видела Француазу, Ислейн, Ивонну. В соседней комнате оркестр репетирует оживлённую тарантеллу Россини. Флейты с кларнетами все где-т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который он познает задолго до того, как утратит невинность и станет одним из них….</text:span></text:p>
      <text:p text:style-name="P6"><text:span text:style-name="T42">И так он шатается по ярким людным комнатам для игр, обеденному залу и его приватным спутникам поменьше, нарушая тет-а-теты, сталкиваясь с официантами и видя только незнакомцев, куда ни глянет</text:span><text:span text:style-name="T25">. </text:span><text:span text:style-name="T13">А если тебе нужна помощь, так я тебе помогу….</text:span> Голоса, музыка, тасование карт растут всё громче, гнетущее, и вот он снова стоит глядя в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не видно—<text:span text:style-name="T24">messieurs, mesdames, les jeux sont faits</text:span>—вдруг заговорили из Запретного Крыла с ним напрямую и о том, во что Слотроп играл против невидимого Заведения, наверное, в конце концов, за собственную душу, весь день—в ужасе, он разворачивается, возвращается снова под дождь, где электрические огни Казино, во весь холокост, глазеют отраженьем в обожжённых плитах мостовой. Задрав воротник, натянув фуражку Блота до ушей, повторяя <text:span text:style-name="T13">блядь</text:span> каждые пару минут, дрожа, спина всё ещё ноет после того падения с дерева, он, спотыкаясь идёт под дождём. Он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выносить такое с достоинством? Только много позже, измотанный, шмыгая носом, замёрзший и несчастный в этой тюрьме из отсыревшей армейской шерсти, он подумал-таки о Катье.</text:p>
      <text:p text:style-name="P6">Он возвращается в Казино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Её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text:p>
      <text:p text:style-name="P6">Он пожимает плечами, конвульсивно, беспомощно, окатив их обоих брызгами.– «Тут единственное место, куда я мог прийти». Её улыбка медленно распахивается. Тогда он мягко ступает через порог, толком не зная это дверь или высокое окно, в её комнату.</text:p>
      <text:p text:style-name="P6"><draw:frame draw:style-name="fr2" draw:name="Рисунок 1" text:anchor-type="as-char" svg:width="6.9252in" svg:height="0.3634in" draw:z-index="2"><draw:image xlink:href="Pictures/10000000000005F40000005066F31325DF27135A.png" xlink:type="simple" xlink:show="embed" xlink:actuate="onLoad" loext:mime-type="image/png"/></draw:frame></text:p>
      <text:p text:style-name="P8">Добрые утра старой доброй похоти, ранние ставни распахнуты к морю, ветра входят с увесистым трением пальмовых листьев, безудержный выпрыг к поверхности и солнцу дельфинов в гавани.</text:p>
      <text:p text:style-name="P8">– О,– стонет Катье, где-то под кипой батистов и парчи,– Слотроп, ты свинья.</text:p>
      <text:p text:style-name="P8">– Хрю, хрю, хрю,– грит Слотроп радостно. Отсветы моря пляшут по потолку, вьётся дым из сигарет с чёрного рынка. При отчётливости света в эти утра, <text:s/>формы элегантности различаются во всплытии дыма, в извиве, свивании, в тонком таянии до ясности….</text:p>
      <text:p text:style-name="Normal_20__28_Web_29_"><text:span text:style-name="T1">В определённые часы, синь гавани отразится на выбеленном морем фасаде и высокие окна будут снова закрыты. Образы волн замигают там светящейся сетью. К тому времени Слотроп уже встанет, оденет британскую униформу, будет глотать </text:span><text:span text:style-name="T33">круасанты</text:span><text:span text:style-name="T1"> и кофе, готовый к освежительному курсу по техническому немецкому, или пытаясь затвердить теорию стреловидно-стабильных траекторий, или водя почти кончиком носом по каким-нибудь немецким электросхемам, у которых </text:span><text:soft-page-break/><text:span text:style-name="T1">сопротивления выглядят как катушки, а катушки, как сопротивления</text:span>— «Что за блядская каламуть»,<text:span text:style-name="T1">– однажды возмутился он,– «с чего это они их так вот поменяли? Для маскировки, или как?»</text:span></text:p>
      <text:p text:style-name="P8">– Вспомните свои древние германские руны,– предлагает сэр Стивен Додсон-Трак, который из ОПР при МИДе и говорит на 33 языках, включая английский, с <text:s/>заметным Оксфордским акцентом.</text:p>
      <text:p text:style-name="P8">– Мои что?</text:p>
      <text:p text:style-name="Normal_20__28_Web_29_"><text:span text:style-name="T1">– О,– губы стискиваются, тут явный приступ тошноты в мозгах,– этот символ катушки весьма подобен Старо-Норвежской руне “S”, </text:span><text:span text:style-name="T6">sôl</text:span><text:span text:style-name="T8">, <text:s/></text:span><text:span text:style-name="T1">что означает «солнце». На Старом Верхне-Немецком именовалась</text:span><text:span text:style-name="T8"> “</text:span><text:span text:style-name="T6">sigil</text:span><text:span text:style-name="T8">”.</text:span></text:p>
      <text:p text:style-name="Normal_20__28_Web_29_"><text:span text:style-name="T1">– Забавный способ рисовать то </text:span><text:span text:style-name="T5">солнце</text:span><text:span text:style-name="T1">,– считает Слотроп.</text:span></text:p>
      <text:p text:style-name="Normal_20__28_Web_29_"><text:span text:style-name="T1">– Действительно, Готы, намного ранее, использовали кружок с точкой в его центре. Обрыв этой линии явно датируется временами утраты восприемности, <text:s/>племенной фрагментации возможно, отчуждения</text:span>—любая аналогия годится, в социальном смысле, вплоть до развития независимого эго в ребёнке, <text:s/>понимаете ли…</text:p>
      <text:p text:style-name="P8">В общем-то, нет, Слотроп как-то не очень понимает. И вот такое он слышит от Додсон-Трака почти всякий раз, как они сойдутся. Этот человек просто в один день материализовался, там на пляже, в чёрном костюме, по плечам звёздная пыль перхоти из редеющих морковных волос, возникая на фоне белого лица Казино, которое дрожало над ним при его приближении.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Итак, это лейтенант Слотроп».</text:p>
      <text:p text:style-name="Normal_20__28_Web_29_">Четырёхцветный Пластмасмэн стекает через замочную скважину, за угол и по трубе к раковине в лаборатории чокнутого нацистского учёного, из её крана уже показалась голова Пластма, пустой внешний глаз и распласмасенная челюсть как раз вылазят.– «Да, а кто ты, Асс?»</text:p>
      <text:p text:style-name="Normal_20__28_Web_29_">Сэр Стивен представляется, с любопытством взглядывает на страницы комикса:<text:span text:style-name="T1">– «Насколько я понимаю, это не учебное пособие».</text:span></text:p>
      <text:p text:style-name="P8">– Он в теме?</text:p>
      <text:p text:style-name="P8">– Он в теме,– Катье, пожимая плечом, улыбается Додсон-Траку.</text:p>
      <text:p text:style-name="P8">– На перемене от этого радиоконтроля Телефункен. Этот их «Гаваи I». Что-то знаете об этом?</text:p>
      <text:p text:style-name="P8">– Ровно столько, чтобы удивиться откуда они взяли это имя.</text:p>
      <text:p text:style-name="Normal_20__28_Web_29_"><text:span text:style-name="T1">– </text:span><text:span text:style-name="T5">Имя</text:span><text:span text:style-name="T1">? </text:span></text:p>
      <text:p text:style-name="Normal_20__28_Web_29_"><text:span text:style-name="T1">– В нём присутствует поэзия, инженерная, то есть, поэзия… тут предполагается </text:span><text:span text:style-name="T6">Haverie</text:span>—среднее, сами знаете—разумеется вы имеете две полусферы, не так ли, симметрично предположенному азимуту курса ракеты… а ещё, также, <text:span text:style-name="T13">hauen</text:span>—разбивать что-то мотыгой, или палкой…<text:span text:style-name="T1">– и вот уже унёсся в личное путешествие, улыбаясь не конкретно кому-то, приводя в пример популярное выражение времён войны </text:span><text:span text:style-name="T5">ab-hauen</text:span><text:span text:style-name="T1">, quarterstaff-technique, </text:span><text:soft-page-break/><text:span text:style-name="T1">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text:s/>быть дружелюбным единственным доступным ему образом, делясь тем, в чём вся его жизнь, любовью к Слову.</text:span></text:p>
      <text:p text:style-name="P8">– Ну, могло и просто быть пропагандой Оси. Что-то на тему того Пирл-Харбора.</text:p>
      <text:p text:style-name="P8">Сэр Стивен взвешивает предположение, явно довольный. Они его выбрали из-за всех тех Пуритан пришибленных словом, которыми тут и там увешано фамильное дерево Слотропа? Или Они теперь пытаются соблазнить его мозг, его вчитывающийся глаз тоже? Случаются моменты, когда Слатроп и впрямь может найти рычаг сцепления между собой и Их закованным в железо мотором в дальних далях цепочки власти, чьё очертание и конструкцию ему приходиться угадывать, он может отключать сцепление, чувствуя тогда всю инертность своего движения, всю свою беспомощность… ни то, ни другое не так уж и неприятно. Странное дело. Он почти уверен, что в Их намерения не входит подвергать его жизнь риску, или даже причинять слишком большие неприятности. Но у него никак не складывается общая картина, невозможно увязать такого, как Додсон-Трак, с такой, как Катье….</text:p>
      <text:p text:style-name="Normal_20__28_Web_29_"><text:span text:style-name="T1">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пере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гнетёт его, о чём он даже и мечтал и вот нашёл усиленным настолько к своему неподдельному испугу: ужасную возможность, что она тоже узница. Такая же жертва, как и он</text:span>—это несчастное непередаваемое выражение <text:span text:style-name="T13">лишённости будущего</text:span>….</text:p>
      <text:p text:style-name="Normal_20__28_Web_29_">Однажды <text:s/>серым днём, ну: конечно, в Гимлер-Шпильзаале, где же ещё, он застал её одну рядом с колесом рулетки. Она стоит, склонив голову, <text:s/>грациозно отставив бедро, представляет себя крупье. Работник Заведения. На ней белая крестьянская блуза и атласная dirndl юбка полосами радуги, что переливается под светом сквозь стекло в крыше. Набивка тату шаром,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толкается в заслонки его сердца, открывая пред ним краткие промельки осеннего края, о котором он только лишь подозревал, которого боялся, вне своих пределов, в её пределах….</text:p>
      <text:p text:style-name="Normal_20__28_Web_29_"><text:span text:style-name="T1">– Привет, Катье…–</text:span> вы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text:p>
      <text:p text:style-name="Normal_20__28_Web_29_">Она качает головой. Ему ясно, что это что-то там в Голландии, до Арнхема—преграда навечно встроенная в схему их цепи. Ох, скольким ушам, пахнущим Palmolive или Camay,<text:span text:style-name="T1"> мурлыкал он песенки, в-аллее-возле-боулинга песни, позади-рекламного-щита-Мокси песни, субботняя-ночь открой-мне-ещё-одну песни, все об одном и том же, милая, неважно, где была ты, не будем жить прошлым, только сейчас есть всё, что у нас есть….</text:span></text:p>
      <text:p text:style-name="Normal_20__28_Web_29_"><text:span text:style-name="T1">Там прекрасно срабатывало. Но не тут, постукав по её голому плечу, заглянув в её Европейскую темень, ошеломлённый увиденным, а сам с прямыми волосами едва </text:span><text:soft-page-break/><text:span text:style-name="T1">поддающимися расчёске и бритым лицом без единой морщинки, такое вот незапятнанное вторжение в Гимлер-Шпильзааль переполненный Германо-Барокковвыми недоуменьями форм (ритуал рук во всякий последний раз, который каждая рука должна совершать, потому что на то и рука, тем и должна была стать, чтобы всё получалась именно так… весь холод, боль, уходящая плоть, что когда-либо касались её….) В перекручено позолоченном игральном пространстве его тайные движения проясняют для него, кое-что. Ставки, которые Они делали тут, принадлежали прошлому, и только прошлому. Они никогда не ставили на вероятности, но исключительно на </text:span><text:span text:style-name="T5">уже отслеженные</text:span><text:span text:style-name="T1"> <text:s/>частотности. <text:s/>Это прошлое выставляет тут требования. Оно шепчет, и тянется забрать, и, с отвратной издёвкой, ощипывает жертвы.</text:span></text:p>
      <text:p text:style-name="P8">Когда Они выбирают число, красное, чёрное, чёт, нечет, какой Они вкладывают смысл? Какое запускают Они Колесо?</text:p>
      <text:p text:style-name="Normal_20__28_Web_29_"><text:span text:style-name="T1">В далёкой комнате, в начале жизни Слотропа, в комнате запретной для него теперь, там что-то очень нехорошее. Что-то там <text:s/>сделали с ним и, быть может, Катье знает что. Разве не увидел он в её «лишённом будущего виде какую-то связь со своим собственным прошлым, что-то, что связало их накрепко как любовников? Он видит её стоящей в конце коридора её жизни, где некуда делать следующий шаг</text:span>—все её ставки сделаны, осталась лишь скука от перебросок из одной комнаты в следующую, череда пронумерованных комнат, чьи номера не имеют значения, пока инерция не занесёт её в последнюю. Вот и всё.</text:p>
      <text:p text:style-name="Normal_20__28_Web_29_"><text:span text:style-name="T1">Наивный Слотроп и представить не мог, чтобы чья-то жизнь </text:span>закончилась так. Ничего настолько удручающего. Для него это уже становится не так чуждым—он свыкается, мастурбаторно запугано-взвинченный, с отвратительной возможностью, что точно такой же Контроль установлен уже и над ним.</text:p>
      <text:p text:style-name="Normal_20__28_Web_29_">Запретное Крыло. О, рука жуткого крупье это то прикосновение к файлам о его мечтах: всё в его жизни, что казалось произвольным или случайным, оказывается, было под неким Контролем, всё время, также как с подстроенным колесом рулетки—где важен только результат, внимание на долгосрочной статистике, не на личностях: и где Заведение всегда, конечно же, получает прибыль….</text:p>
      <text:p text:style-name="P8">– Ты был в Лондоне,– скоро прошепчет она, оборачиваясь к своему колесу и крутя его снова, лицо отвёрнуто, по-женски сматывая сотканную за ночь полосу её прошлого,– пока они падали. Я была возле Гааги.– вздыхающие фрикативы, название выговорено с тоской изгнанницы,– пока ониподнимались. Между тобой и мной не только ракетная траектория, но ещё и жизнь. Ты поймёшь, что между этими двумя точками, в эти пять минут, она проживает всю свою жизнь. Ты даже не изучил данные на нашей стороне программы полёта, видимые или счисляемые. Но кроме них есть ещё столько всего, так много, чего никто из нас не знает…</text:p>
      <text:p text:style-name="Normal_20__28_Web_29_"><text:span text:style-name="T1">Но это кривая, каждый из них чувствует, несомненно. Это парабола. Они должны были угадать пару раз</text:span>—угадали и отказались поверить—что<text:span text:style-name="T1"> всё, всегда, совместно, двигалось к этой очищенной форме, заложенной в небе, форме без сюрпризов, без вторых попыток, без возврата. И всё же они-таки зашли <text:s/>под неё, зарезервированную для собственных чёрно-белых плохих новостей, как будто это точно была Радуга, а они её родные дети….</text:span></text:p>
      <text:p text:style-name="Normal_20__28_Web_29_"><text:span text:style-name="T1">Пока Война отодвигается всё дальше от них и Казино становится всё более глубоким тылом, вода становится всё грязнее, а цены растут, так что </text:span><text:soft-page-break/><text:span text:style-name="T1">военнослужащие, прибывающие в отпуск, становятся всё шумнее и всё приверженней к полному долбоёбству</text:span>—средь них не встретишь никого в стиле Тантиви, с его привычкой вытанцовывать подвыпивши, с его притворной самовлюблённостью и застенчивыми, честными порывами к заговору, насколько бы ни было мелкому, когда лишь возможно, против власти и безразличия…. Про него ни слуху ни духу. Слотропу его не хватает, не как союзника, а как присутствия, доброты. Он продолжает верить, тут в своём Французском отпуске, <text:s/>что препятствия эти временны и просто бумажные, вопрос пересылки и отмены заказов, неприятность, что кончится с концом Войны, настолько хорошо они распахали целину в его мозгах, разрыхлили и посеяли, и взяли подписку не выращивать ничего по собственному почину….</text:p>
      <text:p text:style-name="Normal_20__28_Web_29_">Никаких писем из Лондона, <text:s/>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забирают его ID,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можно сказать наверняка, Слотроп решает завести усы. Последние усы у него были в возрасте 13, <text:s text:c="2"/>он перевёл тем Джонсон Смит за целый Набор Усов, 20 различных вариантов, от Фу Манчу до Грочо Маркс. Они сделаны из чёрного картона, с загогулинами вставлять себе в нос, через каое-то время сопли впитываются в те загогулины и они расслабляются, а усы выпадают. </text:p>
      <text:p text:style-name="P8">– Теперь какие?– спрашивает Катье, как только подделка становится заметной.</text:p>
      <text:p text:style-name="P8">– Плохой-парень,– грит Слотроп. Имея ввиду, объяснят он, подбритые, узкие, негодяйские.</text:p>
      <text:p text:style-name="P8">– Нет, они выставляюттебя в плохом свете. Почему не завести усы хороший-парень вместо этого?</text:p>
      <text:p text:style-name="Normal_20__28_Web_29_"><text:span text:style-name="T1">– Но у хороших парней нет</text:span>—</text:p>
      <text:p text:style-name="P8">– Ах, нет? А как же Вайат Эрп?</text:p>
      <text:p text:style-name="Normal_20__28_Web_29_"><text:span text:style-name="T1">На что можно возразить, что Вайат не был таким уж и хорошим. Но тут покуда что эра Стюарта Лейка, до того как распоясались ревизионисты и Слотроп верит, что Вайат был что надо. Однажды некий Генерал Виверн из Техической Службы ГШОЕС </text:span><text:span text:style-name="T33">SHAEF </text:span><text:span text:style-name="T1">приходит и видит это.– Концы опущены,– замечает он.</text:span></text:p>
      <text:p text:style-name="P8">– Такие были и у Вайата,– поясняет Слотроп.</text:p>
      <text:p text:style-name="P8">– Такие были и у Джона Вилкиз Бута,– говорит Генерал,– а?</text:p>
      <text:p text:style-name="P8">Слотроп призадумался.– <text:s/>«Он был плохой парень».</text:p>
      <text:p text:style-name="Normal_20__28_Web_29_"><text:span text:style-name="T1">– Точно. А почему ты не подкрутишь концы </text:span><text:span text:style-name="T5">вверх</text:span><text:span text:style-name="T1">?</text:span></text:p>
      <text:p text:style-name="P8">– Вы имеете ввиду английским стилем. Ну, я пробовал так. Должно быть, из-за погоды или ещё чего, старая тряпка опадает снова вниз, а и мне приходится обкусывать те кончики. Это вообще выводит.</text:p>
      <text:p text:style-name="P8">– Это мерзко,– грит Виверн,– в следующий раз как приеду, привезу вам ваксу для них. Её изготовляют с горьким вкусом, чтобы отвадить, э, кончико-жуев, сам знаешь.</text:p>
      <text:p text:style-name="Normal_20__28_Web_29_"><text:span text:style-name="T1">Так что, когда усы делают мозги, Слотроп усы ваксит. Катье всегда под рукой, подложена Ими в его постель, как мелочь под подушку ради его лиственного </text:span><text:soft-page-break/><text:span text:style-name="T1">Американства, невинные резцы и Мамолюбящие молочные зубики рассыпанные тарахтящим следом за эти дни в Казино. По какой-то странной причине, у него после уроков встаёт. Хм, совсем непонятно. <text:s/>Ничего особо эротичного в чтении инструкций наспех переведённых с немецкого</text:span>—смазанные мимеографические копии, даже несколько выуженных Польским Сопротивлением в сортирах тренировочного лагеря в Ближне, в пятнах неподдельного <text:s/>SS дерьма с мочой… или заучиванием факторов конвертирования, дюймы в сантиметры, лошадиные силы в Pherdestärke, рисование по памяти схем и изометрии кривого лабиринта линий топлива, окислителя, пара, пероксида, <text:span text:style-name="T32">permanganate</text:span><text:span text:style-name="T35"> </text:span><text:span text:style-name="T4">, </text:span>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text:s/>и отправляется на поиски Катье, рук, что бегают крабами по его спине и шёлковистого поскрипывания чулок <text:s/>о его берцовые кости….</text:p>
      <text:p text:style-name="Normal_20__28_Web_29_">Во время занятий, поднимая голову, он частенько ловил сэра Стивена Додсон-Трака на том, как тот, сверившись с секундомером, <text:s/>делает какие-то заметки. Охренеть. Хотелось бы знать что это может значить. Ему никогда не приходит в голову, что это как-то связано с теми загадочными эрекциями. Личность человека подобрана так—или же так устроена—чтобы его подозрения сбивались на следующие прежде, чем они наберут разгон. Зимний свет солнца охватывает половину его лица, как мигрень, наутюженные отвороты брюк, мокрые и полные песка, потому что каждый день в шесть утра он шагает вдоль берега, сэр Стивен делает полностью опознаваемым свой прикид, если не функцию в заговоре. Слотропу известно лишь, что он агроном, хирург мозгов, исполнитель партии обоя в концерте—в том же Лондоне на всех командных уровнях насмотришься этих многосторонних гениев. Но как и с Катье, вокруг всесторонне образованного задора Додсон-Трака висит явная аура работника и лузра….</text:p>
      <text:p text:style-name="Normal_20__28_Web_29_">Однажды Слотропу подвернулся случай проверить это. Похоже, что Додсон-Трак шахматный фанат. Под вечер одного из дней он в баре спрашивает Слотропа играет ли тот. </text:p>
      <text:p text:style-name="P8">– Никак нет,– врёт,– ни даже в шашки.</text:p>
      <text:p text:style-name="P8">– Проклятье. Мне до сих пор не подворачивалось стоящей игры.</text:p>
      <text:p text:style-name="Normal_20__28_Web_29_"><text:span text:style-name="T1">–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акой надумает назвать он, Принц этот самый, шесть или ещё там что, понятно, сп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text:s/>и номер второй отвечает, не я, сэр</text:span>—</text:p>
      <text:p text:style-name="Standard">– Да, да, но,– взглянув на Слотропа самым странным взглядом,– то есть, хочу сказать, я не совсем понимаю, знаете ли, в чё, собственно, суть. Как в ней <text:span text:style-name="T13">выигрывать</text:span>?</text:p>
      <text:p text:style-name="Standard">Ха! Он ещё спрашивает как выигрывать,– «Тут не выигрывают»,– уже на всех парусах, вспомянув Тантиви, такой маленький анти-заговорный экспромт,– «в неё проигрывают. Один за другим, победительтот, кто остался».</text:p>
      <text:p text:style-name="Standard">– Звучит довольно отрицательно.</text:p>
      <text:p text:style-name="Standard">–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3">компредез</text:span>?– Какое-то число <text:soft-page-break/>висло-губых младших офицеров, заслышав магическое слово, подтягиваются ближе и занимают места, пока Слотроп объясняет правила. </text:p>
      <text:p text:style-name="Standard">– Я не вполне уверен,— начинает Додсон-Трак.</text:p>
      <text:p text:style-name="Standard">– Чепуха. Чего там, только на пользу вырваться из той шахматной колеи.</text:p>
      <text:p text:style-name="Standard">– Стаканы побольше,– орёт Слотроп официанту.– Наверное, вон те пивные бокалы! Да! Самое оно. – Официант выхлопывает пробку из трёхлитровой бутыли <text:span text:style-name="T23">Veuve Clicquot Brut</text:span><text:span text:style-name="T11"> и наполняет всем по кругу.</text:span></text:p>
      <text:p text:style-name="Standard">– В общем, Принц Уэльский,– заводится Слотроп,– потерял свои хвосты и номер третий нашёл их. Прин, хвосты, номер три.</text:p>
      <text:p text:style-name="Standard">– Не я, сэр,– отвечает Додсон-Трак, как-то малость оборонительно.</text:p>
      <text:p text:style-name="Standard">– Кто, сэр?</text:p>
      <text:p text:style-name="Standard">– Пять, сэр.</text:p>
      <text:p text:style-name="Standard">– А что сказать? <text:s text:c="2"/>Спрашивает Пять, шотландец в парадных брюках в клеточку, хитрый с виду.</text:p>
      <text:p text:style-name="Standard">– Ты проебал,– распоряжается по-принцевски Слотроп,– так что пей. Всё до дна и без передыху.</text:p>
      <text:p text:style-name="Standard">Так оно и идёт. Слотроп проигрывает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T13">degorgement</text:span> 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горшком пальмы. Другой молодой офицер немедленно вскальзывает на его место. Слово <text:span text:style-name="T30">osmosed</text:span> разнеслось по Казино, и вскоре толпа обитателей собралась вокруг стола, выжидая потери. Громадным блоком притащен лёд, папоротниково-растресканный внутри, <text:s/>испускающий белое дыхание каждой своею гранью, размолочен и расщеплен в большое мокрое корыто для процессии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text:s/>прежде, чем всё валится с грохотом, обливая униформы и обувь—чтобы они могли начать построение заново. Игра переключилась на Переходного Принца, где каждый вы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text:p>
      <text:p text:style-name="P1"/>
      <text:p text:style-name="P1">ВУЛЬГАРНАЯ ПЕСНЯ</text:p>
      <text:p text:style-name="Standard"/>
      <text:p text:style-name="Standard">Вчера я ночью шпокнул Королеву Трансиль-вании,</text:p>
      <text:p text:style-name="Standard">Сегодня я шпокну Королеву Бургунди-ии,</text:p>
      <text:p text:style-name="Standard">Я на границе с королевством Шизофре-ни-я,</text:p>
      <text:p text:style-name="Standard">Но Королевки ко мне очень так милы….</text:p>
      <text:p text:style-name="Standard">На завтрак розовый шампусик и икра,</text:p>
      <text:p text:style-name="Standard"><text:soft-page-break/>Кусок Шатобриана к чаю мне—</text:p>
      <text:p text:style-name="Standard">И ничего уж не могу уже курить кроме сигар по десять шиллингов,</text:p>
      <text:p text:style-name="Standard">И хохочу я столько, что решишь весь мир тупая шутка,</text:p>
      <text:p text:style-name="Standard">Зови меня как хочешь, но расступись толпа передо мной, </text:p>
      <text:p text:style-name="Standard">Кто шпокнул <text:s/>милашку Королевку Трансиль-вааа-ни-ии!</text:p>
      <text:p text:style-name="Standard"/>
      <text:p text:style-name="Standard">Голова Слотропа уже шар, который подымается не вертикально, но горизонтально, постоянно поперёк комнаты, но оставаясь при этом на месте. Каждая клеточка мозга превратилась в пузырёк: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выпрямлен,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 Taittinger, без всякой даты на наклейке. Официанты и сменившиеся крупье, сидят вдоль стойки, как птички на проводе, глазея. Шум вокруг невероятнейший. Валлиец с аккордеоном стоит на столе. наяривая «Испанскую красавицу» в до-мажоре, терзая этот хрипоящик как маньяк. Дым висит густой, шевелящийся. В глубине его тлеют трубки. Продолжаются не менее трёх кулачных поединков. Уже <text:s/>трудно определить местонахождение игры Принц. Девушки толпятся в дверях, хихикая, показывая пальцами. Свет в комнате стал бурым от набившейся униформы. Слотроп, схватив свой бокал, пытается встать на ноги, его крутануло и он с грохотом падает на проплывающую игру в кости. Элегантность, предупреждает он себя: эл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добавочный пруд искристого, добавочную трясину блевотины, прежде, чем он нащупал то, что кажется ему наполненными песком отворотами брюк Додсон-Трака.</text:p>
      <text:p text:style-name="Standard">– Эй,– пронизавшись между ножек стула, подвернув голову кверху, чтобы уловить лицо Додсон-Трака в нимбе из лампы в абажуре с бахромой.– У тебя ходить получается?</text:p>
      <text:p text:style-name="Standard">Осторожно опуская взгляд вниз на Слотропа,– «Не уверен, собственно, смогу ли стоять….» <text:s/>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Шатаясь, поддерживая друг друга, они протолкались сквозь машущую бутылками, застывшую глазами, <text:s/>расхрыстанную, орущую, побелело-лицую, живото-хватную банду, в посреди гибкую надушенную зрительскую аудиторию из девушек у двери, <text:s/>такие все сладко высокие, шлюз декомпрессии перед выходом.</text:p>
      <text:p text:style-name="Standard">– Блядь Святая!– таких закатов уже почти не бывает, закат необжитых земель 19-го столетия, пара из которых были перенесены, оценённые, на полотно, пейзажи Дикого Запада кисти художников, о которых никто никогда не слыхал, когда земли оставались ещё свободными, а глаз невинным, а присутствие Творца более явным. И вот он гремит тут над Средиземноморьем, возвышенный и одинокий, этот анахронизм изначально красным, жёлтым такой чистоты, что уж нигде не отыщешь сегодня, чистота, что напрашивается на загрязнение… несомненно Империя продвинулась к западу, а куда ещё оставалось кроме этих девственных закатав, чтобы всунуться и осквернить?</text:p>
      <text:p text:style-name="Normal_20__28_Web_29_">Но вон на горизонте, вон возле обожжённого края мира, кто они, те остановившиеся гости… эти фигуры в длинных одеждах—наверное, на таком расстоянии, в сотни миль ростом—их лица, безмятежные, отстранённые, как у Будды, склонены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text:s/>но засвидетельствовать игру в соблазнение. Это <text:soft-page-break/>сталло предпоследним шагом британской столицы перед тем, как она отдалась, перед связью, что приведёт её затем к сыпи и струпьям отмеченным на карте Роджера Мехико, скрытые в этой любви, что она делит с держаком еженощных грабель Господина Смерти… потому что приказ КАС совершить рейд против гражданского Любека стал тем долгим взглядом, который не спутаешь ни с чем, зовущим <text:span text:style-name="T13"><text:s/>скорей же, иди и выеби меня, </text:span>на который подымаются и с визгом <text:s/>сыпятся <text:s/>ракеты, те самые, А4, которые по любому должны были пускать, вот только б чуть раньше….</text:p>
      <text:p text:style-name="Normal_20__28_Web_29_">Так что же в этот вечер высматривают стражи края мира? теперь уже темнеющие, монументальные создания, стоически переходя в цвет шлака, пепла на котором стабилизируется ночь, сегодняшняя ночь… что тут такого грандиозного для наблюдения? Только Слотроп тут, да сэр Стивен, счастливо бредут поперёк длинных тюремно-решёточных теней отброшенных пальмами окаймляющими эспланаду, отрезки между тнями сейчас омыты очень тёплым закатно-красным, поверх зернисто шоколадного пляжа. Тут явно ничего вот-вот не случится. Ни шёпота автомобильного движения на круговых дорожках, ни миллиардов франков поставленных на женщину или соглашение наций за каким-то из столов внутри. Всего лишь несколько формальное рыдание сэра Стивена, сейчас опустившегося на одно колено в песок, ещё тёплый после дня: мягкие придушенные всхлипы отчаяния удержанного внутри, настолько выдающие весь гнёт, через которые довелось ему пройти, что даже Слотроп способен чувствовать, в своём собственном горле, сочувственные вспышки боли от усилий, которые прикладывает этот человек….</text:p>
      <text:p text:style-name="Normal_20__28_Web_29_">– О, да, да, знаете ли, я, я, я не могу. Нет. Я полагал, что вы знаете—хотя зачем вам скажут? Все Они знают. Я служебная шутка. Даже людям известно. Нора была подружкой психической толпы годы напролёт. Всегда сгодится для выпуска Новостей Мира—</text:p>
      <text:p text:style-name="Normal_20__28_Web_29_">– Ах! Да! Нора—та дама, которую застукали в тот раз с парнишкой кто-кто может менять свой цвет, верно? Вау! Точно, Нора Додсон-Трак! То-то мне имя ваше знакомым показалось—</text:p>
      <text:p text:style-name="Normal_20__28_Web_29_">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ие они, вымогающие, <text:s/>всегда пытаются за-затащить в постель. Я не мог,– тряся головой, волосы раскалённо оранжевые в этих сумерках,– я не мог. Забрался слишком далеко. <text:s/>Другая ветвь. Не мог спуститься обратно к ней. Она-она могла быть счастлива просто от прикосновения, когда никогда…. Слушайте, Слотроп, ваша девушка, ваша Катье, о-она очень красивая, знаете.</text:p>
      <text:p text:style-name="Normal_20__28_Web_29_">– Знаю.</text:p>
      <text:p text:style-name="Normal_20__28_Web_29_">– О-они думают мне всё равно, уже. «Вы 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как, по-вашему, я чувствую? Когда вы отлучаетесь после каждого урока. Да, я бессильный—мне остаётся лишь вести учёт, Слотроп. Писать отчёты…</text:p>
      <text:p text:style-name="Normal_20__28_Web_29_">– Эй, Асс…</text:p>
      <text:p text:style-name="Normal_20__28_Web_29_">– Не злитесь, Я безвреден. Вот ударьте меня, я свалюсь и тут же вскочу. Вот так.– Он демонстрирует.– Я переживаю за вас, за вас обоих. <text:s/>Я правда переживаю, поверьте, Слотроп.</text:p>
      <text:p text:style-name="Normal_20__28_Web_29_">– Окей. Так скажите мне что происходит.</text:p>
      <text:p text:style-name="Normal_20__28_Web_29_">– Я переживаю.</text:p>
      <text:p text:style-name="Normal_20__28_Web_29_">– Хорошо, хорошо…</text:p>
      <text:p text:style-name="Normal_20__28_Web_29_"><text:soft-page-break/>– Моя «задача» наблюдать вас. Это моя задача. Вам нравится моя задача? Нравится? Ваша «задача»… изучить ракету, дюйм за дюймом. Я должен… посылать ежедневный отчёт о вашем прогрессе. И это всё, что мне известно.</text:p>
      <text:p text:style-name="Normal_20__28_Web_29_">Но это не всё. Он что-то утаивает, что-то в глубине, а дурак Слотроп слишком пьян, чтоб докопаться каким угодно стилем.– «Меня и Катье тоже? Подглядываешь в замочную скважину?»</text:p>
      <text:p text:style-name="Standard">Всхлипы:– «Какая разница? Для этого я совершенно подходящий человек. Совершенно. В половине случаев я не могу даже мастурбировать… противная молофья не пачкает доклады к ним, знаете ли. Им не понравилось бы. Просто нейтральный, просто регистрирующий глаз.… Они так жестоки. Не думаю, что они даже понимают, на самом деле… Они даже не садисты… Там просто полная беспристрастность….</text:p>
      <text:p text:style-name="Standard">Слотроп кладёт руку на его плечо. Подкладка костюма сползает и собирается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text:p>
      <text:p text:style-name="P37">Пенис, который он считал своим</text:p>
      <text:p text:style-name="Normal_20__28_Web_29_">(ведущий тенор): Тот пенис считал он своим—</text:p>
      <text:p text:style-name="Normal_20__28_Web_29_"><text:tab/><text:tab/>Большой озорной парнишка из кости…</text:p>
      <text:p text:style-name="Normal_20__28_Web_29_"><text:tab/><text:tab/>С отважной пурпурной головой</text:p>
      <text:p text:style-name="Normal_20__28_Web_29_"><text:tab/><text:tab/>Торчком в кровати,</text:p>
      <text:p text:style-name="Normal_20__28_Web_29_"><text:tab/><text:tab/>Где девоньки играли в Телефон—</text:p>
      <text:p text:style-name="Normal_20__28_Web_29_">(бас): Те-ле-фон….</text:p>
      <text:p text:style-name="Normal_20__28_Web_29_">(внутренние голоса): Но пришли Они из дырки ночью,</text:p>
      <text:p text:style-name="Normal_20__28_Web_29_">(бас): <text:tab/><text:tab/>И ласково тетешкали пока не пропал—</text:p>
      <text:p text:style-name="Normal_20__28_Web_29_">(внутренние голоса): Не видать нигде…</text:p>
      <text:p text:style-name="Normal_20__28_Web_29_">(тенор): <text:tab/>Теперь он вздыхает один одинёхонек</text:p>
      <text:p text:style-name="Normal_20__28_Web_29_"><text:tab/><text:tab/>Вздыхает и охает</text:p>
      <text:p text:style-name="Normal_20__28_Web_29_"><text:tab/><text:tab/>По пенису, который считал он своиииим!</text:p>
      <text:p text:style-name="Standard">(внутренние голоса): Был своим!</text:p>
      <text:p text:style-name="Standard">Фигуры в море выслушали, а теперь растрепались ветром и стали ещё <text:s/>отдалённей, пока отходит, холода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text:s/>Впоследствии, в Лондоне, состоялся визит самогоо вездесущего из всех двойных агентов, <text:s/>Сэмми Хильберт-Шпейса, про которого все думали, что он в Стокгольме, или всё-таки в Парагвае?</text:p>
      <text:p text:style-name="Normal_20__28_Web_29_"><text:span text:style-name="T1">– Вот оно что,– снисходительно </text:span><text:span text:style-name="T33">scombroid </text:span><text:span text:style-name="T1">лицо изучает Эвентира, быстрое, как тарелка антенны управления огнём и даже менее милосердное,– а я-то думал, что</text:span>—</text:p>
      <text:p text:style-name="P8">– Вы думали, что просто отметитесь.</text:p>
      <text:p text:style-name="Standard"><text:soft-page-break/>– Ещё и телепат, Боже, ну, он хорош, а?– Н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 заклинания, как вызывать именно тех, кто требуется…. Стол уставлен стаканами, извоженными, беловатыми, пустыми или с осадком от тёмно 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зносилась с годами тенями агентов, как некоторые зеркала в общественных пунктах питания от отражений посетителей: поверхность приобретает характер, как старое лицо….</text:p>
      <text:p text:style-name="Standard">– Но ведь вы с ним не <text:span text:style-name="T13">беседуете</text:span> на самом деле,– ах, Сэмми, уж этого у него не отнять, может эдак мягонько, мягче мягкого,– то есть это же вам не телеграфист какой-то чуть-чуть, типа, поболтать среди ночи….</text:p>
      <text:p text:style-name="Standard">– Нет, нет.– Эвентир тут понимает, что записи всего, что приходит через Сачсу, прочитываются—а ему показывают то, что прошло цензуру. <text:s/>И что так было уже какое-то неопределённое время…. Так что расслабься, впади в пассивность, посмотри что нарису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собственной скрытой жизни. Обрывки, тон голосов, выбор слов сейчас всё слетается в нечто целое: «…ложно быть стало шоком, когда обнаружил себя по ту сторону… мне как-то тоже тоже достался Зачза или два… так хотя бы держись подальше от улицы… проверь что к чему, дружище Зачза тоже фильтрует наши личности, понимаешь, от данных, так нам будет легче…»</text:p>
      <text:p text:style-name="Standard"><text:span text:style-name="T13">Подальше от улицы</text:span>? Каждому известно как погиб Сачса. Но никто не знает почему он выходил в тот день, что привело его к этому. И Сэмми сейчас говорит Эвентиру: <text:span text:style-name="T13">Не спрашивай. </text:span></text:p>
      <text:p text:style-name="Standard">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возможно, пожизненный, под некоей весьма утончённой формой домашнего ареста за преступления, о которых ему никогда не скажут?</text:p>
      <text:p text:style-name="Normal_20__28_Web_29_">Нора всё ещё продолжает своё Приключение, свою «Идеологию Нуля», крепка среди камне-сметённый волос самых последних белых хранителей, пред самым последним шагом в тьму, в сияющее…. Но где теперь отыщешь Лени? Куда могла она уйти, неся своего ребёнка и свои мечты, что так и не повзрослеют? <text:s/>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не разглашаемым причинам, <text:s/>и смерть Сачсы часть этого. Она смела своими крыльями другую <text:s/>жизнь—не жизнь своего мужа Франца, который мечтал, умолял быть забранным именно так, но вместо этого удерживается для чего-то совершенно другого—Петера Сачсу, кто был пассивен по иному… или тут какая-то ошибка? <text:s/>Неужто Они никогда не делают ошибок, или… почему он оказался тут, мчась вместе с нею к её собственному концу (как, собственно, и Эвентир всосанный в буруны оставленные яростным продвижением Норы) её тело заслоняет его обзор всего, что лежит впереди, стройная девушка обернувшаяся древесной, широкой, материнской… всё, чему он должен следовать, это обломки их времени ссыпающися из-за каждой из сторон, <text:s/>разлетающиеся длинными спиралями, в запылённое невидимое, где последний оск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уносимый: несомый вперёд в эфиро-ветер запах которого… нет, не тот запах, что он ощутил в последний миг перед своим рождением…пустоты задолго до того, которую он должен был запомнить… и стало быть, если он здесь опять… тогда… <text:span text:style-name="T13">тогда</text:span>….</text:p>
      <text:p text:style-name="Normal_20__28_Web_29_"><text:soft-page-break/>Их оттесняет цепь полицейских. Петер Сачса стиснут со всех столон, пытается удержаться на ногах, вырваться невозможно… Лицо Лени движется, безостановочно, перед витриной <text:span text:style-name="T30">Hamburg Flyer</text:span>, бетонные дороги, постаменты(?пьедесталы), промышленные вышки Марка (?) улетающие прочь свыше сотни миль в час, превосходный фон, коричневый, смазанный, малейшая ошибка курса, дорожного покрытия <text:s/>на такой скорости и им конец… её юбка задралась сзади, оголились ляжки, красноватые отметины от сиденья в вагоне, обёрнуты к нему… да.. в неизбежности катастрофы, да, кто бы ни смотрел, да…. «Лени, где ты?» Она держала его локоть меньше десяти секунд назад. Они условились заранее постараться быть вместе. Но тут уже движение двух видов—так же часто как случайные промельки чужаков, за чёткой чертой стычки размечаемой Силой, сводят вместе людей, что остаются так на какое-то время, <text:s/>в любви, когда даже <text:s/>насилие кажется бессильным провалом, <text:s/>точно так же любовь, здесь на улице, может центробежно быть опять разведенной врозь: лица, увиденные тут в последний раз, слова, выговоренные бездумно, через плечо, в полной уверенности, что она рядом, уже последние слова… «Вальт 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посиживать каждую ночь рядом с её кроваткой, совсем запоздно, смотреть, как она спит, попкой кверху, лицом в подушку… такая чистота, истинность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text:s/>Вот уже неделю… ну, что он понимает в политике? Только он видит, что она переступила порог, <text:s/>нашла развилку времени, куда он не сможет последовать….</text:p>
      <text:p text:style-name="Normal_20__28_Web_29_">– Ты ведь мать ей… а если тебя арестуют, с нею что будет?</text:p>
      <text:p text:style-name="Normal_20__28_Web_29_">– А им только этого—Петер, как ты не понимаешь, им <text:span text:style-name="T13">нужна</text:span> громадная набухшая титька и некое атрофированное <text:s/>ничто под именем человека блеющее где-то там в её тени. Как могу я быть <text:span text:style-name="T13">человеком</text:span> для неё? Ни даже матерью. «Мать» это категория общественных служб, Матери трудятся на <text:span text:style-name="T13">Них</text:span>! Они полицаи душ…– лицо её потемнело, стало иудейским от слов произносимых ею, не потому, что громко, а потому, что она так и думает, <text:s/>и она права. <text:s/>Рядом с её убеждённостью, Сачсе виднее мелкость его собственной жизни, застоялая ванна тех посиделок, где годами <text:s/>не меняются даже лица... слишком много полу-тёпленьких лет….</text:p>
      <text:p text:style-name="Normal_20__28_Web_29_">– Но я люблю тебя…– она отбрасывает волосы с его вспотевшего лба, они лежат под окном, куда уличный-и-рекламный свет вливается постоянно, хлебая их кожу, её выпуклости и затенённости, в спектрах холоднее тех, что астрологи держат для луны…. – Тебе не надо быть кем-то, кем ты не есть, Петер. Меня бы здесь не было, если бы я не любила тебя такого….</text:p>
      <text:p text:style-name="Normal_20__28_Web_29_">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text:p>
      <text:p text:style-name="Normal_20__28_Web_29_">А Ильсе, заигрывает с ним своими тёмными глазками. Она может произносить его имя. Но часто, чтобы пофлиртовать, отказывается, или зовёт его <text:span text:style-name="T13">Мама</text:span>. «Нет-нет, Мама вон где, а я Петер. Запомнила? Петер».</text:p>
      <text:p text:style-name="Normal_20__28_Web_29_">– Мама.</text:p>
      <text:p text:style-name="Normal_20__28_Web_29_">Лени только уставится и смотрит, улыбка держится меж её губ почти, должен он сказать, самодовольная, позволяя путанице имён шлёпнуться, вызывая затухающее эхо попранной мужской гордости, которое она не может не слышать.</text:p>
      <text:p text:style-name="Normal_20__28_Web_29_">– Я просто порадовалась, что она не говорит на <text:span text:style-name="T13">меня</text:span> Мама,– Лени кажется, что она объяснила, Но всё это слишком близко к идеологии, он с этим ещё не разобрался. Он не знает, как слушать такие разговоры, где увязано больше, чем лозунги: не научился слушать революционным сердцем, ему не будет, фактически, отпущено достаточно времени накопить революционное сердце из скудной товарищеской любви остальных, нет, на это теперь нет времени, да и ни на что-либо ещё кроме последнего дыхания,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text:s/>так без понятия про него и его мощь…первый чёткий удар шуцмана за весь <text:soft-page-break/>день… секундочка в секунду, он чувствует это в своей руке и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3">как</text:span>—</text:p>
      <text:p text:style-name="Normal_20__28_Web_29_"><text:span text:style-name="T13">Как прекрасно</text:span>!</text:p>
      <text:p text:style-name="Normal_20__28_Web_29_">В эту ночь сэр Стивен исчезает из Казино.</text:p>
      <text:p text:style-name="Normal_20__28_Web_29_">Но не прежде, чем сказать Слотропу, что его эрекции представляют немалый интерес для Фицморис-Хауса.</text:p>
      <text:p text:style-name="Normal_20__28_Web_29_">Уже утром врывается Катье, разбушевавшись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text:s/>ничто его не задевает, кроме просто любви к тому, что видит.</text:p>
      <text:p text:style-name="Normal_20__28_Web_29_">Затем, извращенчески сознавая это, он отворачивается, обратно в комнату. Время поиграть с Катье, теперь….</text:p>
      <text:p text:style-name="Normal_20__28_Web_29_">Её лицо побелело, как её волосы. Дождевая ведьма. Поля её шляпы создают шикарный <text:s/>кремово-зелёный ореол вокруг её лица.</text:p>
      <text:p text:style-name="P11">– Ну, его, выходит, нет.– Глубокомыслие такого рода может сработать, чтоб вывести её.– Очень плохо. Но, опять-таки—может и хорошо.</text:p>
      <text:p text:style-name="P11">– Хватит о нём. Что ты знаешь, Слотроп?</text:p>
      <text:p text:style-name="P11">– Что значит, хватит о нём? Ты что, так вот просто отшвыриваешь людей?</text:p>
      <text:p text:style-name="P11">– Ты хочешь узнать?</text:p>
      <text:p text:style-name="P11">Он стоит покручивая ус:– «Расскажи мне, в чём дело».</text:p>
      <text:p text:style-name="P11">– Ты сволочь, Ты всё это пустил под откос, этой своей хитренькой игрой в коллективную пьянку. </text:p>
      <text:p text:style-name="P11">– Что всё это, Катье?</text:p>
      <text:p text:style-name="P11">–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text:s/>А тут некому запротоколировать, или задуматься с чего бы это….</text:p>
      <text:p text:style-name="P11">– Точно не сказал мне, что ты знаешь это <text:span text:style-name="T13">дзюдо</text:span>. Должно обучили тебя в той <text:span text:style-name="T13">Голландии</text:span>, а? Конечно, мелочи,– распевает нисходящими ребячьими терциями,– тебя выдают, сама знаешь….</text:p>
      <text:p text:style-name="P11">– Ааа…– взбешённо, она в броске целит ему в голову, от чего ему удаётся увернуться—идёт нырком под её руку, <text:s/>вскидывает на себя, как пожарный пострадавшего, швыряет её на кровать и бросается следом. Она пинает <text:s/>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text:p>
      <text:p text:style-name="Normal_20__28_Web_29_">– Послушай, пизда, не выводи меня из себя, мне женщин бить не жалко, я Кэгни из Французской Риверы, так что смотри мне.</text:p>
      <text:p text:style-name="Normal_20__28_Web_29_">– Я убью тебя…</text:p>
      <text:p text:style-name="Normal_20__28_Web_29_">– Что? И пустишь под откос всё это?</text:p>
      <text:p text:style-name="Normal_20__28_Web_29_"><text:soft-page-break/>Катье оборачивает голову и впивается зубами ему в предплечье, как раз то место, куда входили иглы с Пентоналом.– «О, <text:span text:style-name="T13">блядь</text:span>—»,– он отпускает руку, которую выкручивал и сдёргивает трусики с неё, стискивает одно бедро и входит в неё сзади, дотягиваясь под нею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исходя потом, прерывисто дыша, глядя на её лицо отвернувшееся на <text:span text:style-name="T29">¾</text:span><text:span text:style-name="T9">, </text:span><text:span text:style-name="T11">не профиль даже, а ужасное Лицо, что Уже не Лицо, ставшее слишком абстрактным, недосягаемым: впадинка глазницы, <text:s/>но никак не </text:span><text:span text:style-name="T37">labile глаз, </text:span><text:span text:style-name="T11"><text:s/>всего лишь анонимный изгиб щеки, выступ рта, безносая маска Существа Иного Порядка, существа Катье</text:span>—безжизненная безликость единственное из её лиц, что он действительно изучил, или навсегда запомнил.</text:p>
      <text:p text:style-name="Normal_20__28_Web_29_">– Эй, Катье,– всё, что он грит.</text:p>
      <text:p text:style-name="Normal_20__28_Web_29_">– Мм.– Но теперь остаётся лишь её давняя осадочная горечь, а они, в конце концов, не из тех любовников, кто спускается на парашютах в залитый солнечным светом <text:span text:style-name="T30">voile</text:span>, мягко спадая, рука об руку, на что-то из лужаек и покоя. Удивляешься?</text:p>
      <text:p text:style-name="Normal_20__28_Web_29_">Она отодвинулась, выпустив его хуй в холод комнаты.– «Как оно в Лондоне, Слотроп? Когда падают ракеты?»</text:p>
      <text:p text:style-name="Normal_20__28_Web_29_">– Как?– После ебли, он обычно любит поваляться, просто курить сигарету, думать о еде,– ну, пока не ахнет, ты не знаешь, что она есть. Блин, уже <text:span text:style-name="T13">после</text:span> того, как рванёт. И если не в тебя, значит ты в порядке до следующей ракеты. Если ты услышал взрыв, то знаешь, ты должно быть жив.</text:p>
      <text:p text:style-name="Normal_20__28_Web_29_">– Это так узнаёшь, что жив.</text:p>
      <text:p text:style-name="Normal_20__28_Web_29_">– Верно.– Она садиться, подтягивая трусики обратно вверх, а юбку обратно вниз, проходит к зеркалу, начинает причёсывать волосы:– <text:s/>«Ну-ка, послушаем про температуры внешнего слоя. Пока ты одеваешься».</text:p>
      <text:p text:style-name="Normal_20__28_Web_29_">– Температура внешнего слоя, Т корень из <text:span text:style-name="T13">е</text:span>, что оно такое? нарастает резко до <text:span text:style-name="T13">Brennschluss</text:span>, где-то в районе 70 миль, а и потом там крутой взмыв, 1200 градусов, потом немного падает, минимум 1050 градусов, пока не покинет атмосферу, где опять взмыв до 1080 градусов. Остаётся довольно стабильной при обратном вхождении,– <text:s/>блаблабла. Связующая музыка тут, подс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или даже «Ох, жаркой будет эта ночка в нашем городишке», выбирай что приглянётся—замедляется и стихает к остеклённому крыльцу входа, Слотроп и Катье в <text:span text:style-name="T7">tête-à-tête, </text:span><text:span text:style-name="T4">за исключением нескольких музыкантов в углу, что стону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text:span><text:span text:style-name="T35">croissants</text:span><text:span text:style-name="T4">,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text:span text:style-name="T13">Brennschluss </text:span>по IG и радио методы… уравнения, трансформации….</text:p>
      <text:p text:style-name="Normal_20__28_Web_29_">– Теперь рост тяги при изменении угла. Я называю высоту, ты говоришь мне угол.</text:p>
      <text:p text:style-name="Normal_20__28_Web_29_">– Катье, может ты будешь говорить <text:span text:style-name="T13">мне</text:span> угол?</text:p>
      <text:p text:style-name="Normal_20__28_Web_29_">Её позабавила, однажды, мысль о павлине, обхаживает, распускает свой хвост… она видела это в переливающихся оттенках цвета в пламени, что отрывалось от платформы, алый, оранжевый, радужно-зелёный… некоторые немцы, даже из SS, называли ракету <text:span text:style-name="T13">Der Phau</text:span>. ‘Phau Zwei’. Подъём, запрограммированный в обряд любви… к <text:span text:style-name="T13">Brennschluss </text:span>он был исполнен—чисто женское дополнение Ракеты, нулевая точка в центре цели, <text:soft-page-break/>отдавалась. Всё остальное случится следуя законам баллистики. В этом Ракета уже беспомощна. <text:s/>Что-то распоряжается ею. Что-то за пределами встроенного.</text:p>
      <text:p text:style-name="Normal_20__28_Web_29_">Катье воспринимала огромную арку в безвоздушность, как как явный намёк на некие похотливые желания, что движут планетой и ею, и <text:span text:style-name="T13">Теми</text:span>, кто использует её—перевалить через пик и вниз, с разгону, в горении, к окончательному оргазму… чего, конечно, она никак не может сказать Слотропу.</text:p>
      <text:p text:style-name="Normal_20__28_Web_29_">Они сидят выслушивая порывы ливня порой почти переходящего в мокрый снег. Зима накапливается, дышит, углубляется. Шарик рулетки тарахтит <text:s/>где-то в глубине другой комнаты. Она бежит. Почему? Слотроп пытается припомнить, всегда ли вот только так должна была она говорить, отстреливаясь, отшатываясь прежде, чем сможет к нему прикоснуться. Самое время, чтоб начать задавать вопросы. <text:s/>Он составляет анти-заговор впотьмах, налегая на ту, или другую из дверей, никогда не знаешь что выйдет наружу….</text:p>
      <text:p text:style-name="Normal_20__28_Web_29_">Тёмный базальт выпирает из моря. Паром, висит <text:span text:style-name="T30">scrim </text:span>над сушей и над её шатэ, превращая всё это в зернисто-старинную почтовую открытку. Он касается её кисти, пальцы движутся вверх по её обнажённой руке, достигая…</text:p>
      <text:p text:style-name="Normal_20__28_Web_29_">– Хмм?</text:p>
      <text:p text:style-name="Normal_20__28_Web_29_">– Пойдём наверх,– грит Слотроп.</text:p>
      <text:p text:style-name="Normal_20__28_Web_29_">Она, быть может, заколебалась, но настолько кратко, что он не заметил:–<text:span text:style-name="T11"> «О чём мы только что тут говорили?»</text:span></text:p>
      <text:p text:style-name="Normal_20__28_Web_29_">– Про ту ракету, А4.</text:p>
      <text:p text:style-name="Normal_20__28_Web_29_">Она смотрит на него очень долго. Сперва ему кажется, что она вот-вот рассмеётся. Потом похоже, она собирается заплакать. <text:s/>Он не понимает. –«О, Слотроп. Нет. Ты не хочешь меня. Может им так надо, но <text:span text:style-name="T13">ты</text:span> не хочешь. Не больше, чем А4 хочет Лондон. Только не думаю, что им известно про другие «я»… твоё, или Ракеты… нет. Не больше твоего. Усли не можешь сейчас понять этого, то хотя бы запомни. Это всё, что я могу для тебя сделать.</text:p>
      <text:p text:style-name="Normal_20__28_Web_29_">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text:s/>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text:s/>«Нет<text:span text:style-name="T13">, <text:s/>merci, non</text:span>….» Он старается заучить организационную структуру у них там в Пенемюнде.</text:p>
      <text:p text:style-name="Normal_20__28_Web_29_">Когда свет начинает стекат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text:s/>Они останавливаются, опираются на перила, он смотрит на средизимнее море, она на слепое промозглое Казино, высящееся позади них. Бесцветные тучи скользят мимо, бесконечно, в небе.</text:p>
      <text:p text:style-name="Normal_20__28_Web_29_">– Мне вспомнилось, как я наткнулся на тебя. В тот день.– Он как-то не может выразиться вслух точнее, но она знает, что это про Гимлер-Шпильзааль.</text:p>
      <text:p text:style-name="Normal_20__28_Web_29_">Она резко обернулась:– «Мне тоже».</text:p>
      <text:p text:style-name="Normal_20__28_Web_29_">Их дыхания отрываются в клочья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по её лицу, уносит цвета, оставляя мало что, помимо формального снимка, вроде того, что вклеивают в паспорт….</text:p>
      <text:p text:style-name="Normal_20__28_Web_29_">– А и ты так была далеко тогда…Я не мог до тебя дотянуться….</text:p>
      <text:p text:style-name="Normal_20__28_Web_29_"><text:span text:style-name="T13">Тогда</text:span>.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text:soft-page-break/>воспоминание затанцует перед тобой, и ты сможешь даже представить мой голос говорящий то, что я не смогла тогда <text:s/>сказать. Или сейчас». О, что это, тут она улыбается ему, всего на эту секунду? и уже нет. Вернулась к маске не знающей удачи, ни будущего—дежурное состояние её лица, предпочитаемое, самое лёгкое….</text:p>
      <text:p text:style-name="Normal_20__28_Web_29_">Они стоят среди чёрных погнутых скелетов скамей, на изгибе эспланады вздыбленной круче, чем вообще нужно для яви: круговоротно, стараясь сбросить их в море и избавиться уж от этого. День схолодал. <text:s/>Ни один из них не мог удерживаться в равновесии надолго, каждую пару секунд кто-то переступал с ноги на ногу, чтоб удержаться. <text:s/>Он протягивает руки и отворачив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просачиваются через ресницы, тушь истекает кровью чёрными тонкими витками… прозрачные каменья, дрожащие в своей оправе….</text:p>
      <text:p text:style-name="Normal_20__28_Web_29_">Волны колошматят и дёргают камни пляжа. Гавань разбита в барашки, до того блестящие, вряд ли собрали свой свет со скудного неба. Вот он тут снова, тот идентичного вида Иной Мир—теперь ему ещё и об <text:span text:style-name="T13">этом</text:span> переживать, сейчас? Что за—гля, <text:span text:style-name="T13">эти</text:span> деревья—каждая из длинных косм, пронизана, <text:s/>выворачиваясь <text:s/>напряжённым <text:span text:style-name="T30">drypoint</text:span> напротив неба, каждая <text:span text:style-name="T13">размещена с таким совершенством</text:span>….</text:p>
      <text:p text:style-name="Normal_20__28_Web_29_">Она выгнула свои ляжки и выступы бёдер прикоснуться к нему, сквозь своё пальто—может это поможет, всё-таки, вернуть его обратно—её дыхание белым шарфом, дорожки от её слёз, подсвеченный зимою, лёд. Ей тепло. Но этого недостаточно. Никогда не было—нет уж, он понимает всё правильно, она имела ввиду распрощаться надолго. <text:s/>Крепясь против ветра выданного барашками, или от уклона тротуара, они держаться друг за друга. Он целует её глаза, чувствует, что хуй снова начал полниться добрым старым, злым старым—старым, в любом случае—вожделением.</text:p>
      <text:p text:style-name="Normal_20__28_Web_29_">Где-то от моря начинает играть одинокий кларнет, комическая мелодия, поддержанная через несколько тактов мандолинами и гитарами. Птицы хохлятся, блеско-глазые, на пляже. <text:s/>На сердце у Катье легчает, немного, от звука. У Слотропа ещё не выработаны Европейские рефлексы на кларнет, <text:s/>он всё ещё представляет Бенни Гудмена, а не клоунов цирка—но погоди-ка… это не <text:span text:style-name="T13">казу</text:span> вступают? Точняк, куча казу! Казу <text:span text:style-name="T13">Оркестр</text:span>!</text:p>
      <text:p text:style-name="Normal_20__28_Web_29_">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и скачущие на белом море. <text:s/>Но глаза её покрыло поволокой: ему не видно даже её обычного ухода, в этот последний раз, скрытного, ловкого, в угол какой-то далёкой внутренней комнаты…. </text:p>
      <text:p text:style-name="Normal_20__28_Web_29_">– Катье.</text:p>
      <text:p text:style-name="Normal_20__28_Web_29_">– Шшш,– проведя мечтательными ногтями к утру, вдоль <text:span text:style-name="T3">Côte d’Azur в сторону Италии. Слотропу хочется 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из её никогда не надёванных платьев так и висят в гардеробе, волдыри немного воска на его пальцах, и одна сигарета, преждевременно сдавленная в раздражённый рыболовный крючок… Она никогда не тратила сигарет попусту. Должно быть, она сидела, курила, наблюдая, как он спит… покуда что-то, ему никогда не спросить её что именно, сорвало её, сделало невозможным ждать, когда кончится сигарета. Он распрямил её, докуривает, нечего тратить курево, раз война продолжается….</text:span><draw:frame draw:style-name="fr2" draw:name="Рисунок 3" text:anchor-type="as-char" svg:width="6.9252in" svg:height="0.3634in" draw:z-index="3"><draw:image xlink:href="Pictures/10000000000005F40000005066F31325DF27135A.png" xlink:type="simple" xlink:show="embed" xlink:actuate="onLoad" loext:mime-type="image/png"/></draw:frame></text:p>
      <text:p text:style-name="Normal_20__28_Web_29_"><text:soft-page-break/>– <text:span text:style-name="T3">Обычно, своим поведением мы реагируем не на что-то единичное, но на всю совокупность содержания в нашем постоянно присутствующем окружении. А у стариков,</text:span>– <text:span text:style-name="T43">чит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они часто не отвечают обстоятельствам, не являются дополняющими реакциями на данную обстановку. </text:span></text:p>
      <text:p text:style-name="P12"/>
      <text:p text:style-name="P12">Так [Пойнтсмен никогда никому не показывает эти свои дописки], потянувшись</text:p>
      <text:p text:style-name="P12">за цветком у себя на столе,</text:p>
      <text:p text:style-name="P12">Я знаю, что чёткая мозаика комнаты моей</text:p>
      <text:p text:style-name="P12">Начинает ингибиционно растворяться понемногу</text:p>
      <text:p text:style-name="P12">Вокруг цветенья, стимула, потребности</text:p>
      <text:p text:style-name="P12">Горящей резче, а яркость, отсосанная быстро</text:p>
      <text:p text:style-name="P12">Из всего вокруг, на нём сосредоточена</text:p>
      <text:p text:style-name="P12">(Но не настолько, чтоб слепить), как фокус наведённый. </text:p>
      <text:p text:style-name="P12">Хоть тут же, в гипнотичном комнаты смерканьи,</text:p>
      <text:p text:style-name="P12">Немало прочей всячины—книги, инструменты,</text:p>
      <text:p text:style-name="P12">Одежда старика, для городков увесистая бита,</text:p>
      <text:p text:style-name="P12">Всё затушёвано присутствием своим. Их духи,</text:p>
      <text:p text:style-name="P12">Или моя память о том, где как и почему всё было,</text:p>
      <text:p text:style-name="P12">Стёрты, в этот миг, воспламен фокусом:</text:p>
      <text:p text:style-name="P12">В наклоне к хрупкому и ждущему цветку…</text:p>
      <text:p text:style-name="P12">Попутно, что-то из всего—ручка, иль пустой стакан—</text:p>
      <text:p text:style-name="P12">Задет и сброшен оттуда где стоял, наверно, закатиться</text:p>
      <text:p text:style-name="P12">За пределы памяти отключенных границ….</text:p>
      <text:p text:style-name="P12">Но это<text:span text:style-name="T44">, внесём ясность, отнюдь <text:s/>не «ротозейство старца»,</text:span></text:p>
      <text:p text:style-name="P13">Тут сконцетрированность, которую те, кто моложе,</text:p>
      <text:p text:style-name="P13">Легко, со смехом отметут, их мир</text:p>
      <text:p text:style-name="P13">Им дарит больше, чем одна потеря—</text:p>
      <text:p text:style-name="P13">А тут, где восемьдесят три, кора уж ослабела,</text:p>
      <text:p text:style-name="P13">Процессы возбуждения сгорели до золы,</text:p>
      <text:p text:style-name="P14">Подстройкой к сдерживающим запретам натёрты пальцы,</text:p>
      <text:p text:style-name="P15">И всякий раз как комната уходит в свою неясность,</text:p>
      <text:p text:style-name="P15">Мне кажется, что я взглянул на город в учениях по отключенью света</text:p>
      <text:p text:style-name="P15"><text:soft-page-break/>(И к этому придём, если Германия будет продол<text:span text:style-name="T45">ж</text:span>ать</text:p>
      <text:p text:style-name="P15">Такой безумный курс). И гаснет каждый огонёк….</text:p>
      <text:p text:style-name="P15">За исключеньем одного светящегося <text:s/>цветенья,</text:p>
      <text:p text:style-name="P15">Что не под силу погасить Дежурным. Или не в этот раз.</text:p>
      <text:p text:style-name="P15"/>
      <text:p text:style-name="P16">Еженедельные брифинги в «Белом Посещении» <text:span text:style-name="T46">просто прекратились. Бригадного генерала как-то нигде не видно. Явный признак бюджетной необеспеченности начавшей просачиваться в увенчанные херувимами залы и закоулки дислокации ПРПУК. </text:span></text:p>
      <text:p text:style-name="P17">– Старик <text:span text:style-name="T49">сдрейфил</text:span>,– вопит Майрон Грантон, и сам-то не очень стабильный в эти дни. <text:span text:style-name="T47">Группа по Слотропу собралась на своё регулярное заседание в крыле ОИА.</text:span>– <text:span text:style-name="T48">Он прикончит всю программу, стоит ему хоть одну ночь помучится бессонницей….</text:span></text:p>
      <text:p text:style-name="P25">Определённая степень благовоспитанной паники заметна среди присутствующих. <text:span text:style-name="T50">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бегут в колёсах в сотне клеток. </text:span></text:p>
      <text:p text:style-name="P26">Лишь Пойнтсмен сохраняет тут спокойствие. <text:span text:style-name="T51">У него вид невозмутимой силы. Его лабораторные халаты с недавних пор начала отлич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говорит, успокаювающе: – Бояться нечего.</text:span></text:p>
      <text:p text:style-name="P18">– <text:span text:style-name="T52">Бояться нечего?</text:span>– <text:span text:style-name="T52">вскрикивает Аарон Тростер и все они снова заводяться скулить и бормотать. </text:span></text:p>
      <text:p text:style-name="P19">– <text:span text:style-name="T53">Слотроп вышиб Додсон-Трака и девушку в один день!</text:span></text:p>
      <text:p text:style-name="P19">– <text:span text:style-name="T53">Всё рухнуло, Пойнтсмен!</text:span></text:p>
      <text:p text:style-name="P20">– <text:span text:style-name="T54">С момента возвращения сэра Стивена, Фицморис-Хаус вышел из программы, и последовали нескромные запросы от Дункана Сандис</text:span>—</text:p>
      <text:p text:style-name="P20">– <text:span text:style-name="T54">Это зять Премьер-Министра, Пойнтсмен, нехорошо, нехорошо!</text:span></text:p>
      <text:p text:style-name="P21">– <text:span text:style-name="T55">Мы уже начали скатываться в дефицит</text:span>—</text:p>
      <text:p text:style-name="P21">– <text:span text:style-name="T55">Финансирование,</text:span>– <text:span text:style-name="T55">ЕСЛИ не терять головы,</text:span>– <text:span text:style-name="T55">имеется и вскоре будет поступать… наверняка, раньше, чем у нас возникнут серьёзные трудности. Сэр Стивен далеко не «вышиблен», а как ни в чём не бывало работает в Фицморис-Хаус, кому охота, можете удостовериться. Мисс Боргезиус остаётся в программе, а м-р Дункан Сандис получил ответы на свои запросы. Но самое главное, мы бюджетированы в финансовый </text:span><text:span text:style-name="T56"><text:s/></text:span><text:span text:style-name="T57">'</text:span><text:span text:style-name="T55">46-й, прежде, чем что-нибудь смахивающее на дефицит начнёт поднимать голову.</text:span></text:p>
      <text:p text:style-name="P22">– <text:span text:style-name="T58">Опять ваши Заинтересованные Стороны, Пойнтсмен?</text:span>– <text:span text:style-name="T58">грит Ролло Грост.</text:span></text:p>
      <text:p text:style-name="P22">– <text:span text:style-name="T58">А, то-то я видел как Клив Монсун из Империал Кемикалз уединялся с вами позавчера,</text:span>–<text:span text:style-name="T58"> припоминает Эдвин Трикл. </text:span>– <text:span text:style-name="T58">Мы с Кливом проходили курс-другой органической химии в Манчестере.</text:span>– <text:span text:style-name="T58">Так ИК один из наших, э, спонсоров, Пойнтсмен?</text:span></text:p>
      <text:p text:style-name="P22">– <text:span text:style-name="T58">Нет,</text:span>– <text:span text:style-name="T58">без запинки.</text:span>– <text:span text:style-name="T58">Клив Монсун, вобщем-то, работает от Молет-Стрит сейчас. Боюсь, мы не злоумышляли ничего страшнее небольшой координации действий с этим делом по </text:span><text:span text:style-name="T14">Schwarzkommando.</text:span></text:p>
      <text:p text:style-name="P23">– <text:span text:style-name="T59">Чёрта с два. Я знаю, что Клив в ИК заведует какой-то разработкой по полимерам.</text:span></text:p>
      <text:p text:style-name="P27"><text:soft-page-break/>Они уставились друг на друга. Один из них лжёт, или блефует, или же оба, или всё сразу из вышеперечисленного. <text:span text:style-name="T60">Но при любом раскладе у Пойнсмена есть небольшое преимущество. В уопр наблюдая, как сдыхает его программа, он обрёл большущий кусочек Мудрости: что если в природе имеется некая жизненная сила, то ничего подобногонет в бюрократии. Ничего настолько мистического. Всё сводится, как и должно бы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умения пользоваться ею. Такая работа, вот и всё, и тут нет места внечеловеческим опасениям—те только расслабляют волю, делают её бабьей, а мужчина либо поддаётся им, или бьётся за победу, </text:span><text:span text:style-name="T15">und so weiter.</text:span><text:span text:style-name="T60"> «Хотел бы я, чтобы ИК и вправду частью финансировала это»,– улыбается Пойнтсмен.</text:span></text:p>
      <text:p text:style-name="P28">– Слабовато, слабовато,– бормочет д-р Грост, молодой ещё.</text:p>
      <text:p text:style-name="P29">– Ну, и что с того?– кричит Аарон Тростер.– Стоит старику встать не с той ноги и вся музыка накроется.</text:p>
      <text:p text:style-name="P24">– Бригадный генерал Падинг будет придерживаться своих обязательств,– Пойнтсмен весьма уверен, спокоен,– с ним у нас имеются договорённости. Детали не важны.</text:p>
      <text:p text:style-name="P30">А другими они не бывают на этих его собраниях. <text:span text:style-name="T61">Трикл запросто пущен по ложному следу насчёт Монсуна, едкое пыхтенье Ролло Гроста никогда не поднимается до уровня серьёзной оппозиции, и полезно для придания видимости открытого обсуждения, так же как эпизодические истерики Тростера отвлечь остальных…. Так что, собрание прекращено, заговорщики отправляются к чашечкам кофе, жёнам, виски, сну, безразличию. Вебли Силвермейл остаётся насторить свой аудиовизуальный прибор и пошерстить пепельницы. Пёс Ваня, на данный момент в своём обычном состоянии рассудка, но не почек (те у него бобо после курса бромо-терапии), выпущен ненадолго из тестового стенда и сейчас со всех сторон обнюхивает клетку Крысы Ильи. Илья прикладывает <text:s/>свою мордочку к гальванизированной сетке и оба замирают так, нос к носу, жизнь и жизнь…. Силвермейл, обдувая согнутый в дугу окурок, с грузом <text:s/>16 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и я насру ему прямо в руку! Лучче не нада, сам знаешь шо было Слагу, не? Када он так вот учудил, они ево </text:span><text:span text:style-name="T17">паджарили</text:span><text:span text:style-name="T62">, паря, как первый раз сунулсси не туды в ёбаном лабиринте. Сто вольт, ага. Сказали, шо то так по случайности. Ага… </text:span><text:span text:style-name="T18">канешна</text:span><text:span text:style-name="T63">, ишчо как!</text:span></text:p>
      <text:p text:style-name="P31"><text:span text:style-name="T63">С</text:span>верху, <text:span text:style-name="T64">под углом обзора Германской камеры, Вебли Силвермейлу сдаётся эта вся лаборатуха полный лабиринт, чё не?.. бихейвиористы крутятся вокруг этих всех их столов и приборов, типа, крысы с мышами. Их держит на бегу не кусочек жрачки, а удачный эксперимент. Но кто наблюдает сверху, кто следит за </text:span><text:span text:style-name="T16">их</text:span><text:span text:style-name="T65"> реакцией? Кто слушает зверушек в клетке, когда они спариваются, кормят, или общаются через серые прямоугольнички, или же, вот, как сейчас, начинают петь… выходят из своих загородок, возросши до размером Вебли Силвермейла (хотя все эти <text:s/>лаборанты, похоже, без понятия про это), чтоб танцевать с ним вдоль длинных проходов и мимо металлических приборов-аппаратов под под там-тамы и конга барабаны жгуче-тропического оркестра, ухватив весьма популярный бит и мелодию:</text:span></text:p>
      <text:p text:style-name="P71"/>
      <text:p text:style-name="P71">Павловия (бальный танец)</text:p>
      <text:p text:style-name="Standard"><text:span text:style-name="T44">Весна</text:span> <text:span text:style-name="T66">пришла в Павловию-ю-ю,</text:span></text:p>
      <text:p text:style-name="P3">Я заблудился в лабиринте…</text:p>
      <text:p text:style-name="P3"><text:soft-page-break/><text:span text:style-name="T67">И пах л</text:span>изолом <text:s/>лёгкий бриз,</text:p>
      <text:p text:style-name="P4">Я день за днём искал.</text:p>
      <text:p text:style-name="P32">Тебя нашёл я в <text:span text:style-name="T38">cul-de-sac</text:span></text:p>
      <text:p text:style-name="P39">Не знал я ты откуда, не знал как тебя звать,</text:p>
      <text:p text:style-name="P38"><text:span text:style-name="T68">Тут </text:span>наши носики нечаянно столкнулись</text:p>
      <text:p text:style-name="P39">И сердце моё научилось летать!</text:p>
      <text:p text:style-name="P39"/>
      <text:p text:style-name="P40">Так вместе мы нашли свой путь, </text:p>
      <text:p text:style-name="P40">Сгрызли жрачки кусочек, иль два…</text:p>
      <text:p text:style-name="P41">Это был словно вечер в кафе,</text:p>
      <text:p text:style-name="P42">Ничё мне не надо, лишь бы ты была…</text:p>
      <text:p text:style-name="P49">Осень пришла в Павловию-ю-ю,</text:p>
      <text:p text:style-name="P43"><text:span text:style-name="T69">И вот опять я один</text:span><text:span text:style-name="T70">—</text:span></text:p>
      <text:p text:style-name="P44"><text:span text:style-name="T70">Д</text:span><text:span text:style-name="T69">олбают меня милливольтами,</text:span></text:p>
      <text:p text:style-name="P50">Аж до нейронов и до кости</text:p>
      <text:p text:style-name="P50">И я вспоминаю моменты,</text:p>
      <text:p text:style-name="P44"><text:span text:style-name="T69">Хоть не знаю твоё имя, ты прости</text:span><text:span text:style-name="T70">—</text:span></text:p>
      <text:p text:style-name="P44"><text:span text:style-name="T70">Н</text:span><text:span text:style-name="T69">ичего не осталось в Павлови-и-и,</text:span></text:p>
      <text:p text:style-name="P51">Уйду в лабиринт и меня не зовиии….</text:p>
      <text:p text:style-name="P51"/>
      <text:p text:style-name="P45"><text:span text:style-name="T69">Они танцуют плавными витками. </text:span><text:span text:style-name="T71">Крысы и мыши кружат в хороводе, </text:span><text:span text:style-name="T72">выгибая свои хвосты так и эдак, сложить узор хризантемы, или взблеск солнца, </text:span><text:span text:style-name="T73">под конец, все вместе составляют очертание </text:span><text:span text:style-name="T75">единой </text:span><text:span text:style-name="T73">гигантской мыши, в чьём глазу </text:span><text:span text:style-name="T74">Сильвермейл позирует с улыбкой, вскинув руки буквой V, продляя посл</text:span><text:span text:style-name="T75">е</text:span><text:span text:style-name="T74">днюю ноту песни </text:span><text:span text:style-name="T75">вместе с огромным хором грызунов и оркестром. </text:span><text:span text:style-name="T76">Одна из классических пропагандистских листовок </text:span><text:span text:style-name="T77">PWD </text:span><text:span text:style-name="T76">в эти дни </text:span><text:span text:style-name="T78">призывает гренадеров фольксштурма: SETZT V-2 EIN!, </text:span><text:span text:style-name="T79">а в примечании поясняет, что « </text:span><text:span text:style-name="T78">V-2» </text:span><text:span text:style-name="T80">означает вскинуть руки над головой и «почётно сдаться»</text:span><text:span text:style-name="T70">—</text:span><text:span text:style-name="T80">такой вот юмор висельника</text:span><text:span text:style-name="T70">—</text:span><text:span text:style-name="T81">а заодно учит как надо фонетически правильно говорить «йа здайусся». </text:span><text:span text:style-name="T82">Так эта Веблинова <text:s/></text:span><text:span text:style-name="T74">V </text:span><text:span text:style-name="T82">тут символизировать «виктория» или « </text:span><text:span text:style-name="T81">здайусся»?</text:span></text:p>
      <text:p text:style-name="P46"><text:span text:style-name="T81">О</text:span><text:span text:style-name="T69">ни насладились моментом своей свободы. </text:span><text:span text:style-name="T83">Вебли понадобился лишь как звезда на гастролях. Теперь брысь по клеткам, обратно к рационализированн</text:span><text:span text:style-name="T84">ым формам</text:span><text:span text:style-name="T83"> смерти</text:span><text:span text:style-name="T70">—</text:span><text:span text:style-name="T84">смерть на службе единственному виду, что проклят знанием о своей смертности…. «</text:span><text:span text:style-name="T85">Я б вас освободил, если б знал как. </text:span><text:span text:style-name="T86">Но тут свободы не дождёшься. Все животные, растения, минералы, </text:span><text:span text:style-name="T87">даже другие виды человека, ежедневно </text:span><text:span text:style-name="T88">разбираются и складываются заново, </text:span><text:span text:style-name="T89">дабы сохранить нескольких элитных, </text:span><text:span text:style-name="T90">которые громче всех теоретизируют о свободе, </text:span><text:span text:style-name="T91">но свободны меньше всех. </text:span><text:span text:style-name="T92">Я даже не могу вас обнадёжить, что когда-то станет по-другому</text:span><text:span text:style-name="T70">—</text:span><text:span text:style-name="T93">что Они выйдут и забудут смерть, </text:span><text:span text:style-name="T94">и утратят </text:span><text:span text:style-name="T95">скрупулёзный ужас своей технологии, </text:span><text:span text:style-name="T96">и перестанут использовать всякую иную форму жизни </text:span><text:span text:style-name="T97">без жалости, держась того, что загоняет человека до терпимого уровня</text:span><text:span text:style-name="T70">—</text:span><text:span text:style-name="T98">и вместо этого станут как вы, просто тут, просто живыми….» </text:span><text:span text:style-name="T99">Гастролирующая звезда удаляется по коридорам. </text:span></text:p>
      <text:p text:style-name="P47"><text:soft-page-break/><text:span text:style-name="T99">О</text:span><text:span text:style-name="T69">гни, все, кроме розбрызгов там и сям, погашены в « Белом Посещении». </text:span><text:span text:style-name="T100">Небо в эту ночь тёмно-синее, </text:span><text:span text:style-name="T101">синее, как флотская шинель, </text:span><text:span text:style-name="T102">и облака в нём удивительно белые</text:span><text:span text:style-name="T100">. </text:span><text:span text:style-name="T103">Ветер упорный и холодный. </text:span><text:span text:style-name="T104">Старый бригадный генерал Падинг, дрожа, </text:span><text:span text:style-name="T105">выскальзывает из своего помещения </text:span><text:span text:style-name="T106">по ступеням чёрного</text:span><text:span text:style-name="T105"> ход</text:span><text:span text:style-name="T106">а, </text:span><text:span text:style-name="T107">маршрутом известным лишь ему, </text:span><text:span text:style-name="T108">через пустую оранжерею в свете звёзд, </text:span><text:span text:style-name="T109">вдоль галереи </text:span><text:span text:style-name="T111">развешенной</text:span><text:span text:style-name="T109">, чтобы сплести кружево из модников, </text:span><text:span text:style-name="T110">лошадей, дам с яйцами варёными вкрутую в</text:span><text:span text:style-name="T111">м</text:span><text:span text:style-name="T110">ест</text:span><text:span text:style-name="T111">о</text:span><text:span text:style-name="T110"> глаз, </text:span><text:span text:style-name="T111">покидая её через маленькую антресоль (точка </text:span><text:span text:style-name="T27">наибольшей опасности…</text:span><text:span text:style-name="T111">) и в комнату-склад </text:span><text:span text:style-name="T112">лишней</text:span><text:span text:style-name="T111"> мебели, </text:span><text:span text:style-name="T112">чьи штабели старья</text:span><text:span text:style-name="T111"> </text:span><text:span text:style-name="T112">и черноты </text:span><text:span text:style-name="T113">пролёгшей</text:span><text:span text:style-name="T112"> где попало, даже на </text:span><text:span text:style-name="T113">таком удалении от детства, запросто осыпают морозом по коже, </text:span><text:span text:style-name="T114">опять наружу и вниз по нескольким ступеням из метала, </text:span><text:span text:style-name="T115">напевая, как он надеется, тихонько, для храбрости:</text:span><text:span text:style-name="T114"> </text:span></text:p>
      <text:p text:style-name="P52"/>
      <text:p text:style-name="P48"><text:span text:style-name="T106">О</text:span><text:span text:style-name="T69">мой меня водой,</text:span></text:p>
      <text:p text:style-name="P53">Которой моешь дочь свою грязнулю,</text:p>
      <text:p text:style-name="P54">И стану я белей побелки на стене….</text:p>
      <text:p text:style-name="P50"/>
      <text:p text:style-name="P55">Вот наконец крыло Д, где окопались сумасшедшие из 30-х. <text:span text:style-name="T116">Ночной дежурный спит накрывшись номером </text:span><text:span text:style-name="T19">Дейли Херальд. </text:span><text:span text:style-name="T118">По виду он грубый жлоб, а читал передовицу. </text:span><text:span text:style-name="T119">Знак близящихся перемен, следующие выборы? Ой-ой-ой…</text:span></text:p>
      <text:p text:style-name="P56"><text:span text:style-name="T119">Н</text:span><text:span text:style-name="T117">о ему приказано пропускать бригадного генерала. Старик крадётся мимо на цыпочках, учащённо дыша. <text:s/></text:span><text:span text:style-name="T120">Мокрота похрипывает <text:s/>в </text:span><text:span text:style-name="T121">глубине его </text:span><text:span text:style-name="T120">горл</text:span><text:span text:style-name="T121">а</text:span><text:span text:style-name="T120">. </text:span><text:span text:style-name="T121">В таком возрасте мокрота ежедневный компаньон, </text:span><text:span text:style-name="T122">культура мокроты среди пожилых, </text:span><text:span text:style-name="T123">мокрота в тысяче проявлений, </text:span><text:span text:style-name="T124">выскакивает сгустками, </text:span><text:span text:style-name="T125">когда</text:span><text:span text:style-name="T124"> совсем не жд</text:span><text:span text:style-name="T125">ёшь,</text:span><text:span text:style-name="T124"> на скатерть стола </text:span><text:span text:style-name="T125">при визите к другу, окольцовывает его дыхательные пути по ночам, превращая их в трубки Вентури, </text:span><text:span text:style-name="T126">такие твёрдые, что затемняют сны </text:span><text:span text:style-name="T127">и заставляют пробудиться, в мольбе….</text:span></text:p>
      <text:p text:style-name="P33"><text:span text:style-name="T130">Г</text:span><text:span text:style-name="T129">олос из камеры слишком отдалённой, чтоб мы смогли уловить обертона: «Я благословенный Метатрон. Я хранитель Тайны. </text:span><text:span text:style-name="T131">Я оберегатель Трона...» Здесь, наиболее возбуждающие из Виговских эксцессов были срублены долотом или замазаны краской. </text:span><text:span text:style-name="T132">Незачем ерепенить пациентов. </text:span><text:span text:style-name="T133">Всё в нейтральных тонах,</text:span><text:span text:style-name="T132"> </text:span><text:span text:style-name="T133">мягких шторах, репродукции Импрессионистов на стенах. </text:span><text:span text:style-name="T134">Только мраморный пол оставлен как был и лоснится под лампочками как вода. </text:span><text:span text:style-name="T135">Старый Падинг должен продержаться с полдюжины кабинетов или приёмных прежде , чем достигнет своё место <text:s/>назначения. </text:span><text:span text:style-name="T136">Ещё не минуло и полмесяца, но </text:span><text:span text:style-name="T137">тут </text:span><text:span text:style-name="T136">уже </text:span><text:span text:style-name="T137">зарождается нечто вроде ритуала, его повторяемость. </text:span><text:span text:style-name="T138">В каждой из комнат </text:span><text:span text:style-name="T139">содержится </text:span><text:span text:style-name="T138">какая-нибудь особая гадость для него: </text:span><text:span text:style-name="T139">тест, который он должен пройти. </text:span><text:span text:style-name="T140">Хотел бы он знать, не подстро</text:span><text:span text:style-name="T141">ил</text:span><text:span text:style-name="T140"> ли </text:span><text:span text:style-name="T141">и </text:span><text:span text:style-name="T140">это Пойнтсмен. </text:span><text:span text:style-name="T141">Конечно, конечно, кому же ещё… </text:span><text:span text:style-name="T142">как этот молодой ублюдок вообще узнал? </text:span><text:span text:style-name="T143">Может я разговаривал во сне? </text:span><text:span text:style-name="T144">Ли они проникали среди ночи со своими </text:span><text:span text:style-name="T145">уколами</text:span><text:span text:style-name="T144"> правды </text:span><text:span text:style-name="T145">и</text:span><text:span text:style-name="T146">—</text:span><text:span text:style-name="T147">и лишь мелькнула эта мысль, как перед ним </text:span><text:span text:style-name="T148">его </text:span><text:span text:style-name="T147">первый тест </text:span><text:span text:style-name="T148">в </text:span><text:span text:style-name="T147">сегодняшней ночи</text:span><text:span text:style-name="T148">. <text:s/></text:span><text:span text:style-name="T149">В первой комнате: шприц и прочие к нему </text:span><text:span text:style-name="T150">причиндалы</text:span><text:span text:style-name="T149"> оставлены на </text:span><text:span text:style-name="T150">столе. </text:span><text:span text:style-name="T151">Очень явно поблескивают, а всё остальное в комнате лишено резкости. Да, по утрам я чувствовал жуткую вялость, не мог проснуться после снов</text:span><text:span text:style-name="T146">—</text:span><text:span text:style-name="T151">но во сне ли это было? </text:span><text:span text:style-name="T152">Я разговаривал… </text:span><text:span text:style-name="T153">Но это всё, что он помнит, как он говорил, а кто-то его слушал… </text:span><text:span text:style-name="T154">Он дрожит от страха и лицо его белее побелки.</text:span></text:p>
      <text:p text:style-name="P35"><text:span text:style-name="T154">В</text:span><text:span text:style-name="T129">о второй приёмной красная жестянка из-под кофе, </text:span><text:span text:style-name="T155">Название бренда Саварин. Он понимает, что оно тут подразумевает Северин. О, грязный, глумливый негодяй…. </text:span><text:span text:style-name="T156">Но это не злобные насмешки предуготов</text:span><text:span text:style-name="T157">ле</text:span><text:span text:style-name="T156">нные страдальцу, </text:span><text:span text:style-name="T157">скорее сочувственная магия, </text:span><text:span text:style-name="T158">повторение где только можно, преобладающей формы (как, например, безумный разрушитель </text:span><text:span text:style-name="T159">в своей вечерней посудомоечной воде начнёт тереть ложку меж двух чашек, </text:span><text:span text:style-name="T160">или даже между стаканом и тарелкой, </text:span><text:span text:style-name="T161">из страха перед Трясучкой это означает… <text:s/></text:span><text:span text:style-name="T162">потому что на самом деле это он ухватил трясучкин язык, </text:span><text:span text:style-name="T163">защемил между двух </text:span><text:soft-page-break/><text:span text:style-name="T163">фатальных контактов </text:span><text:span text:style-name="T164">пальцами, что заныли от такого нежданного напоминания)… </text:span><text:span text:style-name="T165">В третьей, ящик стола чуть выдвинут с кипой историй болезни и томом Крафт-Эбинга. </text:span><text:span text:style-name="T166">В четвёртой, человеческий череп. </text:span><text:span text:style-name="T167">Его возбуждение растёт. </text:span><text:span text:style-name="T168">В пятой, обрезок тростника с Малакки с узловатой головкой набалдашника. </text:span><text:span text:style-name="T169">Я участвовал в стоьких войнах за Англию, то всех уж не упомню… </text:span><text:span text:style-name="T170">разве я не расплатился? </text:span><text:span text:style-name="T171">Рисковал для них всем, раз за разом… </text:span><text:span text:style-name="T172">Зачем им мучить старика? </text:span><text:span text:style-name="T173">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text:span><text:span text:style-name="T174">его собственный левый глаз выбит напрочь, труп уже завонялся… </text:span><text:span text:style-name="T175">нет… нет! </text:span><text:span text:style-name="T176">Пальто, чьё-то старое пальто забыто на кр</text:span><text:span text:style-name="T177">ю</text:span><text:span text:style-name="T176">ке в стене… </text:span><text:span text:style-name="T177">но разве он не слышал </text:span><text:span text:style-name="T190">запах</text:span><text:span text:style-name="T177">? </text:span><text:span text:style-name="T178">А вот теперь наплывает горчичный газ, с фатальным гудом, как сны, которых мы не хотим, или когда задыхаемся. </text:span><text:span text:style-name="T179">Пулемёт с Германской стороны напевает </text:span><text:span text:style-name="T191">дам диди да да</text:span><text:span text:style-name="T179">, Английск</text:span><text:span text:style-name="T181">ий ему</text:span><text:span text:style-name="T179"> отвечает </text:span><text:span text:style-name="T191">ду</text:span><text:span text:style-name="T192">м</text:span><text:span text:style-name="T191"> дум</text:span><text:span text:style-name="T179">, и ночь <text:s/>обвивает, стискивает его тело, </text:span><text:span text:style-name="T180">за минуту до</text:span><text:span text:style-name="T179"> назначенной атаки….</text:span></text:p>
      <text:p text:style-name="P36"><text:span text:style-name="T141">В </text:span><text:span text:style-name="T129">седьмую камеру, суставами хрупкими против тёмного дуба, он стучит. </text:span><text:span text:style-name="T182">Замок, дистанционно, </text:span><text:span text:style-name="T183">электрически управляемый, распахивается с чётким отголоском эха. Войдя, он закрывает за собою дверь. <text:s/></text:span><text:span text:style-name="T184">Камера тонет в полумраке, лишь ароматическая свеча светит в углу, </text:span><text:span text:style-name="T185">далеко, словно за несколько миль. </text:span><text:span text:style-name="T186">Она ждёт его на <text:s/>высоком Адамовом стуле, </text:span><text:span text:style-name="T187">белое тело и чёрная униформа мрака. Он падает на колени.</text:span></text:p>
      <text:p text:style-name="P34"><text:span text:style-name="T146">– </text:span><text:span text:style-name="T187">Повелительница Ноч</text:span><text:span text:style-name="T189">и</text:span><text:span text:style-name="T187">… блистающая мать и последняя любовь… </text:span><text:span text:style-name="T188">слуга твой, Эрнест Падинг, явился по приказу.</text:span></text:p>
      <text:p text:style-name="P57">В эти военные годы, средоточие женского лица это её рот. <text:span text:style-name="T193">Губная помада, среди этих грубоватых и часто недалёких девушек, преобладает как кровь. Глаза оставлены погоде и слезам: в эти дни, когда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полных фотопортретов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большой чёрный парик. Когдаона сидит опустив голову, забывая королевскую позу, волосы спадают вперёд через плечи ниже её грудей. Сейчас на ней нет одежды, за исключением длинной отороченной соболями мантии и чёрных сапог на придворных каблуках. Единственная драгоценность на ней, серебряное кольцо с искусственным рубином без огранки, а цельным куском, наглый артрит крови, протянут сейчас принять его поцелуй.</text:span></text:p>
      <text:p text:style-name="P58">Его подстриженные усы топорщатся, дрожа поперёк её пальцев. <text:span text:style-name="T194">Она подточила свои ногти в длинные острия и отполировала в то же красный, как и её рубин. Их рубин. При этом свете ногти почти черны. «Хватит. Приготовься».</text:span></text:p>
      <text:p text:style-name="P59">Она наблюдает его раздевание, орден чуть позвякивают, шелестит накрахмаленная рубаха. <text:span text:style-name="T195">Ей жутко хочется сигареты, но её инструктировали не курить. Она старается держать неподвижными <text:s/>руки. «О чём ты думаешь, Падинг?»</text:span></text:p>
      <text:p text:style-name="P60">– <text:span text:style-name="T196">О той ночи, когда мы встретились впервые.</text:span>–<text:span text:style-name="T196"> Смердела грязь. Зенитки частили в темноте. Его люди, его бедные овцы, утром наглотались газа. Через перископ, под щитом из звёзд, что висел в небе, он увидал её… и хотя он был в укрытии, она видела Падинга. Лицо её было бледно, одежда вся чёрная, она стояла на Ничейной Земле, пулемёты строчили свои узоры повсюду вокруг неё, но она не нуждалась в защите. «Они знали тебя, Госпожа. Они были твоими».</text:span></text:p>
      <text:p text:style-name="P61">– <text:span text:style-name="T197">И ты тоже.</text:span></text:p>
      <text:p text:style-name="P62"><text:soft-page-break/>– <text:span text:style-name="T198">Ты позвала меня, сказала: «Я тебя никогда не оставлю. Ты принадлежишь мне. Мы будем вместе, снова и снова, хотя может пройти много лет. И ты всегда будешь служить мне».</text:span></text:p>
      <text:p text:style-name="P65">Он опять на коленях, голый как младенец. <text:span text:style-name="T199">Его старческая плоть подрагивает, грубо шершавая в свете свечи. Старые шрамы и свежие рубцы сгруппированы тут и там на его коже. Его член стоит в постойке «смирно». Она усмехается. По её команде, он ползёт вперёд поцеловать ей сапоги. Он чувствует запах ваксы и кожи, чувствует как пальцы её ног прогибаются под его языком, сквозь чёрную кожу. Уголком глаза, на столике, он может различить остатки её раннего ужина, край тарелки, верх двух бутылок, минеральная вода, французское вино….</text:span></text:p>
      <text:p text:style-name="P63">– <text:span text:style-name="T200">Время для боли, генерал. Получишь двенадцать самых лучших, если твоё жертвоприношение в эту ночь мне понравится. </text:span></text:p>
      <text:p text:style-name="P66">Это худший для него момент. <text:span text:style-name="T201">Она уже отвергала его раньше. Его воспоминания про Выступ ей не интересны. Похоже ей безразличнее про массовую мясорубку, чем про миф, , как и про личный ужас… но, пожалуйста… пожалуйста, пусть она примет….</text:span></text:p>
      <text:p text:style-name="P64">– <text:span text:style-name="T202">В Бадайозе,</text:span>– <text:span text:style-name="T202">уничижённым шёпотом,</text:span>– <text:span text:style-name="T202">во время войны в Испании, соединение из Легиона Франко атаковало город распевая гимн своего полка. Они пели о взятой невесте. Это была ты, Госпожа: они-они объявляли тебя своей невестой.</text:span></text:p>
      <text:p text:style-name="P67">Она чуть помолчала, заставляя его ожидать. <text:span text:style-name="T203">Наконец, глядя ему в глаза, она улыбается, примесь зла, которая, она уже узнала, нужна ему, сработает сама собою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 её голос находил его в разбитых комнатах фламандских деревень, он знает это, чувствует по акценту, девушки, которые состарились в Нидер-Ландах, чьи голоса портились из юных в старческие, от задорности к безразличию, а та война 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ндиции… большинство были такими молоденькими. Летний день, день любви: один из самых страстных дней, что я познала. Спасибо. Ты заслужил свою боль сегодня. </text:span></text:p>
      <text:p text:style-name="P68">Эта часть её рутины ей не претит, по крайней мере. <text:span text:style-name="T204">Хотя она никогда не читала классической <text:s/>британской порно-литературы, она чувствует себя уверенно, как рыба в воде, среди основного местного течения. Шест по ягодицам, ещё шесть по соскам. </text:span><text:span text:style-name="T20">Хрясь</text:span><text:span text:style-name="T204"> так где теперь тот Тыквенный Сюрприз? А? Ей нравится как взбрызгивает кровь из рубцов от предыдущей ночи. Часто только так ей удаётся сдержать свои стоны на каждый из его всхлипов боли, два голоса в диссонанс что стал бы куда менее случайным, чем звучало…. В какие-то из ночей она затыкала его рот парадным кушаком, привязывала наградным вымпелом с золотыми </text:span><text:span text:style-name="T39">аксельбантами</text:span><text:span text:style-name="T204">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боли, чего-то настоящего, неподдельного. Его увели так далеко от его простых нервов. Напихали бумажных иллюзий и армейских эвфемизмов между ним и этой истиной, этой редкой откровенность, этим моментом у её неукоснительных ног… нет, в этом не вина, тут скорее изумление—что он смог столько лет слушать министров, учёных, врачей, <text:s/>каждого с изложением их специализированной лжи, тогда как она всё время была тут, уверенная в своём владении его слабеющим телом: без маскировки униформой, не набитым лекарствами, чтоб скрыть от него её коммюнике головокружения, тошноты и бои…. Прежде всего, боли. Наичистейшей поэзии, бесценнейшей ласки.... </text:span></text:p>
      <text:p text:style-name="P69">Он приподымается на колени, поцеловать орудие. <text:span text:style-name="T205">Теперь она стоит над ним, ноги широко расставлены, лобок выпячен, мантия в меховой опушке распахнута на бёдрах. Он осмеливается поднять взгляд к её </text:span><text:soft-page-break/><text:span text:style-name="T205">пизде, этому жуткому омуту. По такому случаю, волосы у неё на лобке покрашены чёрным. Он вздыхает, испуская маленький постыдный стон. </text:span></text:p>
      <text:p text:style-name="P73">– <text:span text:style-name="T206">Ах...да, знаю.</text:span>– <text:span text:style-name="T207">Она смеётся.</text:span>– <text:span text:style-name="T207">Несчастный смертный генерал, я знаю. Это моя заключительная тайна,</text:span>– <text:span text:style-name="T208">поглаживая ногтями губки своего влагалища,</text:span>– <text:span text:style-name="T209">нельзя просить женщину, чтобы раскрыла свою последнюю тайну, так ведь?</text:span></text:p>
      <text:p text:style-name="P74">– <text:span text:style-name="T210">Пожалуйста…</text:span></text:p>
      <text:p text:style-name="P74">– <text:span text:style-name="T210">Нет. Не сегодня. На колени и прими, что я дам тебе.</text:span></text:p>
      <text:p text:style-name="P78">Невольно<text:span text:style-name="T211">—</text:span>это уже рефлекс<text:span text:style-name="T211">—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Больше их, золотисто-прозрачных, зависли на блестящих волосах её пизды. Её лицо, проглядывающее между её голых грудей, гладко как сталь. </text:span></text:p>
      <text:p text:style-name="P79">Она разворачивается. «Придержи мои меха»,<text:span text:style-name="T211">–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оскальзывает книзу и наружу.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ал чувствовать кожу её сапог. Он наклоняется вперёд охватить губами горячую какашку, нежно посасывая, облизывая её нижний край… он думает, ему жаль, но удержаться он не может, думает о негритянском члене, он знает, да, что это отчасти идёт вразрез с созданными условиями, но невозможно отринуть этот образ брутального Африканца, который сделает его шёлковым…. Смрад говна переполняет его нос, вбир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плыл бы где-то в фаянсовых водах, не увиденный, не пробованный—подошёл и был сейчас выпечен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text:span></text:p>
      <text:p text:style-name="P80">Есть ещё две какашки, поменьше, <text:span text:style-name="T212">а когда он съел их, остатки кала вылизать из её ануса. Он молит, чтоб она ему позволила опустить низ мантии и на него, и разрешила, в отороченной шёлком тьме, осталься чуть дольше вытянув его верноподданнический язык вверх в дыру её жопы. Но она отходит. Мех ускользает из его рук. Она приказывает ему дрочить пред нею. Она повидала капитана Блисеро с Готфридом, выучила надлежащий стиль.</text:span></text:p>
      <text:p text:style-name="P81">Бригадный генерал быстро кончает. <text:span text:style-name="T213">Густой запах семени наполняет комнату, словно дым.</text:span></text:p>
      <text:p text:style-name="P75">– <text:span text:style-name="T214">Теперь уходи.</text:span>– <text:span text:style-name="T214">Ему хочется плакать. Но он уже молил прежде, предлагал ей</text:span>—<text:span text:style-name="T215">какой абсурд</text:span>—<text:span text:style-name="T215">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text:span></text:p>
      <text:p text:style-name="P76"><text:soft-page-break/>– <text:span text:style-name="T216">Нет. Нет. Мне надоело только </text:span><text:span text:style-name="T21">это</text:span><text:span text:style-name="T216">,</text:span>– <text:span text:style-name="T217">дёргает головой назад из крыла Д, чтоб охватить всё остальное «Белое Посещение».</text:span>– <text:span text:style-name="T218">насточертело….</text:span></text:p>
      <text:p text:style-name="P77">– <text:span text:style-name="T219">Оденься. Не забудь вытереть рот. Я пошлю за тобой, когда захочу тебя снова.</text:span></text:p>
      <text:p text:style-name="P82">Отпущен. Вновь в униформе, он <text:span text:style-name="T220">закрывает дверь камеры и возвращается тем же путём, которым приходил. Ночной дежурный всё ещё спит. Холодный воздух наотмашь ударяет Падинга. Он рыдает, согбенный, одинокий, щека на миг прижимается к шершавому камню стен Палладиева дома. Его обычная квартира превратилась в место ссылки, а его настоящий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чтобы снять последствия </text:span><text:span text:style-name="T40">E. </text:span><text:span text:style-name="T41">с</text:span><text:span text:style-name="T40">oli.</text:span><text:span text:style-name="T220"> Хотя возможно, завтрашней ночью… может тогда. Он не знает как ему дальше выдержать. Но может быть, в предрассветные часы….</text:span></text:p>
      <text:p text:style-name="P82"><draw:frame draw:style-name="fr3" draw:name="Image2" text:anchor-type="paragraph" svg:width="6.9252in" svg:height="0.3661in" draw:z-index="4"><draw:image xlink:href="Pictures/1000000000000B720000009B428C9716555D8079.png" xlink:type="simple" xlink:show="embed" xlink:actuate="onLoad" loext:mime-type="image/png"/></draw:frame></text:p>
      <text:p text:style-name="P81"/>
      <text:p text:style-name="P84">–</text:p>
      <text:p text:style-name="P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Fallback" svg:font-family="'Droid Sans Fallback'" style:font-family-generic="swis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iberationSerif" svg:font-family="Liberation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roid Sans Fallback1" svg:font-family="'Droid Sans Fallback'"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Serif1" svg:font-family="LiberationSerif" style:font-family-generic="system" style:font-pitch="variable"/>
    <style:font-face style:name="LiberationSerif-Italic" svg:font-family="LiberationSerif-Ital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15%" fo:text-align="start" style:justify-single-word="false" fo:orphans="2" fo:widows="2" fo:hyphenation-ladder-count="no-limit" style:writing-mode="lr-tb"/>
      <style:text-properties style:font-name="Liberation Serif" fo:font-family="'Liberation Serif'" style:font-style-name="Regular" style:font-family-generic="roman" style:font-pitch="variable" fo:hyphenate="tru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1665in" fo:margin-bottom="0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true"/>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line-height="113%"/>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6" style:display-name="Heading 6" style:family="paragraph" style:parent-style-name="Standard" style:next-style-name="Standard" style:default-outline-level="6" style:list-style-name="" style:class="text">
      <style:paragraph-properties fo:margin-top="0in" fo:margin-bottom="0in" loext:contextual-spacing="false" fo:line-height="113%"/>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7" style:display-name="Heading 7" style:family="paragraph" style:parent-style-name="Standard" style:next-style-name="Standard" style:default-outline-level="7" style:list-style-name="" style:class="text">
      <style:paragraph-properties fo:margin-top="0in" fo:margin-bottom="0in" loext:contextual-spacing="false"/>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loext:contextual-spacing="false"/>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text-align="start" style:justify-single-word="false" fo:orphans="2" fo:widows="2" fo:hyphenation-ladder-count="no-limit" fo:text-indent="0.2402in" style:auto-text-indent="false" style:vertical-align="baseline" style:writing-mode="lr-tb"/>
      <style:text-properties fo:font-size="12pt" style:letter-kerning="true" style:font-size-asian="12pt" style:language-asian="zh" style:country-asian="CN" style:font-size-complex="12pt" style:language-complex="hi" style:country-complex="IN"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in" fo:margin-bottom="0.0972in" loext:contextual-spacing="false"/>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forward" style:family="paragraph" style:parent-style-name="Standard_20__28_user_29_" style:default-outline-level="">
      <style:paragraph-properties fo:margin-left="0in" fo:margin-right="0in" fo:text-indent="0in" style:auto-text-indent="false"/>
    </style:style>
    <style:style style:name="Header" style:family="paragraph" style:parent-style-name="Standard_20__28_user_29_" style:default-outline-level="" style:class="extra">
      <style:paragraph-properties fo:margin-left="0in" fo:margin-right="0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style>
    <style:style style:name="indent-big" style:family="paragraph" style:parent-style-name="Standard_20__28_user_29_" style:default-outline-level="">
      <style:paragraph-properties fo:margin-left="0in" fo:margin-right="0in" fo:text-align="center" style:justify-single-word="false" fo:text-indent="2.2402in" style:auto-text-indent="false"/>
    </style:style>
    <style:style style:name="big-left-indent" style:family="paragraph" style:parent-style-name="indent-big" style:default-outline-level="">
      <style:paragraph-properties fo:margin-left="0in" fo:margin-right="0in" fo:text-align="start" style:justify-single-word="false" fo:text-indent="4.2402in" style:auto-text-indent="false"/>
    </style:style>
    <style:style style:name="Figure" style:family="paragraph" style:parent-style-name="caption" style:default-outline-level="" style:class="extra"/>
    <style:style style:name="Footer" style:family="paragraph" style:parent-style-name="Standard_20__28_user_29_"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center" style:family="paragraph" style:parent-style-name="forward" style:default-outline-level="">
      <style:paragraph-properties fo:text-align="center" style:justify-single-word="false"/>
      <style:text-properties fo:font-variant="small-caps"/>
    </style:style>
    <style:style style:name="center-norm" style:family="paragraph" style:parent-style-name="center" style:default-outline-level="">
      <style:text-properties fo:font-variant="normal" fo:text-transform="none"/>
    </style:style>
    <style:style style:name="caps" style:family="paragraph" style:parent-style-name="indent-big" style:default-outline-level="">
      <style:paragraph-properties fo:margin-left="0in" fo:margin-right="0in" fo:text-align="start" style:justify-single-word="false" fo:text-indent="2.1in" style:auto-text-indent="false"/>
      <style:text-properties fo:text-transform="upperca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style:default-outline-level="" style:class="chapter">
      <style:paragraph-properties fo:margin-top="0in" fo:margin-bottom="0.0835in" loext:contextual-spacing="true" fo:line-height="100%" fo:padding-left="0in" fo:padding-right="0in" fo:padding-top="0in" fo:padding-bottom="0.0138in" fo:border-left="none" fo:border-right="none" fo:border-top="none" fo:border-bottom="0.51pt solid #000000"/>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4165in" loext:contextual-spacing="false"/>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No_20_Spacing" style:display-name="No Spacing" style:family="paragraph" style:parent-style-name="Standard" style:default-outline-level="">
      <style:paragraph-properties fo:margin-top="0in" fo:margin-bottom="0in" loext:contextual-spacing="false" fo:line-height="100%"/>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Quote" style:family="paragraph" style:parent-style-name="Standard" style:next-style-name="Standard" style:default-outline-level="">
      <style:paragraph-properties fo:margin-left="0.25in" fo:margin-right="0.25in" fo:margin-top="0.139in" fo:margin-bottom="0in" loext: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7in" fo:margin-right="0.8in" fo:margin-top="0.139in" fo:margin-bottom="0.1945in" loext:contextual-spacing="false" fo:text-align="justify" style:justify-single-word="false" fo:text-indent="0in" style:auto-text-indent="false" fo:padding-left="0in" fo:padding-right="0in" fo:padding-top="0in" fo:padding-bottom="0.0138in" fo:border-left="none" fo:border-right="none" fo:border-top="none" fo:border-bottom="0.51pt solid #000000"/>
      <style:text-properties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text-properties style:language-complex="en" style:country-complex="US"/>
    </style:style>
    <style:style style:name="Normal_20_Indent" style:display-name="Normal Indent" style:family="paragraph" style:parent-style-name="Standard" style:default-outline-level="">
      <style:paragraph-properties fo:margin-left="0.4917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4_20_Знак" style:display-name="Заголовок 4 Знак" style:family="text" style:parent-style-name="Default_20_Paragraph_20_Font">
      <style:text-properties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5_20_Знак" style:display-name="Заголовок 5 Знак" style:family="text" style:parent-style-name="Default_20_Paragraph_20_Font">
      <style:text-properties fo:color="#7f7f7f"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Заголовок_20_6_20_Знак" style:display-name="Заголовок 6 Знак" style:family="text" style:parent-style-name="Default_20_Paragraph_20_Font">
      <style:text-properties fo:color="#7f7f7f" style:font-name="Cambria" fo:font-family="Cambria"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Заголовок_20_8_20_Знак" style:display-name="Заголовок 8 Знак" style:family="text" style:parent-style-name="Default_20_Paragraph_20_Font">
      <style:text-properties style:font-name="Cambria" fo:font-family="Cambria" style:font-family-generic="roman"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Cambria" fo:font-family="Cambria" style:font-family-generic="roman" style:font-pitch="variable" fo:font-size="10pt" fo:letter-spacing="0.0035in"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Название_20_Знак" style:display-name="Название Знак" style:family="text" style:parent-style-name="Default_20_Paragraph_20_Font">
      <style:text-properties style:font-name="Cambria" fo:font-family="Cambria" style:font-family-generic="roman" style:font-pitch="variable" fo:font-size="26pt" fo:letter-spacing="0.0035in" style:font-name-asian="DejaVu Sans" style:font-family-asian="'DejaVu Sans'" style:font-family-generic-asian="system" style:font-pitch-asian="variable" style:font-size-asian="26pt" style:font-name-complex="DejaVu Sans" style:font-family-complex="'DejaVu Sans'" style:font-family-generic-complex="system" style:font-pitch-complex="variable" style:font-size-complex="26pt"/>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091in" fo:font-style="italic" style:font-name-asian="DejaVu Sans" style:font-family-asian="'DejaVu Sans'"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Strong" style:family="text">
      <style:text-properties fo:font-weight="bold" style:font-weight-asian="bold" style:font-weight-complex="bold"/>
    </style:style>
    <style:style style:name="Emphasis" style:family="text"/>
    <style:style style:name="Цитата_20_2_20_Знак" style:display-name="Цитата 2 Знак" style:family="text" style:parent-style-name="Default_20_Paragraph_20_Font">
      <style:text-properties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Без_20_интервала_20_Знак" style:display-name="Без интервала Знак" style:family="tex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7425in"/>
        </style:list-level-properties>
        <style:text-properties fo:font-family="Calibri"/>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242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74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24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490</meta:editing-cycles>
    <meta:creation-date>2020-11-18T15:01:00</meta:creation-date>
    <dc:date>2020-12-09T21:16:32.523159763</dc:date>
    <meta:editing-duration>P4DT4H17M46S</meta:editing-duration>
    <meta:generator>LibreOffice/6.1.5.2$Linux_X86_64 LibreOffice_project/10$Build-2</meta:generator>
    <meta:document-statistic meta:table-count="0" meta:image-count="5" meta:object-count="0" meta:page-count="46" meta:paragraph-count="578" meta:word-count="20335" meta:character-count="135851" meta:non-whitespace-character-count="115748"/>
    <meta:user-defined meta:name="AppVersion">14.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